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mpact" style:list-style-name="WWNum1145">
      <style:text-properties fo:color="#000000" loext:opacity="100%" fo:font-size="9pt" style:font-size-asian="14pt" style:font-size-complex="14pt"/>
    </style:style>
    <style:style style:name="P2" style:family="paragraph" style:parent-style-name="Compact" style:list-style-name="WWNum1148">
      <style:text-properties fo:color="#000000" loext:opacity="100%" fo:font-size="9pt" style:font-size-asian="14pt" style:font-size-complex="14pt"/>
    </style:style>
    <style:style style:name="P3" style:family="paragraph" style:parent-style-name="Compact" style:list-style-name="WWNum1149">
      <style:text-properties fo:color="#000000" loext:opacity="100%" fo:font-size="9pt" style:font-size-asian="14pt" style:font-size-complex="14pt"/>
    </style:style>
    <style:style style:name="P4" style:family="paragraph" style:parent-style-name="Compact" style:list-style-name="WWNum1150">
      <style:text-properties fo:color="#000000" loext:opacity="100%" fo:font-size="9pt" style:font-size-asian="14pt" style:font-size-complex="14pt"/>
    </style:style>
    <style:style style:name="P5" style:family="paragraph" style:parent-style-name="Compact" style:list-style-name="WWNum1151">
      <style:text-properties fo:color="#000000" loext:opacity="100%" fo:font-size="9pt" style:font-size-asian="14pt" style:font-size-complex="14pt"/>
    </style:style>
    <style:style style:name="P6" style:family="paragraph" style:parent-style-name="Compact" style:list-style-name="WWNum1155">
      <style:text-properties fo:color="#000000" loext:opacity="100%" fo:font-size="9pt" style:font-size-asian="14pt" style:font-size-complex="14pt"/>
    </style:style>
    <style:style style:name="P7" style:family="paragraph" style:parent-style-name="Compact" style:list-style-name="WWNum1152">
      <style:text-properties fo:color="#000000" loext:opacity="100%" fo:font-size="9pt" style:font-size-asian="12pt" style:font-size-complex="12pt"/>
    </style:style>
    <style:style style:name="P8" style:family="paragraph" style:parent-style-name="Compact" style:list-style-name="WWNum1153">
      <style:text-properties fo:color="#000000" loext:opacity="100%" fo:font-size="9pt" style:font-size-asian="12pt" style:font-size-complex="12pt"/>
    </style:style>
    <style:style style:name="P9" style:family="paragraph" style:parent-style-name="Compact" style:list-style-name="WWNum1001">
      <style:text-properties fo:color="#000000" loext:opacity="100%" fo:font-size="9.35000038146973pt" style:font-size-asian="14pt" style:font-size-complex="14pt"/>
    </style:style>
    <style:style style:name="P10" style:family="paragraph" style:parent-style-name="Compact" style:list-style-name="WWNum1002">
      <style:text-properties fo:color="#000000" loext:opacity="100%" fo:font-size="9.35000038146973pt" style:font-size-asian="14pt" style:font-size-complex="14pt"/>
    </style:style>
    <style:style style:name="P11" style:family="paragraph" style:parent-style-name="Compact" style:list-style-name="WWNum1003">
      <style:text-properties fo:color="#000000" loext:opacity="100%" fo:font-size="9.35000038146973pt" style:font-size-asian="14pt" style:font-size-complex="14pt"/>
    </style:style>
    <style:style style:name="P12" style:family="paragraph" style:parent-style-name="Compact" style:list-style-name="WWNum1004">
      <style:text-properties fo:color="#000000" loext:opacity="100%" fo:font-size="9.35000038146973pt" style:font-size-asian="14pt" style:font-size-complex="14pt"/>
    </style:style>
    <style:style style:name="P13" style:family="paragraph" style:parent-style-name="Compact" style:list-style-name="WWNum1005">
      <style:text-properties fo:color="#000000" loext:opacity="100%" fo:font-size="9.35000038146973pt" style:font-size-asian="14pt" style:font-size-complex="14pt"/>
    </style:style>
    <style:style style:name="P14" style:family="paragraph" style:parent-style-name="Compact" style:list-style-name="WWNum1006">
      <style:text-properties fo:color="#000000" loext:opacity="100%" fo:font-size="9.35000038146973pt" style:font-size-asian="14pt" style:font-size-complex="14pt"/>
    </style:style>
    <style:style style:name="P15" style:family="paragraph" style:parent-style-name="Compact" style:list-style-name="WWNum1007">
      <style:text-properties fo:color="#000000" loext:opacity="100%" fo:font-size="9.35000038146973pt" style:font-size-asian="14pt" style:font-size-complex="14pt"/>
    </style:style>
    <style:style style:name="P16" style:family="paragraph" style:parent-style-name="Compact" style:list-style-name="WWNum1008">
      <style:text-properties fo:color="#000000" loext:opacity="100%" fo:font-size="9.35000038146973pt" style:font-size-asian="14pt" style:font-size-complex="14pt"/>
    </style:style>
    <style:style style:name="P17" style:family="paragraph" style:parent-style-name="Compact" style:list-style-name="WWNum1011">
      <style:text-properties fo:color="#000000" loext:opacity="100%" fo:font-size="9.35000038146973pt" style:font-size-asian="14pt" style:font-size-complex="14pt"/>
    </style:style>
    <style:style style:name="P18" style:family="paragraph" style:parent-style-name="Compact" style:list-style-name="WWNum1012">
      <style:text-properties fo:color="#000000" loext:opacity="100%" fo:font-size="9.35000038146973pt" style:font-size-asian="14pt" style:font-size-complex="14pt"/>
    </style:style>
    <style:style style:name="P19" style:family="paragraph" style:parent-style-name="Compact" style:list-style-name="WWNum1013">
      <style:text-properties fo:color="#000000" loext:opacity="100%" fo:font-size="9.35000038146973pt" style:font-size-asian="14pt" style:font-size-complex="14pt"/>
    </style:style>
    <style:style style:name="P20" style:family="paragraph" style:parent-style-name="Compact" style:list-style-name="WWNum1014">
      <style:text-properties fo:color="#000000" loext:opacity="100%" fo:font-size="9.35000038146973pt" style:font-size-asian="14pt" style:font-size-complex="14pt"/>
    </style:style>
    <style:style style:name="P21" style:family="paragraph" style:parent-style-name="Compact" style:list-style-name="WWNum1015">
      <style:text-properties fo:color="#000000" loext:opacity="100%" fo:font-size="9.35000038146973pt" style:font-size-asian="14pt" style:font-size-complex="14pt"/>
    </style:style>
    <style:style style:name="P22" style:family="paragraph" style:parent-style-name="Compact" style:list-style-name="WWNum1016">
      <style:text-properties fo:color="#000000" loext:opacity="100%" fo:font-size="9.35000038146973pt" style:font-size-asian="14pt" style:font-size-complex="14pt"/>
    </style:style>
    <style:style style:name="P23" style:family="paragraph" style:parent-style-name="Compact" style:list-style-name="WWNum1021">
      <style:text-properties fo:color="#000000" loext:opacity="100%" fo:font-size="9.35000038146973pt" style:font-size-asian="14pt" style:font-size-complex="14pt"/>
    </style:style>
    <style:style style:name="P24" style:family="paragraph" style:parent-style-name="Compact" style:list-style-name="WWNum1022">
      <style:text-properties fo:color="#000000" loext:opacity="100%" fo:font-size="9.35000038146973pt" style:font-size-asian="14pt" style:font-size-complex="14pt"/>
    </style:style>
    <style:style style:name="P25" style:family="paragraph" style:parent-style-name="Compact" style:list-style-name="WWNum1023">
      <style:text-properties fo:color="#000000" loext:opacity="100%" fo:font-size="9.35000038146973pt" style:font-size-asian="14pt" style:font-size-complex="14pt"/>
    </style:style>
    <style:style style:name="P26" style:family="paragraph" style:parent-style-name="Compact" style:list-style-name="WWNum1024">
      <style:text-properties fo:color="#000000" loext:opacity="100%" fo:font-size="9.35000038146973pt" style:font-size-asian="14pt" style:font-size-complex="14pt"/>
    </style:style>
    <style:style style:name="P27" style:family="paragraph" style:parent-style-name="Compact" style:list-style-name="WWNum1025">
      <style:text-properties fo:color="#000000" loext:opacity="100%" fo:font-size="9.35000038146973pt" style:font-size-asian="14pt" style:font-size-complex="14pt"/>
    </style:style>
    <style:style style:name="P28" style:family="paragraph" style:parent-style-name="Compact" style:list-style-name="WWNum1026">
      <style:text-properties fo:color="#000000" loext:opacity="100%" fo:font-size="9.35000038146973pt" style:font-size-asian="14pt" style:font-size-complex="14pt"/>
    </style:style>
    <style:style style:name="P29" style:family="paragraph" style:parent-style-name="Compact" style:list-style-name="WWNum1027">
      <style:text-properties fo:color="#000000" loext:opacity="100%" fo:font-size="9.35000038146973pt" style:font-size-asian="14pt" style:font-size-complex="14pt"/>
    </style:style>
    <style:style style:name="P30" style:family="paragraph" style:parent-style-name="Compact" style:list-style-name="WWNum1028">
      <style:text-properties fo:color="#000000" loext:opacity="100%" fo:font-size="9.35000038146973pt" style:font-size-asian="14pt" style:font-size-complex="14pt"/>
    </style:style>
    <style:style style:name="P31" style:family="paragraph" style:parent-style-name="Compact" style:list-style-name="WWNum1029">
      <style:text-properties fo:color="#000000" loext:opacity="100%" fo:font-size="9.35000038146973pt" style:font-size-asian="14pt" style:font-size-complex="14pt"/>
    </style:style>
    <style:style style:name="P32" style:family="paragraph" style:parent-style-name="Compact" style:list-style-name="WWNum1030">
      <style:text-properties fo:color="#000000" loext:opacity="100%" fo:font-size="9.35000038146973pt" style:font-size-asian="14pt" style:font-size-complex="14pt"/>
    </style:style>
    <style:style style:name="P33" style:family="paragraph" style:parent-style-name="Compact" style:list-style-name="WWNum1035">
      <style:text-properties fo:color="#000000" loext:opacity="100%" fo:font-size="9.35000038146973pt" style:font-size-asian="14pt" style:font-size-complex="14pt"/>
    </style:style>
    <style:style style:name="P34" style:family="paragraph" style:parent-style-name="Compact" style:list-style-name="WWNum1036">
      <style:text-properties fo:color="#000000" loext:opacity="100%" fo:font-size="9.35000038146973pt" style:font-size-asian="14pt" style:font-size-complex="14pt"/>
    </style:style>
    <style:style style:name="P35" style:family="paragraph" style:parent-style-name="Compact" style:list-style-name="WWNum1037">
      <style:text-properties fo:color="#000000" loext:opacity="100%" fo:font-size="9.35000038146973pt" style:font-size-asian="14pt" style:font-size-complex="14pt"/>
    </style:style>
    <style:style style:name="P36" style:family="paragraph" style:parent-style-name="Compact" style:list-style-name="WWNum1038">
      <style:text-properties fo:color="#000000" loext:opacity="100%" fo:font-size="9.35000038146973pt" style:font-size-asian="14pt" style:font-size-complex="14pt"/>
    </style:style>
    <style:style style:name="P37" style:family="paragraph" style:parent-style-name="Compact" style:list-style-name="WWNum1039">
      <style:text-properties fo:color="#000000" loext:opacity="100%" fo:font-size="9.35000038146973pt" style:font-size-asian="14pt" style:font-size-complex="14pt"/>
    </style:style>
    <style:style style:name="P38" style:family="paragraph" style:parent-style-name="Compact" style:list-style-name="WWNum1040">
      <style:text-properties fo:color="#000000" loext:opacity="100%" fo:font-size="9.35000038146973pt" style:font-size-asian="14pt" style:font-size-complex="14pt"/>
    </style:style>
    <style:style style:name="P39" style:family="paragraph" style:parent-style-name="Compact" style:list-style-name="WWNum1041">
      <style:text-properties fo:color="#000000" loext:opacity="100%" fo:font-size="9.35000038146973pt" style:font-size-asian="14pt" style:font-size-complex="14pt"/>
    </style:style>
    <style:style style:name="P40" style:family="paragraph" style:parent-style-name="Compact" style:list-style-name="WWNum1042">
      <style:text-properties fo:color="#000000" loext:opacity="100%" fo:font-size="9.35000038146973pt" style:font-size-asian="14pt" style:font-size-complex="14pt"/>
    </style:style>
    <style:style style:name="P41" style:family="paragraph" style:parent-style-name="Compact" style:list-style-name="WWNum1043">
      <style:text-properties fo:color="#000000" loext:opacity="100%" fo:font-size="9.35000038146973pt" style:font-size-asian="14pt" style:font-size-complex="14pt"/>
    </style:style>
    <style:style style:name="P42" style:family="paragraph" style:parent-style-name="Compact" style:list-style-name="WWNum1044">
      <style:text-properties fo:color="#000000" loext:opacity="100%" fo:font-size="9.35000038146973pt" style:font-size-asian="14pt" style:font-size-complex="14pt"/>
    </style:style>
    <style:style style:name="P43" style:family="paragraph" style:parent-style-name="Compact" style:list-style-name="WWNum1055">
      <style:text-properties fo:color="#000000" loext:opacity="100%" fo:font-size="9.35000038146973pt" style:font-size-asian="14pt" style:font-size-complex="14pt"/>
    </style:style>
    <style:style style:name="P44" style:family="paragraph" style:parent-style-name="Compact" style:list-style-name="WWNum1056">
      <style:text-properties fo:color="#000000" loext:opacity="100%" fo:font-size="9.35000038146973pt" style:font-size-asian="14pt" style:font-size-complex="14pt"/>
    </style:style>
    <style:style style:name="P45" style:family="paragraph" style:parent-style-name="Compact" style:list-style-name="WWNum1057">
      <style:text-properties fo:color="#000000" loext:opacity="100%" fo:font-size="9.35000038146973pt" style:font-size-asian="14pt" style:font-size-complex="14pt"/>
    </style:style>
    <style:style style:name="P46" style:family="paragraph" style:parent-style-name="Compact" style:list-style-name="WWNum1058">
      <style:text-properties fo:color="#000000" loext:opacity="100%" fo:font-size="9.35000038146973pt" style:font-size-asian="14pt" style:font-size-complex="14pt"/>
    </style:style>
    <style:style style:name="P47" style:family="paragraph" style:parent-style-name="Compact" style:list-style-name="WWNum1060">
      <style:text-properties fo:color="#000000" loext:opacity="100%" fo:font-size="9.35000038146973pt" style:font-size-asian="14pt" style:font-size-complex="14pt"/>
    </style:style>
    <style:style style:name="P48" style:family="paragraph" style:parent-style-name="Compact" style:list-style-name="WWNum1065">
      <style:text-properties fo:color="#000000" loext:opacity="100%" fo:font-size="9.35000038146973pt" style:font-size-asian="14pt" style:font-size-complex="14pt"/>
    </style:style>
    <style:style style:name="P49" style:family="paragraph" style:parent-style-name="Compact" style:list-style-name="WWNum1066">
      <style:text-properties fo:color="#000000" loext:opacity="100%" fo:font-size="9.35000038146973pt" style:font-size-asian="14pt" style:font-size-complex="14pt"/>
    </style:style>
    <style:style style:name="P50" style:family="paragraph" style:parent-style-name="Compact" style:list-style-name="WWNum1067">
      <style:text-properties fo:color="#000000" loext:opacity="100%" fo:font-size="9.35000038146973pt" style:font-size-asian="14pt" style:font-size-complex="14pt"/>
    </style:style>
    <style:style style:name="P51" style:family="paragraph" style:parent-style-name="Compact" style:list-style-name="WWNum1068">
      <style:text-properties fo:color="#000000" loext:opacity="100%" fo:font-size="9.35000038146973pt" style:font-size-asian="14pt" style:font-size-complex="14pt"/>
    </style:style>
    <style:style style:name="P52" style:family="paragraph" style:parent-style-name="Compact" style:list-style-name="WWNum1069">
      <style:text-properties fo:color="#000000" loext:opacity="100%" fo:font-size="9.35000038146973pt" style:font-size-asian="14pt" style:font-size-complex="14pt"/>
    </style:style>
    <style:style style:name="P53" style:family="paragraph" style:parent-style-name="Compact" style:list-style-name="WWNum1070">
      <style:text-properties fo:color="#000000" loext:opacity="100%" fo:font-size="9.35000038146973pt" style:font-size-asian="14pt" style:font-size-complex="14pt"/>
    </style:style>
    <style:style style:name="P54" style:family="paragraph" style:parent-style-name="Compact" style:list-style-name="WWNum1071">
      <style:text-properties fo:color="#000000" loext:opacity="100%" fo:font-size="9.35000038146973pt" style:font-size-asian="14pt" style:font-size-complex="14pt"/>
    </style:style>
    <style:style style:name="P55" style:family="paragraph" style:parent-style-name="Compact" style:list-style-name="WWNum1072">
      <style:text-properties fo:color="#000000" loext:opacity="100%" fo:font-size="9.35000038146973pt" style:font-size-asian="14pt" style:font-size-complex="14pt"/>
    </style:style>
    <style:style style:name="P56" style:family="paragraph" style:parent-style-name="Compact" style:list-style-name="WWNum1073">
      <style:text-properties fo:color="#000000" loext:opacity="100%" fo:font-size="9.35000038146973pt" style:font-size-asian="14pt" style:font-size-complex="14pt"/>
    </style:style>
    <style:style style:name="P57" style:family="paragraph" style:parent-style-name="Compact" style:list-style-name="WWNum1074">
      <style:text-properties fo:color="#000000" loext:opacity="100%" fo:font-size="9.35000038146973pt" style:font-size-asian="14pt" style:font-size-complex="14pt"/>
    </style:style>
    <style:style style:name="P58" style:family="paragraph" style:parent-style-name="Compact" style:list-style-name="WWNum1079">
      <style:text-properties fo:color="#000000" loext:opacity="100%" fo:font-size="9.35000038146973pt" style:font-size-asian="14pt" style:font-size-complex="14pt"/>
    </style:style>
    <style:style style:name="P59" style:family="paragraph" style:parent-style-name="Compact" style:list-style-name="WWNum1080">
      <style:text-properties fo:color="#000000" loext:opacity="100%" fo:font-size="9.35000038146973pt" style:font-size-asian="14pt" style:font-size-complex="14pt"/>
    </style:style>
    <style:style style:name="P60" style:family="paragraph" style:parent-style-name="Compact" style:list-style-name="WWNum1081">
      <style:text-properties fo:color="#000000" loext:opacity="100%" fo:font-size="9.35000038146973pt" style:font-size-asian="14pt" style:font-size-complex="14pt"/>
    </style:style>
    <style:style style:name="P61" style:family="paragraph" style:parent-style-name="Compact" style:list-style-name="WWNum1082">
      <style:text-properties fo:color="#000000" loext:opacity="100%" fo:font-size="9.35000038146973pt" style:font-size-asian="14pt" style:font-size-complex="14pt"/>
    </style:style>
    <style:style style:name="P62" style:family="paragraph" style:parent-style-name="Compact" style:list-style-name="WWNum1083">
      <style:text-properties fo:color="#000000" loext:opacity="100%" fo:font-size="9.35000038146973pt" style:font-size-asian="14pt" style:font-size-complex="14pt"/>
    </style:style>
    <style:style style:name="P63" style:family="paragraph" style:parent-style-name="Compact" style:list-style-name="WWNum1088">
      <style:text-properties fo:color="#000000" loext:opacity="100%" fo:font-size="9.35000038146973pt" style:font-size-asian="14pt" style:font-size-complex="14pt"/>
    </style:style>
    <style:style style:name="P64" style:family="paragraph" style:parent-style-name="Compact" style:list-style-name="WWNum1089">
      <style:text-properties fo:color="#000000" loext:opacity="100%" fo:font-size="9.35000038146973pt" style:font-size-asian="14pt" style:font-size-complex="14pt"/>
    </style:style>
    <style:style style:name="P65" style:family="paragraph" style:parent-style-name="Compact" style:list-style-name="WWNum1090">
      <style:text-properties fo:color="#000000" loext:opacity="100%" fo:font-size="9.35000038146973pt" style:font-size-asian="14pt" style:font-size-complex="14pt"/>
    </style:style>
    <style:style style:name="P66" style:family="paragraph" style:parent-style-name="Compact" style:list-style-name="WWNum1091">
      <style:text-properties fo:color="#000000" loext:opacity="100%" fo:font-size="9.35000038146973pt" style:font-size-asian="14pt" style:font-size-complex="14pt"/>
    </style:style>
    <style:style style:name="P67" style:family="paragraph" style:parent-style-name="Compact" style:list-style-name="WWNum1092">
      <style:text-properties fo:color="#000000" loext:opacity="100%" fo:font-size="9.35000038146973pt" style:font-size-asian="14pt" style:font-size-complex="14pt"/>
    </style:style>
    <style:style style:name="P68" style:family="paragraph" style:parent-style-name="Compact" style:list-style-name="WWNum1093">
      <style:text-properties fo:color="#000000" loext:opacity="100%" fo:font-size="9.35000038146973pt" style:font-size-asian="14pt" style:font-size-complex="14pt"/>
    </style:style>
    <style:style style:name="P69" style:family="paragraph" style:parent-style-name="Compact" style:list-style-name="WWNum1094">
      <style:text-properties fo:color="#000000" loext:opacity="100%" fo:font-size="9.35000038146973pt" style:font-size-asian="14pt" style:font-size-complex="14pt"/>
    </style:style>
    <style:style style:name="P70" style:family="paragraph" style:parent-style-name="Compact" style:list-style-name="WWNum1095">
      <style:text-properties fo:color="#000000" loext:opacity="100%" fo:font-size="9.35000038146973pt" style:font-size-asian="14pt" style:font-size-complex="14pt"/>
    </style:style>
    <style:style style:name="P71" style:family="paragraph" style:parent-style-name="Compact" style:list-style-name="WWNum1096">
      <style:text-properties fo:color="#000000" loext:opacity="100%" fo:font-size="9.35000038146973pt" style:font-size-asian="14pt" style:font-size-complex="14pt"/>
    </style:style>
    <style:style style:name="P72" style:family="paragraph" style:parent-style-name="Compact" style:list-style-name="WWNum1101">
      <style:text-properties fo:color="#000000" loext:opacity="100%" fo:font-size="9.35000038146973pt" style:font-size-asian="14pt" style:font-size-complex="14pt"/>
    </style:style>
    <style:style style:name="P73" style:family="paragraph" style:parent-style-name="Compact" style:list-style-name="WWNum1102">
      <style:text-properties fo:color="#000000" loext:opacity="100%" fo:font-size="9.35000038146973pt" style:font-size-asian="14pt" style:font-size-complex="14pt"/>
    </style:style>
    <style:style style:name="P74" style:family="paragraph" style:parent-style-name="Compact" style:list-style-name="WWNum1103">
      <style:text-properties fo:color="#000000" loext:opacity="100%" fo:font-size="9.35000038146973pt" style:font-size-asian="14pt" style:font-size-complex="14pt"/>
    </style:style>
    <style:style style:name="P75" style:family="paragraph" style:parent-style-name="Compact" style:list-style-name="WWNum1104">
      <style:text-properties fo:color="#000000" loext:opacity="100%" fo:font-size="9.35000038146973pt" style:font-size-asian="14pt" style:font-size-complex="14pt"/>
    </style:style>
    <style:style style:name="P76" style:family="paragraph" style:parent-style-name="Compact" style:list-style-name="WWNum1105">
      <style:text-properties fo:color="#000000" loext:opacity="100%" fo:font-size="9.35000038146973pt" style:font-size-asian="14pt" style:font-size-complex="14pt"/>
    </style:style>
    <style:style style:name="P77" style:family="paragraph" style:parent-style-name="Compact" style:list-style-name="WWNum1106">
      <style:text-properties fo:color="#000000" loext:opacity="100%" fo:font-size="9.35000038146973pt" style:font-size-asian="14pt" style:font-size-complex="14pt"/>
    </style:style>
    <style:style style:name="P78" style:family="paragraph" style:parent-style-name="Compact" style:list-style-name="WWNum1107">
      <style:text-properties fo:color="#000000" loext:opacity="100%" fo:font-size="9.35000038146973pt" style:font-size-asian="14pt" style:font-size-complex="14pt"/>
    </style:style>
    <style:style style:name="P79" style:family="paragraph" style:parent-style-name="Compact" style:list-style-name="WWNum1108">
      <style:text-properties fo:color="#000000" loext:opacity="100%" fo:font-size="9.35000038146973pt" style:font-size-asian="14pt" style:font-size-complex="14pt"/>
    </style:style>
    <style:style style:name="P80" style:family="paragraph" style:parent-style-name="Compact" style:list-style-name="WWNum1109">
      <style:text-properties fo:color="#000000" loext:opacity="100%" fo:font-size="9.35000038146973pt" style:font-size-asian="14pt" style:font-size-complex="14pt"/>
    </style:style>
    <style:style style:name="P81" style:family="paragraph" style:parent-style-name="Compact" style:list-style-name="WWNum1110">
      <style:text-properties fo:color="#000000" loext:opacity="100%" fo:font-size="9.35000038146973pt" style:font-size-asian="14pt" style:font-size-complex="14pt"/>
    </style:style>
    <style:style style:name="P82" style:family="paragraph" style:parent-style-name="Compact" style:list-style-name="WWNum1115">
      <style:text-properties fo:color="#000000" loext:opacity="100%" fo:font-size="9.35000038146973pt" style:font-size-asian="14pt" style:font-size-complex="14pt"/>
    </style:style>
    <style:style style:name="P83" style:family="paragraph" style:parent-style-name="Compact" style:list-style-name="WWNum1116">
      <style:text-properties fo:color="#000000" loext:opacity="100%" fo:font-size="9.35000038146973pt" style:font-size-asian="14pt" style:font-size-complex="14pt"/>
    </style:style>
    <style:style style:name="P84" style:family="paragraph" style:parent-style-name="Compact" style:list-style-name="WWNum1117">
      <style:text-properties fo:color="#000000" loext:opacity="100%" fo:font-size="9.35000038146973pt" style:font-size-asian="14pt" style:font-size-complex="14pt"/>
    </style:style>
    <style:style style:name="P85" style:family="paragraph" style:parent-style-name="Compact" style:list-style-name="WWNum1118">
      <style:text-properties fo:color="#000000" loext:opacity="100%" fo:font-size="9.35000038146973pt" style:font-size-asian="14pt" style:font-size-complex="14pt"/>
    </style:style>
    <style:style style:name="P86" style:family="paragraph" style:parent-style-name="Compact" style:list-style-name="WWNum1119">
      <style:text-properties fo:color="#000000" loext:opacity="100%" fo:font-size="9.35000038146973pt" style:font-size-asian="14pt" style:font-size-complex="14pt"/>
    </style:style>
    <style:style style:name="P87" style:family="paragraph" style:parent-style-name="Compact" style:list-style-name="WWNum1120">
      <style:text-properties fo:color="#000000" loext:opacity="100%" fo:font-size="9.35000038146973pt" style:font-size-asian="14pt" style:font-size-complex="14pt"/>
    </style:style>
    <style:style style:name="P88" style:family="paragraph" style:parent-style-name="Compact" style:list-style-name="WWNum1121">
      <style:text-properties fo:color="#000000" loext:opacity="100%" fo:font-size="9.35000038146973pt" style:font-size-asian="14pt" style:font-size-complex="14pt"/>
    </style:style>
    <style:style style:name="P89" style:family="paragraph" style:parent-style-name="Compact" style:list-style-name="WWNum1122">
      <style:text-properties fo:color="#000000" loext:opacity="100%" fo:font-size="9.35000038146973pt" style:font-size-asian="14pt" style:font-size-complex="14pt"/>
    </style:style>
    <style:style style:name="P90" style:family="paragraph" style:parent-style-name="Compact" style:list-style-name="WWNum1123">
      <style:text-properties fo:color="#000000" loext:opacity="100%" fo:font-size="9.35000038146973pt" style:font-size-asian="14pt" style:font-size-complex="14pt"/>
    </style:style>
    <style:style style:name="P91" style:family="paragraph" style:parent-style-name="Compact" style:list-style-name="WWNum1126">
      <style:text-properties fo:color="#000000" loext:opacity="100%" fo:font-size="9.35000038146973pt" style:font-size-asian="14pt" style:font-size-complex="14pt"/>
    </style:style>
    <style:style style:name="P92" style:family="paragraph" style:parent-style-name="Compact" style:list-style-name="WWNum1130">
      <style:text-properties fo:color="#000000" loext:opacity="100%" fo:font-size="9.35000038146973pt" style:font-size-asian="14pt" style:font-size-complex="14pt"/>
    </style:style>
    <style:style style:name="P93" style:family="paragraph" style:parent-style-name="Compact" style:list-style-name="WWNum1131">
      <style:text-properties fo:color="#000000" loext:opacity="100%" fo:font-size="9.35000038146973pt" style:font-size-asian="14pt" style:font-size-complex="14pt"/>
    </style:style>
    <style:style style:name="P94" style:family="paragraph" style:parent-style-name="Compact" style:list-style-name="WWNum1132">
      <style:text-properties fo:color="#000000" loext:opacity="100%" fo:font-size="9.35000038146973pt" style:font-size-asian="14pt" style:font-size-complex="14pt"/>
    </style:style>
    <style:style style:name="P95" style:family="paragraph" style:parent-style-name="Compact" style:list-style-name="WWNum1133">
      <style:text-properties fo:color="#000000" loext:opacity="100%" fo:font-size="9.35000038146973pt" style:font-size-asian="14pt" style:font-size-complex="14pt"/>
    </style:style>
    <style:style style:name="P96" style:family="paragraph" style:parent-style-name="Compact" style:list-style-name="WWNum1134">
      <style:text-properties fo:color="#000000" loext:opacity="100%" fo:font-size="9.35000038146973pt" style:font-size-asian="14pt" style:font-size-complex="14pt"/>
    </style:style>
    <style:style style:name="P97" style:family="paragraph" style:parent-style-name="Compact" style:list-style-name="WWNum1135">
      <style:text-properties fo:color="#000000" loext:opacity="100%" fo:font-size="9.35000038146973pt" style:font-size-asian="14pt" style:font-size-complex="14pt"/>
    </style:style>
    <style:style style:name="P98" style:family="paragraph" style:parent-style-name="Compact" style:list-style-name="WWNum1136">
      <style:text-properties fo:color="#000000" loext:opacity="100%" fo:font-size="9.35000038146973pt" style:font-size-asian="14pt" style:font-size-complex="14pt"/>
    </style:style>
    <style:style style:name="P99" style:family="paragraph" style:parent-style-name="Compact" style:list-style-name="WWNum1137">
      <style:text-properties fo:color="#000000" loext:opacity="100%" fo:font-size="9.35000038146973pt" style:font-size-asian="14pt" style:font-size-complex="14pt"/>
    </style:style>
    <style:style style:name="P100" style:family="paragraph" style:parent-style-name="Compact" style:list-style-name="WWNum1138">
      <style:text-properties fo:color="#000000" loext:opacity="100%" fo:font-size="9.35000038146973pt" style:font-size-asian="14pt" style:font-size-complex="14pt"/>
    </style:style>
    <style:style style:name="P101" style:family="paragraph" style:parent-style-name="First_20_Paragraph">
      <style:text-properties fo:color="#000000" loext:opacity="100%" fo:font-size="9pt" style:font-size-asian="14pt" style:font-size-complex="14pt"/>
    </style:style>
    <style:style style:name="P102" style:family="paragraph" style:parent-style-name="First_20_Paragraph">
      <style:text-properties fo:color="#000000" loext:opacity="100%" fo:font-size="9pt" style:font-size-asian="16pt" style:font-size-complex="16pt"/>
    </style:style>
    <style:style style:name="P103" style:family="paragraph" style:parent-style-name="First_20_Paragraph">
      <style:text-properties fo:color="#000000" loext:opacity="100%" fo:font-size="9pt" style:font-size-asian="12pt" style:font-size-complex="12pt"/>
    </style:style>
    <style:style style:name="P104" style:family="paragraph" style:parent-style-name="First_20_Paragraph">
      <style:text-properties fo:color="#000000" loext:opacity="100%" fo:font-size="9.35000038146973pt" style:font-size-asian="14pt" style:font-size-complex="14pt"/>
    </style:style>
    <style:style style:name="P105" style:family="paragraph" style:parent-style-name="First_20_Paragraph">
      <style:text-properties fo:color="#000000" loext:opacity="100%" fo:font-size="9.35000038146973pt" style:font-size-asian="16pt" style:font-size-complex="16pt"/>
    </style:style>
    <style:style style:name="P106" style:family="paragraph" style:parent-style-name="Heading_20_1">
      <style:text-properties fo:color="#000000" loext:opacity="100%" fo:font-size="14pt" style:font-size-asian="16pt" style:font-size-complex="16pt"/>
    </style:style>
    <style:style style:name="P107"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108" style:family="paragraph" style:parent-style-name="Heading_20_1">
      <style:text-properties fo:color="#000000" loext:opacity="100%" fo:font-size="14pt" officeooo:paragraph-rsid="000074d8" style:font-size-asian="16pt" style:font-size-complex="16pt"/>
    </style:style>
    <style:style style:name="P109" style:family="paragraph" style:parent-style-name="Heading_20_1">
      <style:paragraph-properties fo:break-before="column"/>
      <style:text-properties fo:color="#000000" loext:opacity="100%" fo:font-size="14pt" officeooo:paragraph-rsid="000074d8" style:font-size-asian="16pt" style:font-size-complex="16pt"/>
    </style:style>
    <style:style style:name="P110" style:family="paragraph" style:parent-style-name="Heading_20_1">
      <loext:graphic-properties draw:fill-gradient-name="gradient" draw:fill-hatch-name="hatch"/>
      <style:paragraph-properties fo:margin-top="0in" fo:margin-bottom="0in" style:contextual-spacing="false" fo:break-before="page"/>
      <style:text-properties fo:color="#000000" loext:opacity="100%" fo:font-size="14pt" officeooo:paragraph-rsid="000074d8" style:font-size-asian="16pt" style:font-size-complex="16pt"/>
    </style:style>
    <style:style style:name="P111" style:family="paragraph" style:parent-style-name="Heading_20_1">
      <style:paragraph-properties fo:break-before="column"/>
      <style:text-properties fo:color="#000000" loext:opacity="100%" fo:font-size="14pt" style:font-size-asian="16pt" style:font-size-complex="16pt"/>
    </style:style>
    <style:style style:name="P112" style:family="paragraph" style:parent-style-name="Heading_20_2">
      <style:text-properties fo:color="#000000" loext:opacity="100%" fo:font-size="12pt" style:font-size-asian="14pt" style:font-size-complex="14pt"/>
    </style:style>
    <style:style style:name="P113" style:family="paragraph" style:parent-style-name="Heading_20_3">
      <style:text-properties fo:color="#000000" loext:opacity="100%" fo:font-size="9pt" style:font-size-asian="12pt" style:font-size-complex="12pt"/>
    </style:style>
    <style:style style:name="P114" style:family="paragraph" style:parent-style-name="Standard" style:list-style-name="WWNum1045">
      <style:text-properties fo:color="#000000" loext:opacity="100%" fo:font-size="9pt" style:font-size-asian="14pt" style:font-size-complex="14pt"/>
    </style:style>
    <style:style style:name="P115" style:family="paragraph" style:parent-style-name="Standard" style:list-style-name="WWNum1046">
      <style:text-properties fo:color="#000000" loext:opacity="100%" fo:font-size="9pt" style:font-size-asian="14pt" style:font-size-complex="14pt"/>
    </style:style>
    <style:style style:name="P116" style:family="paragraph" style:parent-style-name="Standard" style:list-style-name="WWNum1061">
      <style:text-properties fo:color="#000000" loext:opacity="100%" fo:font-size="9pt" style:font-size-asian="14pt" style:font-size-complex="14pt"/>
    </style:style>
    <style:style style:name="P117" style:family="paragraph" style:parent-style-name="Standard" style:list-style-name="WWNum1062">
      <style:text-properties fo:color="#000000" loext:opacity="100%" fo:font-size="9pt" style:font-size-asian="14pt" style:font-size-complex="14pt"/>
    </style:style>
    <style:style style:name="P118" style:family="paragraph" style:parent-style-name="Standard" style:list-style-name="WWNum1144">
      <style:text-properties fo:color="#000000" loext:opacity="100%" fo:font-size="9pt" style:font-size-asian="14pt" style:font-size-complex="14pt"/>
    </style:style>
    <style:style style:name="P119" style:family="paragraph" style:parent-style-name="Standard" style:list-style-name="WWNum1146">
      <style:text-properties fo:color="#000000" loext:opacity="100%" fo:font-size="9pt" style:font-size-asian="14pt" style:font-size-complex="14pt"/>
    </style:style>
    <style:style style:name="P120" style:family="paragraph" style:parent-style-name="Standard" style:list-style-name="WWNum1147">
      <style:text-properties fo:color="#000000" loext:opacity="100%" fo:font-size="9pt" style:font-size-asian="14pt" style:font-size-complex="14pt"/>
    </style:style>
    <style:style style:name="P121" style:family="paragraph" style:parent-style-name="Standard" style:list-style-name="WWNum1154">
      <style:text-properties fo:color="#000000" loext:opacity="100%" fo:font-size="9pt" style:font-size-asian="14pt" style:font-size-complex="14pt"/>
    </style:style>
    <style:style style:name="P122" style:family="paragraph" style:parent-style-name="Standard" style:list-style-name="WWNum1009">
      <style:text-properties fo:color="#000000" loext:opacity="100%" fo:font-size="9.35000038146973pt" style:font-size-asian="16pt" style:font-size-complex="16pt"/>
    </style:style>
    <style:style style:name="P123" style:family="paragraph" style:parent-style-name="Standard" style:list-style-name="WWNum1010">
      <style:text-properties fo:color="#000000" loext:opacity="100%" fo:font-size="9.35000038146973pt" style:font-size-asian="16pt" style:font-size-complex="16pt"/>
    </style:style>
    <style:style style:name="P124" style:family="paragraph" style:parent-style-name="Standard" style:list-style-name="WWNum1019">
      <style:text-properties fo:color="#000000" loext:opacity="100%" fo:font-size="9.35000038146973pt" style:font-size-asian="16pt" style:font-size-complex="16pt"/>
    </style:style>
    <style:style style:name="P125" style:family="paragraph" style:parent-style-name="Standard" style:list-style-name="WWNum1020">
      <style:text-properties fo:color="#000000" loext:opacity="100%" fo:font-size="9.35000038146973pt" style:font-size-asian="16pt" style:font-size-complex="16pt"/>
    </style:style>
    <style:style style:name="P126" style:family="paragraph" style:parent-style-name="Standard" style:list-style-name="WWNum1033">
      <style:text-properties fo:color="#000000" loext:opacity="100%" fo:font-size="9.35000038146973pt" style:font-size-asian="16pt" style:font-size-complex="16pt"/>
    </style:style>
    <style:style style:name="P127" style:family="paragraph" style:parent-style-name="Standard" style:list-style-name="WWNum1034">
      <style:text-properties fo:color="#000000" loext:opacity="100%" fo:font-size="9.35000038146973pt" style:font-size-asian="16pt" style:font-size-complex="16pt"/>
    </style:style>
    <style:style style:name="P128" style:family="paragraph" style:parent-style-name="Standard" style:list-style-name="WWNum1053">
      <style:text-properties fo:color="#000000" loext:opacity="100%" fo:font-size="9.35000038146973pt" style:font-size-asian="16pt" style:font-size-complex="16pt"/>
    </style:style>
    <style:style style:name="P129" style:family="paragraph" style:parent-style-name="Standard" style:list-style-name="WWNum1054">
      <style:text-properties fo:color="#000000" loext:opacity="100%" fo:font-size="9.35000038146973pt" style:font-size-asian="16pt" style:font-size-complex="16pt"/>
    </style:style>
    <style:style style:name="P130" style:family="paragraph" style:parent-style-name="Standard" style:list-style-name="WWNum1063">
      <style:text-properties fo:color="#000000" loext:opacity="100%" fo:font-size="9.35000038146973pt" style:font-size-asian="16pt" style:font-size-complex="16pt"/>
    </style:style>
    <style:style style:name="P131" style:family="paragraph" style:parent-style-name="Standard" style:list-style-name="WWNum1064">
      <style:text-properties fo:color="#000000" loext:opacity="100%" fo:font-size="9.35000038146973pt" style:font-size-asian="16pt" style:font-size-complex="16pt"/>
    </style:style>
    <style:style style:name="P132" style:family="paragraph" style:parent-style-name="Standard" style:list-style-name="WWNum1077">
      <style:text-properties fo:color="#000000" loext:opacity="100%" fo:font-size="9.35000038146973pt" style:font-size-asian="16pt" style:font-size-complex="16pt"/>
    </style:style>
    <style:style style:name="P133" style:family="paragraph" style:parent-style-name="Standard" style:list-style-name="WWNum1078">
      <style:text-properties fo:color="#000000" loext:opacity="100%" fo:font-size="9.35000038146973pt" style:font-size-asian="16pt" style:font-size-complex="16pt"/>
    </style:style>
    <style:style style:name="P134" style:family="paragraph" style:parent-style-name="Standard" style:list-style-name="WWNum1086">
      <style:text-properties fo:color="#000000" loext:opacity="100%" fo:font-size="9.35000038146973pt" style:font-size-asian="16pt" style:font-size-complex="16pt"/>
    </style:style>
    <style:style style:name="P135" style:family="paragraph" style:parent-style-name="Standard" style:list-style-name="WWNum1087">
      <style:text-properties fo:color="#000000" loext:opacity="100%" fo:font-size="9.35000038146973pt" style:font-size-asian="16pt" style:font-size-complex="16pt"/>
    </style:style>
    <style:style style:name="P136" style:family="paragraph" style:parent-style-name="Standard" style:list-style-name="WWNum1099">
      <style:text-properties fo:color="#000000" loext:opacity="100%" fo:font-size="9.35000038146973pt" style:font-size-asian="16pt" style:font-size-complex="16pt"/>
    </style:style>
    <style:style style:name="P137" style:family="paragraph" style:parent-style-name="Standard" style:list-style-name="WWNum1100">
      <style:text-properties fo:color="#000000" loext:opacity="100%" fo:font-size="9.35000038146973pt" style:font-size-asian="16pt" style:font-size-complex="16pt"/>
    </style:style>
    <style:style style:name="P138" style:family="paragraph" style:parent-style-name="Standard" style:list-style-name="WWNum1113">
      <style:text-properties fo:color="#000000" loext:opacity="100%" fo:font-size="9.35000038146973pt" style:font-size-asian="16pt" style:font-size-complex="16pt"/>
    </style:style>
    <style:style style:name="P139" style:family="paragraph" style:parent-style-name="Standard" style:list-style-name="WWNum1114">
      <style:text-properties fo:color="#000000" loext:opacity="100%" fo:font-size="9.35000038146973pt" style:font-size-asian="16pt" style:font-size-complex="16pt"/>
    </style:style>
    <style:style style:name="P140" style:family="paragraph" style:parent-style-name="Standard" style:list-style-name="WWNum1128">
      <style:text-properties fo:color="#000000" loext:opacity="100%" fo:font-size="9.35000038146973pt" style:font-size-asian="16pt" style:font-size-complex="16pt"/>
    </style:style>
    <style:style style:name="P141" style:family="paragraph" style:parent-style-name="Standard" style:list-style-name="WWNum1129">
      <style:text-properties fo:color="#000000" loext:opacity="100%" fo:font-size="9.35000038146973pt" style:font-size-asian="16pt" style:font-size-complex="16pt"/>
    </style:style>
    <style:style style:name="P142" style:family="paragraph" style:parent-style-name="Standard" style:list-style-name="WWNum1017">
      <style:text-properties fo:color="#000000" loext:opacity="100%" fo:font-size="9.35000038146973pt" style:font-size-asian="14pt" style:font-size-complex="14pt"/>
    </style:style>
    <style:style style:name="P143" style:family="paragraph" style:parent-style-name="Standard" style:list-style-name="WWNum1018">
      <style:text-properties fo:color="#000000" loext:opacity="100%" fo:font-size="9.35000038146973pt" style:font-size-asian="14pt" style:font-size-complex="14pt"/>
    </style:style>
    <style:style style:name="P144" style:family="paragraph" style:parent-style-name="Standard" style:list-style-name="WWNum1031">
      <style:text-properties fo:color="#000000" loext:opacity="100%" fo:font-size="9.35000038146973pt" style:font-size-asian="14pt" style:font-size-complex="14pt"/>
    </style:style>
    <style:style style:name="P145" style:family="paragraph" style:parent-style-name="Standard" style:list-style-name="WWNum1032">
      <style:text-properties fo:color="#000000" loext:opacity="100%" fo:font-size="9.35000038146973pt" style:font-size-asian="14pt" style:font-size-complex="14pt"/>
    </style:style>
    <style:style style:name="P146" style:family="paragraph" style:parent-style-name="Standard" style:list-style-name="WWNum1047">
      <style:text-properties fo:color="#000000" loext:opacity="100%" fo:font-size="9.35000038146973pt" style:font-size-asian="14pt" style:font-size-complex="14pt"/>
    </style:style>
    <style:style style:name="P147" style:family="paragraph" style:parent-style-name="Standard" style:list-style-name="WWNum1048">
      <style:text-properties fo:color="#000000" loext:opacity="100%" fo:font-size="9.35000038146973pt" style:font-size-asian="14pt" style:font-size-complex="14pt"/>
    </style:style>
    <style:style style:name="P148" style:family="paragraph" style:parent-style-name="Standard" style:list-style-name="WWNum1049">
      <style:text-properties fo:color="#000000" loext:opacity="100%" fo:font-size="9.35000038146973pt" style:font-size-asian="14pt" style:font-size-complex="14pt"/>
    </style:style>
    <style:style style:name="P149" style:family="paragraph" style:parent-style-name="Standard" style:list-style-name="WWNum1050">
      <style:text-properties fo:color="#000000" loext:opacity="100%" fo:font-size="9.35000038146973pt" style:font-size-asian="14pt" style:font-size-complex="14pt"/>
    </style:style>
    <style:style style:name="P150" style:family="paragraph" style:parent-style-name="Standard" style:list-style-name="WWNum1051">
      <style:text-properties fo:color="#000000" loext:opacity="100%" fo:font-size="9.35000038146973pt" style:font-size-asian="14pt" style:font-size-complex="14pt"/>
    </style:style>
    <style:style style:name="P151" style:family="paragraph" style:parent-style-name="Standard" style:list-style-name="WWNum1052">
      <style:text-properties fo:color="#000000" loext:opacity="100%" fo:font-size="9.35000038146973pt" style:font-size-asian="14pt" style:font-size-complex="14pt"/>
    </style:style>
    <style:style style:name="P152" style:family="paragraph" style:parent-style-name="Standard" style:list-style-name="WWNum1059">
      <style:text-properties fo:color="#000000" loext:opacity="100%" fo:font-size="9.35000038146973pt" style:font-size-asian="14pt" style:font-size-complex="14pt"/>
    </style:style>
    <style:style style:name="P153" style:family="paragraph" style:parent-style-name="Standard" style:list-style-name="WWNum1075">
      <style:text-properties fo:color="#000000" loext:opacity="100%" fo:font-size="9.35000038146973pt" style:font-size-asian="14pt" style:font-size-complex="14pt"/>
    </style:style>
    <style:style style:name="P154" style:family="paragraph" style:parent-style-name="Standard" style:list-style-name="WWNum1076">
      <style:text-properties fo:color="#000000" loext:opacity="100%" fo:font-size="9.35000038146973pt" style:font-size-asian="14pt" style:font-size-complex="14pt"/>
    </style:style>
    <style:style style:name="P155" style:family="paragraph" style:parent-style-name="Standard" style:list-style-name="WWNum1084">
      <style:text-properties fo:color="#000000" loext:opacity="100%" fo:font-size="9.35000038146973pt" style:font-size-asian="14pt" style:font-size-complex="14pt"/>
    </style:style>
    <style:style style:name="P156" style:family="paragraph" style:parent-style-name="Standard" style:list-style-name="WWNum1085">
      <style:text-properties fo:color="#000000" loext:opacity="100%" fo:font-size="9.35000038146973pt" style:font-size-asian="14pt" style:font-size-complex="14pt"/>
    </style:style>
    <style:style style:name="P157" style:family="paragraph" style:parent-style-name="Standard" style:list-style-name="WWNum1097">
      <style:text-properties fo:color="#000000" loext:opacity="100%" fo:font-size="9.35000038146973pt" style:font-size-asian="14pt" style:font-size-complex="14pt"/>
    </style:style>
    <style:style style:name="P158" style:family="paragraph" style:parent-style-name="Standard" style:list-style-name="WWNum1098">
      <style:text-properties fo:color="#000000" loext:opacity="100%" fo:font-size="9.35000038146973pt" style:font-size-asian="14pt" style:font-size-complex="14pt"/>
    </style:style>
    <style:style style:name="P159" style:family="paragraph" style:parent-style-name="Standard" style:list-style-name="WWNum1111">
      <style:text-properties fo:color="#000000" loext:opacity="100%" fo:font-size="9.35000038146973pt" style:font-size-asian="14pt" style:font-size-complex="14pt"/>
    </style:style>
    <style:style style:name="P160" style:family="paragraph" style:parent-style-name="Standard" style:list-style-name="WWNum1112">
      <style:text-properties fo:color="#000000" loext:opacity="100%" fo:font-size="9.35000038146973pt" style:font-size-asian="14pt" style:font-size-complex="14pt"/>
    </style:style>
    <style:style style:name="P161" style:family="paragraph" style:parent-style-name="Standard" style:list-style-name="WWNum1124">
      <style:text-properties fo:color="#000000" loext:opacity="100%" fo:font-size="9.35000038146973pt" style:font-size-asian="14pt" style:font-size-complex="14pt"/>
    </style:style>
    <style:style style:name="P162" style:family="paragraph" style:parent-style-name="Standard" style:list-style-name="WWNum1125">
      <style:text-properties fo:color="#000000" loext:opacity="100%" fo:font-size="9.35000038146973pt" style:font-size-asian="14pt" style:font-size-complex="14pt"/>
    </style:style>
    <style:style style:name="P163" style:family="paragraph" style:parent-style-name="Standard" style:list-style-name="WWNum1127">
      <style:text-properties fo:color="#000000" loext:opacity="100%" fo:font-size="9.35000038146973pt" style:font-size-asian="14pt" style:font-size-complex="14pt"/>
    </style:style>
    <style:style style:name="P164" style:family="paragraph" style:parent-style-name="Standard" style:list-style-name="WWNum1139">
      <style:text-properties fo:color="#000000" loext:opacity="100%" fo:font-size="9.35000038146973pt" style:font-size-asian="14pt" style:font-size-complex="14pt"/>
    </style:style>
    <style:style style:name="P165" style:family="paragraph" style:parent-style-name="Standard" style:list-style-name="WWNum1140">
      <style:text-properties fo:color="#000000" loext:opacity="100%" fo:font-size="9.35000038146973pt" style:font-size-asian="14pt" style:font-size-complex="14pt"/>
    </style:style>
    <style:style style:name="P166" style:family="paragraph" style:parent-style-name="Standard" style:list-style-name="WWNum1141">
      <style:text-properties fo:color="#000000" loext:opacity="100%" fo:font-size="9.35000038146973pt" style:font-size-asian="14pt" style:font-size-complex="14pt"/>
    </style:style>
    <style:style style:name="P167" style:family="paragraph" style:parent-style-name="Standard" style:list-style-name="WWNum1142">
      <style:text-properties fo:color="#000000" loext:opacity="100%" fo:font-size="9.35000038146973pt" style:font-size-asian="14pt" style:font-size-complex="14pt"/>
    </style:style>
    <style:style style:name="P168" style:family="paragraph" style:parent-style-name="Standard" style:list-style-name="WWNum1143">
      <style:text-properties fo:color="#000000" loext:opacity="100%" fo:font-size="9.35000038146973pt" style:font-size-asian="14pt" style:font-size-complex="14pt"/>
    </style:style>
    <style:style style:name="P169" style:family="paragraph" style:parent-style-name="Text_20_body">
      <style:text-properties fo:color="#000000" loext:opacity="100%" fo:font-size="9pt" style:font-size-asian="16pt" style:font-size-complex="16pt"/>
    </style:style>
    <style:style style:name="P170" style:family="paragraph" style:parent-style-name="Text_20_body">
      <style:text-properties fo:color="#000000" loext:opacity="100%" fo:font-size="9.35000038146973pt" style:font-size-asian="14pt" style:font-size-complex="14pt"/>
    </style:style>
    <style:style style:name="P171" style:family="paragraph" style:parent-style-name="Text_20_body">
      <style:text-properties fo:color="#000000" loext:opacity="100%" fo:font-size="9.35000038146973pt" style:font-size-asian="16pt" style:font-size-complex="16pt"/>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07" text:outline-level="1"><text:bookmark-start text:name="moves"/><text:bookmark-start text:name="basic-moves"/><text:bookmark-end text:name="moves"/>Basic Moves<text:bookmark-end text:name="basic-moves"/></text:h>
        <text:h text:style-name="P112" text:outline-level="2"><text:bookmark-start text:name="hack-and-slash"/>Hack and Slash<text:bookmark-end text:name="hack-and-slash"/></text:h>
        <text:p text:style-name="P104">When you <text:span text:style-name="T1">attack an enemy in melee</text:span>, roll+Str. <text:span text:style-name="T2">On a 10+</text:span> you deal your damage to the enemy and avoid their attack. At your option, you may choose to do +1d6 damage but expose yourself to the enemy’s attack. <text:span text:style-name="T2">On a 7–9</text:span>, you deal your damage to the enemy and the enemy makes an attack against you.</text:p>
        <text:h text:style-name="P112" text:outline-level="2"><text:bookmark-start text:name="volley"/>Volley<text:bookmark-end text:name="volley"/></text:h>
        <text:p text:style-name="P104">When you <text:span text:style-name="T1">take aim and shoot at an enemy at range</text:span>, roll+Dex. On a 10+ you have a clear shot—deal your damage. <text:span text:style-name="T2">On a 7–9</text:span>, choose one (whichever you choose you deal your damage):</text:p>
        <text:list xml:id="list294300972" text:style-name="WWNum1001">
          <text:list-item>
            <text:p text:style-name="P9">You have to move to get the shot placing you in danger of the GM’s choice.</text:p>
          </text:list-item>
          <text:list-item>
            <text:p text:style-name="P9">You have to take what you can get: -1d6 damage.</text:p>
          </text:list-item>
          <text:list-item>
            <text:p text:style-name="P9">You have to take several shots, reducing your ammo by one.</text:p>
          </text:list-item>
        </text:list>
        <text:h text:style-name="P112" text:outline-level="2"><text:bookmark-start text:name="defy-danger"/>Defy Danger<text:bookmark-end text:name="defy-danger"/></text:h>
        <text:p text:style-name="P104">When you <text:span text:style-name="T1">act despite an imminent threat</text:span> or <text:span text:style-name="T1">suffer a calamity</text:span>, say how you deal with it and roll. If you do it:</text:p>
        <text:list xml:id="list120412107384580" text:continue-list="list294300972" text:style-name="WWNum1002">
          <text:list-item>
            <text:p text:style-name="P10">by powering through, +Str</text:p>
          </text:list-item>
          <text:list-item>
            <text:p text:style-name="P10">by getting out of the way or acting fast, +Dex</text:p>
          </text:list-item>
          <text:list-item>
            <text:p text:style-name="P10">by enduring, +Con</text:p>
          </text:list-item>
          <text:list-item>
            <text:p text:style-name="P10">with quick thinking, +Int</text:p>
          </text:list-item>
          <text:list-item>
            <text:p text:style-name="P10">through mental fortitude, +Wis</text:p>
          </text:list-item>
          <text:list-item>
            <text:p text:style-name="P10">using charm and social grace, +Cha</text:p>
          </text:list-item>
        </text:list>
        <text:p text:style-name="P104"><text:span text:style-name="T2">On a 10+</text:span>, you do what you set out to, the threat doesn’t come to bear. <text:span text:style-name="T2">On a 7–9</text:span>, you stumble, hesitate, or flinch: the GM will offer you a worse outcome, hard bargain, or ugly choice.</text:p>
        <text:h text:style-name="P112" text:outline-level="2"><text:bookmark-start text:name="defend"/>Defend<text:bookmark-end text:name="defend"/></text:h>
        <text:p text:style-name="P104">When you <text:span text:style-name="T1">stand in defense of a person, item, or location</text:span> under attack, roll+Con. <text:span text:style-name="T2">On a 10+</text:span>, hold 3. <text:span text:style-name="T2">On a 7–9</text:span>, hold 1. So long as you stand in defense, when you or the thing you defend is attacked you may spend hold, 1 for 1, to choose an option:</text:p>
        <text:list xml:id="list120411833122788" text:continue-list="list120412107384580" text:style-name="WWNum1003">
          <text:list-item>
            <text:p text:style-name="P11">Redirect an attack from the thing you defend to yourself.</text:p>
          </text:list-item>
          <text:list-item>
            <text:p text:style-name="P11">Halve the attack’s effect or damage.</text:p>
          </text:list-item>
          <text:list-item>
            <text:p text:style-name="P11">Open up the attacker to an ally giving that ally +1 forward against the attacker.</text:p>
          </text:list-item>
          <text:list-item>
            <text:p text:style-name="P11">Deal damage to the attacker equal to your level.</text:p>
          </text:list-item>
        </text:list>
        <text:h text:style-name="P112" text:outline-level="2"><text:bookmark-start text:name="spout-lore"/>Spout Lore<text:bookmark-end text:name="spout-lore"/></text:h>
        <text:p text:style-name="P104">When you <text:span text:style-name="T1">consult your accumulated knowledge about something</text:span>, roll+Int. <text:span text:style-name="T2">On a 10+</text:span> the GM will tell you something interesting and useful about the subject relevant to your situation. <text:span text:style-name="T2">On a 7–9</text:span> the GM will only tell you something interesting—it’s on you to make it useful. The GM might ask you “How do you know this?” Tell them the truth, now.</text:p>
        <text:h text:style-name="P112" text:outline-level="2"><text:bookmark-start text:name="discern-realities"/>Discern Realities<text:bookmark-end text:name="discern-realities"/></text:h>
        <text:p text:style-name="P104">When you <text:span text:style-name="T1">closely study a situation or person</text:span>, roll+Wis. <text:span text:style-name="T2">On a 10+</text:span> ask the GM three questions from the list below. <text:span text:style-name="T2">On a 7–9</text:span> ask one. Take +1 forward when acting on the answers.</text:p>
        <text:list xml:id="list120412455966140" text:continue-list="list120411833122788" text:style-name="WWNum1004">
          <text:list-item>
            <text:p text:style-name="P12">What happened here recently?</text:p>
          </text:list-item>
          <text:list-item>
            <text:p text:style-name="P12">What is about to happen?</text:p>
          </text:list-item>
          <text:list-item>
            <text:p text:style-name="P12">What should I be on the lookout for?</text:p>
          </text:list-item>
          <text:list-item>
            <text:p text:style-name="P12">What here is useful or valuable to me?</text:p>
          </text:list-item>
          <text:list-item>
            <text:p text:style-name="P12">Who’s really in control here?</text:p>
          </text:list-item>
          <text:list-item>
            <text:p text:style-name="P12">What here is not what it appears to be?</text:p>
          </text:list-item>
        </text:list>
        <text:h text:style-name="P112" text:outline-level="2"><text:bookmark-start text:name="parley"/>Parley<text:bookmark-end text:name="parley"/></text:h>
        <text:p text:style-name="P104">When you <text:span text:style-name="T1">you have leverage on a GM character and manipulate them</text:span>, roll+Cha. Leverage is something they need or want. <text:span text:style-name="T2">On a 10+</text:span> they ask you for something and do it if you make them a promise first. <text:span text:style-name="T2">On a 7–9</text:span>, they need some concrete assurance of your promise, right now.</text:p>
        <text:h text:style-name="P112" text:outline-level="2"><text:bookmark-start text:name="aid-or-interfere"/>Aid or Interfere<text:bookmark-end text:name="aid-or-interfere"/></text:h>
        <text:p text:style-name="P104">When you <text:span text:style-name="T1">help or hinder someone you have a bond with</text:span>, roll+Bond with them. <text:span text:style-name="T2">On a 10+</text:span> they take +1 or -2, your choice. <text:span text:style-name="T2">On a 7–9</text:span> you also expose yourself to danger, retribution, or cost.</text:p>
        <text:h text:style-name="P106" text:outline-level="1"><text:bookmark-start text:name="special-moves"/>Special Moves<text:bookmark-end text:name="special-moves"/></text:h>
        <text:h text:style-name="P112" text:outline-level="2"><text:bookmark-start text:name="last-breath"/>Last Breath<text:bookmark-end text:name="last-breath"/></text:h>
        <text:p text:style-name="P104">When <text:span text:style-name="T1">you’re dying</text:span> you catch a glimpse of what lies beyond the Black Gates of Death’s Kingdom (the GM will describe it). Then roll (just roll, +nothing—yeah, Death doesn’t care how tough or cool you are). <text:span text:style-name="T2">On a 10+</text:span> you’ve cheated death—you’re in a bad spot but you’re still alive. <text:span text:style-name="T2">On a 7–9</text:span> Death will offer you a bargain. Take it and stabilize or refuse and pass beyond the Black Gates into whatever fate awaits you. On a miss, your fate is sealed. You’re marked as Death’s own and you’ll cross the threshold soon. The GM will tell you when.</text:p>
        <text:h text:style-name="P112" text:outline-level="2"><text:bookmark-start text:name="encumbrance"/>Encumbrance<text:bookmark-end text:name="encumbrance"/></text:h>
        <text:p text:style-name="P104">When you <text:span text:style-name="T1">make a move while carrying weight</text:span> up to or equal to load, you’re fine. When you make a move while carrying weight equal to load+1 or load+2, you take -1. When you make a move while carrying weight greater than load+2, you have a choice: drop at least 1 weight and roll at -1, or automatically fail.</text:p>
        <text:h text:style-name="P112" text:outline-level="2"><text:bookmark-start text:name="make-camp"/>Make Camp<text:bookmark-end text:name="make-camp"/></text:h>
        <text:p text:style-name="P104">When you <text:span text:style-name="T1">settle in to rest</text:span> consume a ration. If you’re somewhere dangerous decide the watch order as well. If you have enough XP you may Level Up. When you wake from at least a few uninterrupted hours of sleep heal damage equal to half your max HP.</text:p>
        <text:h text:style-name="P112" text:outline-level="2"><text:bookmark-start text:name="take-watch"/>Take Watch<text:bookmark-end text:name="take-watch"/></text:h>
        <text:p text:style-name="P104">When you <text:span text:style-name="T1">you’re on watch and something approaches the camp</text:span> roll+Wis. <text:span text:style-name="T2">On a 10+</text:span> you’re able to wake the camp <text:soft-page-break/>and prepare a response, the camp takes +1 forward. <text:span text:style-name="T2">On a 7–9</text:span> you react just a moment too late; the camp is awake but hasn’t had time to prepare. You have weapons and armor but little else. On a miss whatever lurks outside the campfire’s light has the drop on you.</text:p>
        <text:h text:style-name="P112" text:outline-level="2"><text:bookmark-start text:name="undertake-a-perilous-journey"/>Undertake a Perilous Journey<text:bookmark-end text:name="undertake-a-perilous-journey"/></text:h>
        <text:p text:style-name="P104">When you travel through hostile territory, choose one member of the party to act as trailblazer, one to scout ahead, and one to be quartermaster (the same character cannot have two jobs). If you don’t have enough party members or choose not to assign a job, treat that job as if it had rolled a 6. Each character with a job to do rolls+Wis. <text:span text:style-name="T2">On a 10+</text:span> the quartermaster reduces the number of rations required by one. <text:span text:style-name="T2">On a 10+</text:span> the trailblazer reduces the amount of time it takes to reach your destination (the GM will say by how much). On a 10+ the scout will spot any trouble quick enough to let you get the drop on it. <text:span text:style-name="T2">On a 7–9</text:span> each roles performs their job as expected: the normal number of rations are consumed, the journey takes about as long as expected, no one gets the drop on you but you don’t get the drop on them either.</text:p>
        <text:h text:style-name="P112" text:outline-level="2"><text:bookmark-start text:name="level-up"/>Level Up<text:bookmark-end text:name="level-up"/></text:h>
        <text:p text:style-name="P104">When you <text:span text:style-name="T1">have downtime (hours or days) and XP equal to (or greater than) your current level + 7</text:span>, subtract your current level +7 from your XP, increase your level by 1, and choose a new advanced move from your class. If you are the wizard, you also get to add a new spell to your spellbook.</text:p>
        <text:p text:style-name="P170">Choose one of your stats and increase it by 1 (this may change your modifier). Changing your Constitution increases your maximum and current HP. Ability scores can’t go higher than 18.</text:p>
        <text:h text:style-name="P112" text:outline-level="2"><text:bookmark-start text:name="end-of-session"/>End of Session<text:bookmark-end text:name="end-of-session"/></text:h>
        <text:p text:style-name="P104">When you <text:span text:style-name="T1">reach the end of a session</text:span>, choose one your bonds that you feel is resolved (completely explored, no longer relevant, or otherwise). Ask the player of the character you have the bond with if they agree. If they do, mark XP and write a new bond with whomever you wish.</text:p>
        <text:p text:style-name="P170">Once bonds have been updated look at your alignment. If you fulfilled that alignment at least once this session, mark XP. Then answer these three questions as a group:</text:p>
        <text:list xml:id="list120411892272029" text:continue-list="list120412455966140" text:style-name="WWNum1005">
          <text:list-item>
            <text:p text:style-name="P13">Did we learn something new and important about the world?</text:p>
          </text:list-item>
          <text:list-item>
            <text:p text:style-name="P13">Did we overcome a notable monster or enemy?</text:p>
          </text:list-item>
          <text:list-item>
            <text:p text:style-name="P13">Did we loot a memorable treasure?</text:p>
          </text:list-item>
        </text:list>
        <text:p text:style-name="P104">For each “yes” answer everyone marks XP.</text:p>
        <text:h text:style-name="P112" text:outline-level="2"><text:bookmark-start text:name="carouse"/>Carouse<text:bookmark-end text:name="carouse"/></text:h>
        <text:p text:style-name="P104">When you <text:span text:style-name="T1">return triumphant and throw a big party</text:span>, spend 100 coin and roll + extra 100s of coin spent. <text:span text:style-name="T2">On a 10+</text:span> choose 3. <text:span text:style-name="T2">On a 7–9</text:span> choose 1. On a miss, you still choose one, but things get really out of hand.</text:p>
        <text:list xml:id="list120413885836900" text:continue-list="list120411892272029" text:style-name="WWNum1006">
          <text:list-item>
            <text:p text:style-name="P14">You befriend a useful NPC</text:p>
          </text:list-item>
          <text:list-item>
            <text:p text:style-name="P14">You hear rumors of an opportunity</text:p>
          </text:list-item>
          <text:list-item>
            <text:p text:style-name="P14">You gain useful information</text:p>
          </text:list-item>
          <text:list-item>
            <text:p text:style-name="P14">You are not entangled, ensorcelled, or tricked</text:p>
          </text:list-item>
        </text:list>
        <text:h text:style-name="P112" text:outline-level="2"><text:bookmark-start text:name="supply"/>Supply<text:bookmark-end text:name="supply"/></text:h>
        <text:p text:style-name="P104">When you <text:span text:style-name="T1">go to buy something with gold on hand</text:span>, if it’s something readily available in the settlement you’re in, you can buy it at market price. If it’s something special, beyond what’s usually available here, or non-mundane, roll+Cha. <text:span text:style-name="T2">On a 10+</text:span> you find what you’re looking for at a fair price. <text:span text:style-name="T2">On a 7–9</text:span> you’ll have to pay more or settle for something similar.</text:p>
        <text:h text:style-name="P112" text:outline-level="2"><text:bookmark-start text:name="recover"/>Recover<text:bookmark-end text:name="recover"/></text:h>
        <text:p text:style-name="P104">When you <text:span text:style-name="T1">do nothing but rest in comfort and safety</text:span> after a day of rest you recover all your HP. After three days of rest you remove one debility of your choice. If you’re under the care of a healer (magical or otherwise) you heal a debility for every two days of rest instead.</text:p>
        <text:h text:style-name="P112" text:outline-level="2"><text:bookmark-start text:name="recruit"/>Recruit<text:bookmark-end text:name="recruit"/></text:h>
        <text:p text:style-name="P104">When you <text:span text:style-name="T1">put out word that you’re looking to hire help</text:span>, roll. If you make it known</text:p>
        <text:list xml:id="list120413041596839" text:continue-list="list120413885836900" text:style-name="WWNum1007">
          <text:list-item>
            <text:p text:style-name="P15">that your pay is generous, take +1</text:p>
          </text:list-item>
          <text:list-item>
            <text:p text:style-name="P15">what you’re setting out to do, take +1</text:p>
          </text:list-item>
          <text:list-item>
            <text:p text:style-name="P15">that they’ll get a share of whatever you find, take +1</text:p>
          </text:list-item>
        </text:list>
        <text:p text:style-name="P104">If you have a useful reputation around these parts take an additional +1. <text:span text:style-name="T2">On a 10+</text:span> you’ve got your pick of a number of skilled applicants, your choice who you hire, no penalty for not taking them along. <text:span text:style-name="T2">On a 7–9</text:span> you’ll have to settle for someone close or turn them away. On a miss someone influential and ill- suited declares they’d like to come along (a foolhardy youth, a loose-cannon, or a veiled enemy, for example), bring them and take the consequences or turn them away. If you turn away applicants you take -1 forward to Recruit.</text:p>
        <text:h text:style-name="P112" text:outline-level="2"><text:bookmark-start text:name="outstanding-warrants"/>Outstanding Warrants<text:bookmark-end text:name="outstanding-warrants"/></text:h>
        <text:p text:style-name="P104">When you <text:span text:style-name="T1">return to a civilized place in which you’ve caused trouble before</text:span>, roll+Cha. <text:span text:style-name="T2">On a 10+</text:span>, word has spread of your deeds and everyone recognizes you. <text:span text:style-name="T2">On a 7–9</text:span>, that, and, the GM chooses a complication:</text:p>
        <text:list xml:id="list120413791667928" text:continue-list="list120413041596839" text:style-name="WWNum1008">
          <text:list-item>
            <text:p text:style-name="P16">The local constabulary has a warrant out for your arrest</text:p>
          </text:list-item>
          <text:list-item>
            <text:p text:style-name="P16">Someone has put a price on your head</text:p>
          </text:list-item>
          <text:list-item>
            <text:p text:style-name="P16">Someone important to you has been put in a bad spot as a result of your actions</text:p>
          </text:list-item>
        </text:list>
        <text:h text:style-name="P112" text:outline-level="2"><text:bookmark-start text:name="bolster"/>Bolster<text:bookmark-end text:name="bolster"/></text:h>
        <text:p text:style-name="P104">When you <text:span text:style-name="T1">spend your leisure time in study, meditation, or hard practice,</text:span> you gain preparation. If you prepare for a week or two, 1 preparation. If you prepare for a month or longer, 3 preparation. When your preparation pays off spend 1 preparation for +1 to any roll. You can only spend one preparation per roll.</text:p>
        <text:h text:style-name="P106" text:outline-level="1"><text:bookmark-start text:name="character-playbooks"/><text:bookmark-start text:name="barbarian"/><text:bookmark-end text:name="character-playbooks"/><text:soft-page-break/>Barbarian<text:bookmark-end text:name="barbarian"/><text:line-break/></text:h>
        <text:list xml:id="list120413388531011" text:continue-list="list120413791667928" text:style-name="WWNum1009">
          <text:list-item>
            <text:p text:style-name="P122">Name:</text:p>
          </text:list-item>
          <text:list-item>
            <text:p text:style-name="P122">Looks:</text:p>
          </text:list-item>
          <text:list-item>
            <text:p text:style-name="P122">Description:</text:p>
          </text:list-item>
          <text:list-item>
            <text:p text:style-name="P122">Background:</text:p>
          </text:list-item>
          <text:list-item>
            <text:p text:style-name="P122">Level:</text:p>
          </text:list-item>
          <text:list-item>
            <text:p text:style-name="P122">XP:</text:p>
          </text:list-item>
          <text:list-item>
            <text:p text:style-name="P122">Armor:</text:p>
          </text:list-item>
          <text:list-item>
            <text:p text:style-name="P122">Max HP:</text:p>
          </text:list-item>
          <text:list-item>
            <text:p text:style-name="P122">Current HP:</text:p>
          </text:list-item>
          <text:list-item>
            <text:p text:style-name="P122">Carry Weight:</text:p>
          </text:list-item>
          <text:list-item>
            <text:p text:style-name="P122">Damage:</text:p>
          </text:list-item>
        </text:list>
        <text:p text:style-name="P105"><text:span text:style-name="T3">Assign these scores (and bonuses) to your stats: 16 (+2), 15 (+1), 13 (+1), 12 (+0), 9 (+0), 8 (-1).</text:span></text:p>
        <text:list xml:id="list120412003947916" text:continue-list="list120413388531011" text:style-name="WWNum1010">
          <text:list-item>
            <text:p text:style-name="P123">STR ([ ] Weak -1):</text:p>
          </text:list-item>
          <text:list-item>
            <text:p text:style-name="P123">DEX ([ ] Shaky -1):</text:p>
          </text:list-item>
          <text:list-item>
            <text:p text:style-name="P123">CON ([ ] Sick -1):</text:p>
          </text:list-item>
          <text:list-item>
            <text:p text:style-name="P123">INT ([ ] Stunned -1):</text:p>
          </text:list-item>
          <text:list-item>
            <text:p text:style-name="P123">WIS ([ ] Confused -1):</text:p>
          </text:list-item>
          <text:list-item>
            <text:p text:style-name="P123">CHA ([ ] Scarred -1):</text:p>
          </text:list-item>
        </text:list>
        <text:h text:style-name="P112" text:outline-level="2"><text:bookmark-start text:name="stats"/>Stats<text:bookmark-end text:name="stats"/></text:h>
        <text:p text:style-name="P104">Your maximum HP is 8+Constitution.</text:p>
        <text:p text:style-name="P170">Your base damage is d10.</text:p>
        <text:h text:style-name="P112" text:outline-level="2"><text:bookmark-start text:name="alignment"/>Alignment<text:bookmark-end text:name="alignment"/></text:h>
        <text:list xml:id="list120413427670193" text:continue-list="list120412003947916" text:style-name="WWNum1011">
          <text:list-item>
            <text:p text:style-name="P17">☐ Chaotic: You eschew a convention of the civilized world.</text:p>
          </text:list-item>
          <text:list-item>
            <text:p text:style-name="P17">☐ Neutral: Teach someone the ways of your people.</text:p>
          </text:list-item>
          <text:list-item>
            <text:p text:style-name="P17">☐ Other: ____________________</text:p>
          </text:list-item>
        </text:list>
        <text:h text:style-name="P112" text:outline-level="2"><text:bookmark-start text:name="race"/>Race<text:bookmark-end text:name="race"/></text:h>
        <text:list xml:id="list120413106461768" text:continue-list="list120413427670193" text:style-name="WWNum1012">
          <text:list-item>
            <text:p text:style-name="P18">☐ Outsider: You may be [ ] elf, [ ] dwarf, [ ] halfling, or [ ] human, but you and your people are not from around here. At the beginning of each session, the GM will ask you something about your homeland, why you left, or what you left behind. If you answer them, mark XP.</text:p>
          </text:list-item>
        </text:list>
        <text:h text:style-name="P112" text:outline-level="2"><text:bookmark-start text:name="bonds"/>Bonds<text:bookmark-end text:name="bonds"/></text:h>
        <text:p text:style-name="P104">Fill in the name of one of your companions in at least one:</text:p>
        <text:list xml:id="list120412845276954" text:continue-list="list120413106461768" text:style-name="WWNum1013">
          <text:list-item>
            <text:p text:style-name="P19">_______________ is puny and foolish, but amusing to me.</text:p>
          </text:list-item>
          <text:list-item>
            <text:p text:style-name="P19">_______________’s ways are strange and confusing.</text:p>
          </text:list-item>
          <text:list-item>
            <text:p text:style-name="P19">_______________ is always getting into trouble—I must protect them from themselves.</text:p>
          </text:list-item>
          <text:list-item>
            <text:p text:style-name="P19">_______________ shares my hunger for glory; the earth will tremble at our passing!</text:p>
          </text:list-item>
        </text:list>
        <text:h text:style-name="P112" text:outline-level="2"><text:bookmark-start text:name="gear"/>Gear<text:bookmark-end text:name="gear"/></text:h>
        <text:p text:style-name="P104">Your Load is 8+Str. You carry dungeon rations (5 uses, 1 weight), a dagger (hand, 1 weight) some token of where you’ve traveled or where you’re from, and your choice of weapon:</text:p>
        <text:list xml:id="list120411935727072" text:continue-list="list120412845276954" text:style-name="WWNum1014">
          <text:list-item>
            <text:p text:style-name="P20">☐ Axe (close, 1 weight)</text:p>
          </text:list-item>
          <text:list-item>
            <text:p text:style-name="P20">☐ Two handed sword (close, +1 damage, 2 weight)</text:p>
          </text:list-item>
        </text:list>
        <text:p text:style-name="P104">Choose one:</text:p>
        <text:list xml:id="list120413075950402" text:continue-list="list120411935727072" text:style-name="WWNum1015">
          <text:list-item>
            <text:p text:style-name="P21">☐ Adventuring gear (1 weight) and dungeon rations (5 uses, 1 weight)</text:p>
          </text:list-item>
          <text:list-item>
            <text:p text:style-name="P21">☐ Chainmail (1 armor, 1 weight)</text:p>
          </text:list-item>
        </text:list>
        <text:h text:style-name="P112" text:outline-level="2"><text:bookmark-start text:name="class-moves"/>Class Moves<text:bookmark-end text:name="class-moves"/></text:h>
        <text:p text:style-name="P104">You start with all of these moves:</text:p>
        <text:h text:style-name="P112" text:outline-level="2"><text:bookmark-start text:name="herculean-appetites"/>Herculean Appetites<text:bookmark-end text:name="herculean-appetites"/></text:h>
        <text:p text:style-name="P104">Others may content themselves with just a taste of wine, or dominion over a servant or two, but you want more. Choose two appetites. While pursuing one of your appetites if you would roll for a move, instead of rolling 2d6 you roll 1d6+1d8. If the d6 is the higher die of the pair, the GM will also introduce a complication or danger that comes about due to your heedless pursuits.</text:p>
        <text:list xml:id="list120413269621675" text:continue-list="list120413075950402" text:style-name="WWNum1016">
          <text:list-item>
            <text:p text:style-name="P22">☐ Pure destruction</text:p>
          </text:list-item>
          <text:list-item>
            <text:p text:style-name="P22">☐ Power over others</text:p>
          </text:list-item>
          <text:list-item>
            <text:p text:style-name="P22">☐ Mortal pleasures</text:p>
          </text:list-item>
          <text:list-item>
            <text:p text:style-name="P22">☐ Conquest</text:p>
          </text:list-item>
          <text:list-item>
            <text:p text:style-name="P22">☐ Riches and property</text:p>
          </text:list-item>
          <text:list-item>
            <text:p text:style-name="P22">☐ Fame and glory</text:p>
          </text:list-item>
        </text:list>
        <text:h text:style-name="P112" text:outline-level="2"><text:bookmark-start text:name="the-upper-hand"/>The Upper Hand<text:bookmark-end text:name="the-upper-hand"/></text:h>
        <text:p text:style-name="P104">You take +1 ongoing to last breath rolls. When you take your last breath, on a 7–9 you make an offer to Death in return for your life. If Death accepts he will return you to life. If not, you die.</text:p>
        <text:h text:style-name="P112" text:outline-level="2"><text:bookmark-start text:name="musclebound"/>Musclebound<text:bookmark-end text:name="musclebound"/></text:h>
        <text:p text:style-name="P104">While you wield a weapon it gains the forceful and messy tags.</text:p>
        <text:h text:style-name="P112" text:outline-level="2"><text:bookmark-start text:name="what-are-you-waiting-for"/>What Are You Waiting For?<text:bookmark-end text:name="what-are-you-waiting-for"/></text:h>
        <text:p text:style-name="P104">When you cry out a challenge to your enemies, roll+Con. <text:span text:style-name="T2">On a 10+</text:span> they treat you as the most obvious threat to be dealt with and ignore your companions, take +2 damage ongoing against them. <text:span text:style-name="T2">On a 7–9</text:span> only a few (the weakest or most foolhardy among them) fall prey to your taunting.</text:p>
        <text:p text:style-name="P170">In addition, choose one of these to start with:</text:p>
        <text:h text:style-name="P112" text:outline-level="2"><text:bookmark-start text:name="full-plate-and-packing-steel"/>[ ] Full Plate and Packing Steel<text:bookmark-end text:name="full-plate-and-packing-steel"/></text:h>
        <text:p text:style-name="P104">You ignore the clumsy tag on armor you wear.</text:p>
        <text:p text:style-name="P170">-OR-</text:p>
        <text:h text:style-name="P112" text:outline-level="2"><text:bookmark-start text:name="unencumbered-unharmed"/>[ ] Unencumbered, Unharmed<text:bookmark-end text:name="unencumbered-unharmed"/></text:h>
        <text:p text:style-name="P104">So long as you are below your Load and neither wear armor nor carry a shield, take +1 armor. Advanced Moves</text:p>
        <text:h text:style-name="P112" text:outline-level="2"><text:bookmark-start text:name="advanced-moves"/>Advanced Moves<text:bookmark-end text:name="advanced-moves"/></text:h>
        <text:p text:style-name="P104">When you gain a level from 2–5, choose from these moves.</text:p>
        <text:list xml:id="list120412094987307" text:continue-list="list120413269621675" text:style-name="WWNum1017">
          <text:list-item>
            <text:p text:style-name="P142">☐ Still Hungry: Choose an additional appetite.</text:p>
          </text:list-item>
          <text:list-item>
            <text:p text:style-name="P142">☐ Appetite for Destruction: Take a move from the fighter, bard or thief class list. You may not take multiclass moves from those classes.</text:p>
          </text:list-item>
          <text:list-item>
            <text:p text:style-name="P142"><text:soft-page-break/>☐ My Love For You Is Like a Truck: When you perform a feat of strength, name someone present whom you have impressed and take +1 forward to parley with them.</text:p>
          </text:list-item>
          <text:list-item>
            <text:p text:style-name="P142">☐ What Is Best In Life: At the end of a session, if during this session you have crushed your enemies, seen them driven before you, or have heard the lamentations of their kinfolk mark XP.</text:p>
          </text:list-item>
          <text:list-item>
            <text:p text:style-name="P142">☐ Wide Wanderer: You’ve traveled the wide world over. When you arrive someplace ask the GM about any important traditions, rituals, and so on, they’ll tell you what you need to know.</text:p>
          </text:list-item>
          <text:list-item>
            <text:p text:style-name="P142">☐ Usurper: When you prove yourself superior to a person in power, take +1 forward with their followers, underlings, and hangers on. Khan of</text:p>
          </text:list-item>
          <text:list-item>
            <text:p text:style-name="P142">☐ Khans: Your hirelings always accept the gratuitous fulfillment of one of your appetites as payment.</text:p>
          </text:list-item>
          <text:list-item>
            <text:p text:style-name="P142">☐ Samson: You may take a debility to immediately break free of any physical or mental restraint.</text:p>
          </text:list-item>
          <text:list-item>
            <text:p text:style-name="P142">☐ Smash!: When you hack and slash, on a 12+ deal your damage and choose something physical your target has (a weapon, their position, a limb): they lose it.</text:p>
          </text:list-item>
          <text:list-item>
            <text:p text:style-name="P142">☐ Indestructible Hunger: When you take damage you can choose to take -1 ongoing until you sate one of your appetites instead of taking the damage. If you already have this penalty you cannot choose this option.</text:p>
          </text:list-item>
          <text:list-item>
            <text:p text:style-name="P142">☐ Eye for Weakness: When you discern realities add “What here is weak or vulnerable?” to the list of questions you can ask.</text:p>
          </text:list-item>
          <text:list-item>
            <text:p text:style-name="P142">☐ On the Move: When you defy a danger caused by movement (maybe falling off a narrow bridge or rushing past an armed guard) take +1.</text:p>
          </text:list-item>
        </text:list>
        <text:p text:style-name="P104">When you gain a level from 6–10, choose from these moves or the level 2–5 moves.</text:p>
        <text:list xml:id="list120412949211692" text:continue-list="list120412094987307" text:style-name="WWNum1018">
          <text:list-item>
            <text:p text:style-name="P143">☐ A Good Day to Die: As long as you have less than your Con in current HP (or 1, whichever is higher) take +1 ongoing.</text:p>
          </text:list-item>
          <text:list-item>
            <text:p text:style-name="P143">☐ Kill ‘em All (Requires: Appetite for Destruction): Take another move from the fighter, bard or thief class list. You may not take multiclass moves from those classes.</text:p>
          </text:list-item>
          <text:list-item>
            <text:p text:style-name="P143">☐ War Cry: When you enter battle with a show of force (a shout, a rallying cry, a battle dance) roll+Cha. <text:span text:style-name="T2">On a 10+</text:span> both, <text:span text:style-name="T2">On a 7–9</text:span> one or the other. 1) Your allies are rallied and take +1 forward. 2) Your enemies feel fear and act accordingly (avoiding you, hiding, attacking with fear driven abandon)</text:p>
          </text:list-item>
          <text:list-item>
            <text:p text:style-name="P143">☐ Mark of Might: When you take this move and spend some uninterrupted time reflecting on your past glories you may mark yourself with a symbol of your power (a long braid tied with bells, ritual scars or tattoos, etc.) Any intelligent mortal creature who sees this symbol knows instinctively that you are a force to be reckoned with and treats you appropriately.</text:p>
          </text:list-item>
          <text:list-item>
            <text:p text:style-name="P143">☐ More! Always More!: When you satisfy an appetite to the extreme (destroying something unique and significant, gaining enormous fame, riches, power, etc.) you may choose to resolve it. Cross it off the list and mark XP. While you may pursue that appetite again, you no longer feel the burning desire you once did. In its place, choose a new appetite from the list or write your own.</text:p>
          </text:list-item>
          <text:list-item>
            <text:p text:style-name="P143">☐ The One Who Knocks: When you defy danger, on a 12+ you turn the danger back on itself, the GM will describe how.</text:p>
          </text:list-item>
          <text:list-item>
            <text:p text:style-name="P143">☐ Healthy Distrust: Whenever the unclean magic wielded by mortal men causes you to defy danger, treat any result of 6 as a 7–9.</text:p>
          </text:list-item>
          <text:list-item>
            <text:p text:style-name="P143">☐ For the Blood God: You are initiated in the old ways, the ways of sacrifice. Choose something your gods (or the ancestor spirits, or your totem, etc) value—gold, blood, bones or the like. When you sacrifice those things as per your rites and rituals, roll+Wis. <text:span text:style-name="T2">On a 10+</text:span> the GM will grant you insight into your current trouble or a boon to help you. <text:span text:style-name="T2">On a 7–9</text:span> the sacrifice is not enough and your gods take of your flesh as well, but still grant you some insight or boon. <text:span text:style-name="T2">On a miss</text:span>, you earn the ire of the fickle spirits.</text:p>
          </text:list-item>
        </text:list>
        <text:h text:style-name="P108" text:outline-level="1"/>
        <text:h text:style-name="P109" text:outline-level="1"><text:bookmark-start text:name="the-bard"/><text:soft-page-break/>The Bard<text:bookmark-end text:name="the-bard"/><text:line-break/></text:h>
        <text:list xml:id="list120413117407667" text:continue-list="list120412949211692" text:style-name="WWNum1019">
          <text:list-item>
            <text:p text:style-name="P124">Name:</text:p>
          </text:list-item>
          <text:list-item>
            <text:p text:style-name="P124">Looks:</text:p>
          </text:list-item>
          <text:list-item>
            <text:p text:style-name="P124">Description:</text:p>
          </text:list-item>
          <text:list-item>
            <text:p text:style-name="P124">Background:</text:p>
          </text:list-item>
          <text:list-item>
            <text:p text:style-name="P124">Level:</text:p>
          </text:list-item>
          <text:list-item>
            <text:p text:style-name="P124">XP:</text:p>
          </text:list-item>
          <text:list-item>
            <text:p text:style-name="P124">Armor:</text:p>
          </text:list-item>
          <text:list-item>
            <text:p text:style-name="P124">Max HP:</text:p>
          </text:list-item>
          <text:list-item>
            <text:p text:style-name="P124">Current HP:</text:p>
          </text:list-item>
          <text:list-item>
            <text:p text:style-name="P124">Carry Weight:</text:p>
          </text:list-item>
          <text:list-item>
            <text:p text:style-name="P124">Damage:</text:p>
          </text:list-item>
        </text:list>
        <text:p text:style-name="P105"><text:span text:style-name="T3">Assign these scores (and bonuses) to your stats: 16 (+2), 15 (+1), 13 (+1), 12 (+0), 9 (+0), 8 (-1).</text:span></text:p>
        <text:list xml:id="list120413451552004" text:continue-list="list120413117407667" text:style-name="WWNum1020">
          <text:list-item>
            <text:p text:style-name="P125">STR ([ ] Weak -1):</text:p>
          </text:list-item>
          <text:list-item>
            <text:p text:style-name="P125">DEX ([ ] Shaky -1):</text:p>
          </text:list-item>
          <text:list-item>
            <text:p text:style-name="P125">CON ([ ] Sick -1):</text:p>
          </text:list-item>
          <text:list-item>
            <text:p text:style-name="P125">INT ([ ] Stunned -1):</text:p>
          </text:list-item>
          <text:list-item>
            <text:p text:style-name="P125">WIS ([ ] Confused -1):</text:p>
          </text:list-item>
          <text:list-item>
            <text:p text:style-name="P125">CHA ([ ] Scarred -1):</text:p>
          </text:list-item>
        </text:list>
        <text:h text:style-name="P112" text:outline-level="2"><text:bookmark-start text:name="stats-1"/>Stats<text:bookmark-end text:name="stats-1"/></text:h>
        <text:p text:style-name="P104">Your maximum HP is 6+Constitution.</text:p>
        <text:p text:style-name="P170">Your base damage is d6.</text:p>
        <text:h text:style-name="P112" text:outline-level="2"><text:bookmark-start text:name="alignment-1"/>Alignment<text:bookmark-end text:name="alignment-1"/></text:h>
        <text:p text:style-name="P104">Choose an alignment:</text:p>
        <text:list xml:id="list120412450937075" text:continue-list="list120413451552004" text:style-name="WWNum1021">
          <text:list-item>
            <text:p text:style-name="P23">☐ Good: Perform your art to aid someone else.</text:p>
          </text:list-item>
          <text:list-item>
            <text:p text:style-name="P23">☐ Neutral: Avoid a conflict or defuse a tense situation.</text:p>
          </text:list-item>
          <text:list-item>
            <text:p text:style-name="P23">☐ Chaotic: Spur others to significant and unplanned decisive action.</text:p>
          </text:list-item>
          <text:list-item>
            <text:p text:style-name="P23">☐ Other: ____________________</text:p>
          </text:list-item>
        </text:list>
        <text:h text:style-name="P112" text:outline-level="2"><text:bookmark-start text:name="race-1"/>Race<text:bookmark-end text:name="race-1"/></text:h>
        <text:list xml:id="list120412634924974" text:continue-list="list120412450937075" text:style-name="WWNum1022">
          <text:list-item>
            <text:p text:style-name="P24">☐ Dwarf: ___________________</text:p>
          </text:list-item>
          <text:list-item>
            <text:p text:style-name="P24">☐ Elf: When you enter an important location (your call) you can ask the GM for one fact from the history of that location.</text:p>
          </text:list-item>
          <text:list-item>
            <text:p text:style-name="P24">☐ Halfling: ____________________</text:p>
          </text:list-item>
          <text:list-item>
            <text:p text:style-name="P24">☐ Human: When you first enter a civilized settlement someone who respects the custom of hospitality to minstrels will take you in as their guest.</text:p>
          </text:list-item>
          <text:list-item>
            <text:p text:style-name="P24">☐ Other: ____________________</text:p>
          </text:list-item>
        </text:list>
        <text:h text:style-name="P112" text:outline-level="2"><text:bookmark-start text:name="bonds-1"/>Bonds<text:bookmark-end text:name="bonds-1"/></text:h>
        <text:p text:style-name="P104">Fill in the name of one of your companions in at least one:</text:p>
        <text:list xml:id="list120412756026183" text:continue-list="list120412634924974" text:style-name="WWNum1023">
          <text:list-item>
            <text:p text:style-name="P25">This is not my first adventure with _______________.</text:p>
          </text:list-item>
          <text:list-item>
            <text:p text:style-name="P25">I sang stories of _______________ long before I ever met them in person.</text:p>
          </text:list-item>
          <text:list-item>
            <text:p text:style-name="P25">_______________ is often the butt of my jokes.</text:p>
          </text:list-item>
          <text:list-item>
            <text:p text:style-name="P25">I am writing a ballad about the adventures of _______________.</text:p>
          </text:list-item>
          <text:list-item>
            <text:p text:style-name="P25">_______________ trusted me with a secret.</text:p>
          </text:list-item>
          <text:list-item>
            <text:p text:style-name="P25">_______________ does not trust me, and for good reason.</text:p>
          </text:list-item>
        </text:list>
        <text:h text:style-name="P112" text:outline-level="2"><text:bookmark-start text:name="gear-1"/>Gear<text:bookmark-end text:name="gear-1"/></text:h>
        <text:p text:style-name="P104">Your load is 9+Str. You have dungeon rations (5 uses, 1 weight). Choose one instrument, all are 0 weight for you:</text:p>
        <text:list xml:id="list120413160445974" text:continue-list="list120412756026183" text:style-name="WWNum1024">
          <text:list-item>
            <text:p text:style-name="P26">☐ Your father’s mandolin, repaired</text:p>
          </text:list-item>
          <text:list-item>
            <text:p text:style-name="P26">☐ A fine lute, a gift from a noble</text:p>
          </text:list-item>
          <text:list-item>
            <text:p text:style-name="P26">☐ The pipes with which you courted your first love</text:p>
          </text:list-item>
          <text:list-item>
            <text:p text:style-name="P26">☐ A stolen horn</text:p>
          </text:list-item>
          <text:list-item>
            <text:p text:style-name="P26">☐ A fiddle, never before played</text:p>
          </text:list-item>
          <text:list-item>
            <text:p text:style-name="P26">☐ A songbook in a forgotten tongue</text:p>
          </text:list-item>
        </text:list>
        <text:p text:style-name="P104">Choose your clothing:</text:p>
        <text:list xml:id="list120411954121010" text:continue-list="list120413160445974" text:style-name="WWNum1025">
          <text:list-item>
            <text:p text:style-name="P27">☐ Leather armor (1 armor, 1 weight)</text:p>
          </text:list-item>
          <text:list-item>
            <text:p text:style-name="P27">☐ Ostentatious clothes (0 weight)</text:p>
          </text:list-item>
        </text:list>
        <text:p text:style-name="P104">Choose your armament:</text:p>
        <text:list xml:id="list120413836604020" text:continue-list="list120411954121010" text:style-name="WWNum1026">
          <text:list-item>
            <text:p text:style-name="P28">☐ Dueling rapier (close, precise, 2 weight)</text:p>
          </text:list-item>
          <text:list-item>
            <text:p text:style-name="P28">☐ Worn bow (near, 2 weight), bundle of arrows (3 ammo, 1 weight), and short sword (close, 1 weight)</text:p>
          </text:list-item>
        </text:list>
        <text:p text:style-name="P104">Choose one:</text:p>
        <text:list xml:id="list120413690189435" text:continue-list="list120413836604020" text:style-name="WWNum1027">
          <text:list-item>
            <text:p text:style-name="P29">☐ Adventuring gear (1 weight)</text:p>
          </text:list-item>
          <text:list-item>
            <text:p text:style-name="P29">☐ Bandages (0 weight)</text:p>
          </text:list-item>
          <text:list-item>
            <text:p text:style-name="P29">☐ Halfling pipeleaf (0 weight)</text:p>
          </text:list-item>
          <text:list-item>
            <text:p text:style-name="P29">☐ 3 coins</text:p>
          </text:list-item>
        </text:list>
        <text:h text:style-name="P112" text:outline-level="2"><text:bookmark-start text:name="class-moves-1"/>Class Moves<text:bookmark-end text:name="class-moves-1"/></text:h>
        <text:p text:style-name="P104">You start with these moves:</text:p>
        <text:h text:style-name="P112" text:outline-level="2"><text:bookmark-start text:name="arcane-art"/>Arcane Art<text:bookmark-end text:name="arcane-art"/></text:h>
        <text:p text:style-name="P104">When you <text:span text:style-name="T1">weave a performance into a basic spell</text:span>, choose an ally and an effect:</text:p>
        <text:list xml:id="list120413961368006" text:continue-list="list120413690189435" text:style-name="WWNum1028">
          <text:list-item>
            <text:p text:style-name="P30">Heal 1d8 damage</text:p>
          </text:list-item>
          <text:list-item>
            <text:p text:style-name="P30">+1d4 forward to damage</text:p>
          </text:list-item>
          <text:list-item>
            <text:p text:style-name="P30">Their mind is shaken clear of one enchantment</text:p>
          </text:list-item>
          <text:list-item>
            <text:p text:style-name="P30">The next time someone successfully assists the target with aid, they get +2 instead of +1.</text:p>
          </text:list-item>
        </text:list>
        <text:p text:style-name="P104">Then roll+Cha. <text:span text:style-name="T2">On a 10+</text:span>, the ally gets the selected effect. <text:span text:style-name="T2">On a 7-9</text:span> your spell still works, but you draw unwanted attention or your magic reverberates to other targets affecting them as well, GM’s choice.</text:p>
        <text:h text:style-name="P112" text:outline-level="2"><text:bookmark-start text:name="bardic-lore"/>Bardic Lore<text:bookmark-end text:name="bardic-lore"/></text:h>
        <text:p text:style-name="P104">Choose an area of expertise:</text:p>
        <text:list xml:id="list120413924101491" text:continue-list="list120413961368006" text:style-name="WWNum1029">
          <text:list-item>
            <text:p text:style-name="P31">☐ Spells and Magicks</text:p>
          </text:list-item>
          <text:list-item>
            <text:p text:style-name="P31">☐ The Dead and Undead</text:p>
          </text:list-item>
          <text:list-item>
            <text:p text:style-name="P31">☐ Grand Histories of the Known World</text:p>
          </text:list-item>
          <text:list-item>
            <text:p text:style-name="P31">☐ A Bestiary of Creatures Unusual</text:p>
          </text:list-item>
          <text:list-item>
            <text:p text:style-name="P31">☐ The Planar Spheres</text:p>
          </text:list-item>
          <text:list-item>
            <text:p text:style-name="P31">☐ Legends of Heroes Past</text:p>
          </text:list-item>
          <text:list-item>
            <text:p text:style-name="P31">☐ Gods and Their Servants</text:p>
          </text:list-item>
        </text:list>
        <text:p text:style-name="P104">When you <text:span text:style-name="T1">first encounter an important creature, location, or item (your call) covered by your bardic lore</text:span> you can ask the GM any one question about it; the GM will answer truthfully. The GM may then ask you what tale, song, or legend you heard that information in.</text:p>
        <text:h text:style-name="P112" text:outline-level="2"><text:bookmark-start text:name="charming-and-open"/><text:soft-page-break/>Charming and Open<text:bookmark-end text:name="charming-and-open"/></text:h>
        <text:p text:style-name="P104">When you <text:span text:style-name="T1">speak frankly with someone</text:span>, you can ask their player a question from the list below. They must answer it truthfully, then they may ask you a question from the list (which you must answer truthfully).</text:p>
        <text:list xml:id="list120413434151701" text:continue-list="list120413924101491" text:style-name="WWNum1030">
          <text:list-item>
            <text:p text:style-name="P32">Whom do you serve?</text:p>
          </text:list-item>
          <text:list-item>
            <text:p text:style-name="P32">What do you wish I would do?</text:p>
          </text:list-item>
          <text:list-item>
            <text:p text:style-name="P32">How can I get you to _______________ ?</text:p>
          </text:list-item>
          <text:list-item>
            <text:p text:style-name="P32">What are you really feeling right now?</text:p>
          </text:list-item>
          <text:list-item>
            <text:p text:style-name="P32">What do you most desire?</text:p>
          </text:list-item>
        </text:list>
        <text:h text:style-name="P112" text:outline-level="2"><text:bookmark-start text:name="a-port-in-the-storm"/>A Port in the Storm<text:bookmark-end text:name="a-port-in-the-storm"/></text:h>
        <text:p text:style-name="P104">When you <text:span text:style-name="T1">return to a civilized settlement you’ve visited before</text:span>, tell the GM when you were last here. They’ll tell you how it’s changed since then.</text:p>
        <text:h text:style-name="P112" text:outline-level="2"><text:bookmark-start text:name="advanced-moves-1"/>Advanced Moves<text:bookmark-end text:name="advanced-moves-1"/></text:h>
        <text:p text:style-name="P104">When you gain a level from 2-5, choose from these moves.</text:p>
        <text:list xml:id="list120412011821602" text:continue-list="list120413434151701" text:style-name="WWNum1031">
          <text:list-item>
            <text:p text:style-name="P144">☐ Healing Song: When you <text:span text:style-name="T1">heal with arcane art</text:span>, you heal +1d8 damage.</text:p>
          </text:list-item>
          <text:list-item>
            <text:p text:style-name="P144">☐ Vicious Cacophony: When you <text:span text:style-name="T1">grant bonus damage with arcane art</text:span>, you grant an extra +1d4 damage.</text:p>
          </text:list-item>
          <text:list-item>
            <text:p text:style-name="P144">☐ It Goes To Eleven: When you <text:span text:style-name="T1">unleash a crazed performance</text:span> (a righteous lute solo or mighty brass blast, maybe) choose a target who can hear you and roll+Cha. <text:span text:style-name="T2">On a 10+</text:span> the target attacks their nearest ally in range. <text:span text:style-name="T2">On a 7–9:</text:span> they attack their nearest ally, but you also draw their attention and ire.</text:p>
          </text:list-item>
          <text:list-item>
            <text:p text:style-name="P144">☐ Metal Hurlant: When you <text:span text:style-name="T1">shout with great force or play a shattering note</text:span> choose a target and roll+Con. <text:span text:style-name="T2">On a 10+</text:span> the target takes 1d10 damage and is deafened for a few minutes. <text:span text:style-name="T2">On a 7–9:</text:span> you still damage your target, but it’s out of control: the GM will choose an additional target nearby.</text:p>
          </text:list-item>
          <text:list-item>
            <text:p text:style-name="P144">☐ A Little Help From My Friends: When you <text:span text:style-name="T1">successfully aid someone</text:span> you take +1 forward as well.</text:p>
          </text:list-item>
          <text:list-item>
            <text:p text:style-name="P144">☐ Eldritch Tones: Your arcane art is strong, allowing you to choose two effects instead of one.</text:p>
          </text:list-item>
          <text:list-item>
            <text:p text:style-name="P144">☐ Duelist’s Parry: When you hack and slash, you take +1 armor forward.</text:p>
          </text:list-item>
          <text:list-item>
            <text:p text:style-name="P144">☐ Bamboozle: When you <text:span text:style-name="T1">parley with someone</text:span>, on a 7+ you also take +1 forward with them.</text:p>
          </text:list-item>
          <text:list-item>
            <text:p text:style-name="P144">☐ Multiclass Dabbler: Get one move from another class. Treat your level as one lower for choosing the move.</text:p>
          </text:list-item>
          <text:list-item>
            <text:p text:style-name="P144">☐ Multiclass Initiate: Get one move from another class. Treat your level as one lower for choosing the move.</text:p>
          </text:list-item>
        </text:list>
        <text:p text:style-name="P104">When you gain a level from 6-10, choose from these moves or the level 2-5 moves.</text:p>
        <text:list xml:id="list120412961455824" text:continue-list="list120412011821602" text:style-name="WWNum1032">
          <text:list-item>
            <text:p text:style-name="P145">☐ Healing Chorus (Replaces: Healing Song): When you <text:span text:style-name="T1">heal with arcane art</text:span>, you heal +2d8 damage.</text:p>
          </text:list-item>
          <text:list-item>
            <text:p text:style-name="P145">☐ Vicious Blast (Replaces: Vicious Cacophony): When you <text:span text:style-name="T1">grant bonus damage with arcane art</text:span>, you grant an extra +2d4 damage.</text:p>
          </text:list-item>
          <text:list-item>
            <text:p text:style-name="P145">☐ Unforgettable Face: When you <text:span text:style-name="T1">meet someone you’ve met before</text:span> (your call) after some time apart you take +1 forward against them.</text:p>
          </text:list-item>
          <text:list-item>
            <text:p text:style-name="P145">☐ Reputation: When you <text:span text:style-name="T1">first meet someone who’s heard songs about you</text:span>, roll+Cha. <text:span text:style-name="T2">On a 10+</text:span>, tell the GM two things they’ve heard about you. <text:span text:style-name="T2">On a 7-9</text:span>, tell the GM one thing they’ve heard, and the GM tells you one thing.</text:p>
          </text:list-item>
          <text:list-item>
            <text:p text:style-name="P145">☐ Eldritch Chord (Replaces: Eldritch Tones): When you use arcane art, you choose two effects. You also get to choose one of those effects to double.</text:p>
          </text:list-item>
          <text:list-item>
            <text:p text:style-name="P145">☐ An Ear For Magic: When you <text:span text:style-name="T1">hear an enemy cast a spell</text:span> the GM will tell you the name of the spell and its effects. Take +1 forward when acting on the answers.</text:p>
          </text:list-item>
          <text:list-item>
            <text:p text:style-name="P145">☐ Devious: When you use charming and open you may also ask “How are you vulnerable to me?” Your subject may not ask this question of you.</text:p>
          </text:list-item>
          <text:list-item>
            <text:p text:style-name="P145">☐ Duelist’s Block (Replaces: Duelist’s Parry) When you hack and slash, you take +2 armor forward.</text:p>
          </text:list-item>
          <text:list-item>
            <text:p text:style-name="P145">☐ Con (Replaces: Bamboozle): When you <text:span text:style-name="T1">parley with someone</text:span>, on a 7+ you also take +1 forward with them and get to ask their player one question which they must answer truthfully.</text:p>
          </text:list-item>
          <text:list-item>
            <text:p text:style-name="P145">☐ Multiclass Master: Get one move from another class. Treat your level as one lower for choosing the move.</text:p>
          </text:list-item>
        </text:list>
        <text:h text:style-name="P106" text:outline-level="1"/>
        <text:h text:style-name="P109" text:outline-level="1"><text:bookmark-start text:name="the-cleric"/><text:soft-page-break/>The Cleric<text:bookmark-end text:name="the-cleric"/><text:line-break/></text:h>
        <text:list xml:id="list120413112528373" text:continue-list="list120412961455824" text:style-name="WWNum1033">
          <text:list-item>
            <text:p text:style-name="P126">Name:</text:p>
          </text:list-item>
          <text:list-item>
            <text:p text:style-name="P126">Looks:</text:p>
          </text:list-item>
          <text:list-item>
            <text:p text:style-name="P126">Background:</text:p>
          </text:list-item>
          <text:list-item>
            <text:p text:style-name="P126">Level:</text:p>
          </text:list-item>
          <text:list-item>
            <text:p text:style-name="P126">XP:</text:p>
          </text:list-item>
          <text:list-item>
            <text:p text:style-name="P126">Armor:</text:p>
          </text:list-item>
          <text:list-item>
            <text:p text:style-name="P126">Max HP:</text:p>
          </text:list-item>
          <text:list-item>
            <text:p text:style-name="P126">Current HP:</text:p>
          </text:list-item>
          <text:list-item>
            <text:p text:style-name="P126">Carry Weight:</text:p>
          </text:list-item>
          <text:list-item>
            <text:p text:style-name="P126">Damage:</text:p>
          </text:list-item>
        </text:list>
        <text:p text:style-name="P105"><text:span text:style-name="T3">Assign these scores (and bonusses) to your stats: 16 (+2), 15 (+1), 13 (+1), 12 (+0), 9 (+0), 8 (-1).</text:span></text:p>
        <text:list xml:id="list120412055418338" text:continue-list="list120413112528373" text:style-name="WWNum1034">
          <text:list-item>
            <text:p text:style-name="P127">STR ([ ] Weak -1):</text:p>
          </text:list-item>
          <text:list-item>
            <text:p text:style-name="P127">DEX ([ ] Shaky -1):</text:p>
          </text:list-item>
          <text:list-item>
            <text:p text:style-name="P127">CON ([ ] Sick -1):</text:p>
          </text:list-item>
          <text:list-item>
            <text:p text:style-name="P127">INT ([ ] Stunned -1):</text:p>
          </text:list-item>
          <text:list-item>
            <text:p text:style-name="P127">WIS ([ ] Confused -1):</text:p>
          </text:list-item>
          <text:list-item>
            <text:p text:style-name="P127">CHA ([ ] Scarred -1):</text:p>
          </text:list-item>
        </text:list>
        <text:h text:style-name="P112" text:outline-level="2"><text:bookmark-start text:name="stats-2"/>Stats<text:bookmark-end text:name="stats-2"/></text:h>
        <text:p text:style-name="P104">Your maximum HP is 8+Constitution.</text:p>
        <text:p text:style-name="P170">Your base damage is d6.</text:p>
        <text:h text:style-name="P112" text:outline-level="2"><text:bookmark-start text:name="alignment-2"/>Alignment<text:bookmark-end text:name="alignment-2"/></text:h>
        <text:list xml:id="list120413331426479" text:continue-list="list120412055418338" text:style-name="WWNum1035">
          <text:list-item>
            <text:p text:style-name="P33">☐ Good: Endanger yourself to heal another.</text:p>
          </text:list-item>
          <text:list-item>
            <text:p text:style-name="P33">☐ Lawful: Endanger yourself following the precepts of your church or god.</text:p>
          </text:list-item>
          <text:list-item>
            <text:p text:style-name="P33">☐ Evil: Harm another to prove the superiority of your church or god.</text:p>
          </text:list-item>
          <text:list-item>
            <text:p text:style-name="P33">☐ Other: ____________________</text:p>
          </text:list-item>
        </text:list>
        <text:h text:style-name="P112" text:outline-level="2"><text:bookmark-start text:name="race-2"/>Race<text:bookmark-end text:name="race-2"/></text:h>
        <text:p text:style-name="P104">Choose a race and gain the corresponding move:</text:p>
        <text:list xml:id="list120412819130917" text:continue-list="list120413331426479" text:style-name="WWNum1036">
          <text:list-item>
            <text:p text:style-name="P34">☐ Dwarf: You are one with stone. When you commune you are also granted a special version of Words of the Unspeaking as a rote which only works on stone.</text:p>
          </text:list-item>
          <text:list-item>
            <text:p text:style-name="P34">☐ Elf: ____________________</text:p>
          </text:list-item>
          <text:list-item>
            <text:p text:style-name="P34">☐ Halfling: ____________________</text:p>
          </text:list-item>
          <text:list-item>
            <text:p text:style-name="P34">☐ Human: Your faith is diverse. Choose one wizard spell. You can cast and be granted that spell as if it was a cleric spell.</text:p>
          </text:list-item>
        </text:list>
        <text:h text:style-name="P112" text:outline-level="2"><text:bookmark-start text:name="bonds-2"/>Bonds<text:bookmark-end text:name="bonds-2"/></text:h>
        <text:p text:style-name="P104">Fill in the name of one of your companions in at least one:</text:p>
        <text:list xml:id="list120414033814334" text:continue-list="list120412819130917" text:style-name="WWNum1037">
          <text:list-item>
            <text:p text:style-name="P35">_______________ has insulted my deity; I do not trust them.</text:p>
          </text:list-item>
          <text:list-item>
            <text:p text:style-name="P35">_______________ is a good and faithful person; I trust them implicitly.</text:p>
          </text:list-item>
          <text:list-item>
            <text:p text:style-name="P35">_______________ is in constant danger, I will keep them safe.</text:p>
          </text:list-item>
          <text:list-item>
            <text:p text:style-name="P35">I am working on converting _______________ to my faith.</text:p>
          </text:list-item>
        </text:list>
        <text:h text:style-name="P112" text:outline-level="2"><text:bookmark-start text:name="gear-2"/>Gear<text:bookmark-end text:name="gear-2"/></text:h>
        <text:p text:style-name="P104">Your load is 10+Str. You carry dungeon rations (5 uses, 1 weight) and some symbol of the divine, describe it (0 weight). Choose your defenses:</text:p>
        <text:list xml:id="list120412743093749" text:continue-list="list120414033814334" text:style-name="WWNum1038">
          <text:list-item>
            <text:p text:style-name="P36">☐ Chainmail (1 armor, 1 weight)</text:p>
          </text:list-item>
          <text:list-item>
            <text:p text:style-name="P36">☐ Shield (+1 armor, 2 weight)</text:p>
          </text:list-item>
        </text:list>
        <text:p text:style-name="P104">Choose your armament:</text:p>
        <text:list xml:id="list120412985278740" text:continue-list="list120412743093749" text:style-name="WWNum1039">
          <text:list-item>
            <text:p text:style-name="P37">☐ Warhammer (close, 1 weight)</text:p>
          </text:list-item>
          <text:list-item>
            <text:p text:style-name="P37">☐ Mace (close, 1 weight)</text:p>
          </text:list-item>
          <text:list-item>
            <text:p text:style-name="P37">☐ Staff (close, two-handed, 1 weight) and bandages (0 weight)</text:p>
          </text:list-item>
        </text:list>
        <text:p text:style-name="P104">Choose one:</text:p>
        <text:list xml:id="list120413204664293" text:continue-list="list120412985278740" text:style-name="WWNum1040">
          <text:list-item>
            <text:p text:style-name="P38">☐ Adventuring gear (1 weight) and dungeon rations (5 uses, 1 weight)</text:p>
          </text:list-item>
          <text:list-item>
            <text:p text:style-name="P38">☐ Healing potion (0 weight)</text:p>
          </text:list-item>
        </text:list>
        <text:h text:style-name="P112" text:outline-level="2"><text:bookmark-start text:name="class-moves-2"/>Class Moves<text:bookmark-end text:name="class-moves-2"/></text:h>
        <text:p text:style-name="P104">You start with these moves:</text:p>
        <text:h text:style-name="P112" text:outline-level="2"><text:bookmark-start text:name="deity"/>Deity<text:bookmark-end text:name="deity"/></text:h>
        <text:p text:style-name="P104">You serve and worship some deity or power which grants you spells. Give your god a name (maybe Helferth, Sucellus, Zorica or Krugon the Bleak) and choose your deity’s domain:</text:p>
        <text:list xml:id="list120413600301976" text:continue-list="list120413204664293" text:style-name="WWNum1041">
          <text:list-item>
            <text:p text:style-name="P39">☐ Healing and Restoration</text:p>
          </text:list-item>
          <text:list-item>
            <text:p text:style-name="P39">☐ Bloody Conquest</text:p>
          </text:list-item>
          <text:list-item>
            <text:p text:style-name="P39">☐ Civilization</text:p>
          </text:list-item>
          <text:list-item>
            <text:p text:style-name="P39">☐ Knowledge and Hidden Things</text:p>
          </text:list-item>
          <text:list-item>
            <text:p text:style-name="P39">☐ The Downtrodden and Forgotten</text:p>
          </text:list-item>
          <text:list-item>
            <text:p text:style-name="P39">☐ What Lies Beneath</text:p>
          </text:list-item>
        </text:list>
        <text:p text:style-name="P104">Choose one precept of your religion:</text:p>
        <text:list xml:id="list120413836665317" text:continue-list="list120413600301976" text:style-name="WWNum1042">
          <text:list-item>
            <text:p text:style-name="P40">☐ Your religion preaches the sanctity of suffering, add Petition: Suffering.</text:p>
          </text:list-item>
          <text:list-item>
            <text:p text:style-name="P40">☐ Your religion is cultish and insular, add Petition: Gaining Secrets.</text:p>
          </text:list-item>
          <text:list-item>
            <text:p text:style-name="P40">☐ Your religion has important sacrificial rites, add Petition: Offering.</text:p>
          </text:list-item>
          <text:list-item>
            <text:p text:style-name="P40">☐ Your religion believes in trial by combat, add Petition: Personal Victory</text:p>
          </text:list-item>
        </text:list>
        <text:h text:style-name="P112" text:outline-level="2"><text:bookmark-start text:name="divine-guidance"/>Divine Guidance<text:bookmark-end text:name="divine-guidance"/></text:h>
        <text:p text:style-name="P104">When you <text:span text:style-name="T1">petition your deity according to the precept of your religion</text:span>, you are granted some useful knowledge or boon related to your deity’s domain. The GM will tell you what.</text:p>
        <text:h text:style-name="P112" text:outline-level="2"><text:bookmark-start text:name="turn-undead"/>Turn Undead<text:bookmark-end text:name="turn-undead"/></text:h>
        <text:p text:style-name="P104">When you <text:span text:style-name="T1">hold your holy symbol aloft and call on your deity for protection</text:span>, roll+Wis. ✴On a 7+, so long as you continue to pray and brandish your holy symbol, no undead may come within reach of you. ✴On a 10+, you also momentarily daze intelligent undead and cause mindless undead to flee. Aggression breaks the effects and they are able to act as normal. Intelligent undead may still find ways to harry you from afar. They’re clever like that.</text:p>
        <text:h text:style-name="P112" text:outline-level="2"><text:bookmark-start text:name="commune"/>Commune<text:bookmark-end text:name="commune"/></text:h>
        <text:p text:style-name="P104">When you <text:span text:style-name="T1">spend uninterrupted time (an hour or so) in quiet communion with your deity</text:span>, you:</text:p>
        <text:list xml:id="list120412799275494" text:continue-list="list120413836665317" text:style-name="WWNum1043">
          <text:list-item>
            <text:p text:style-name="P41"><text:soft-page-break/>Lose any spells already granted to you.</text:p>
          </text:list-item>
          <text:list-item>
            <text:p text:style-name="P41">Are granted new spells of your choice whose total levels don’t exceed your own level+1, and none of which is a higher level than your own level.</text:p>
          </text:list-item>
          <text:list-item>
            <text:p text:style-name="P41">Prepare all of your rotes, which never count against your limit.</text:p>
          </text:list-item>
        </text:list>
        <text:h text:style-name="P112" text:outline-level="2"><text:bookmark-start text:name="cast-a-spell"/>Cast a Spell<text:bookmark-end text:name="cast-a-spell"/></text:h>
        <text:p text:style-name="P104">When you <text:span text:style-name="T1">unleash a spell granted to you by your deity</text:span>, roll+Wis. <text:span text:style-name="T2">On a 10+</text:span>, the spell is successfully cast and your deity does not revoke the spell, so you may cast it again. <text:span text:style-name="T2">On a 7–9</text:span>, the spell is cast, but choose one:</text:p>
        <text:list xml:id="list120413758326869" text:continue-list="list120412799275494" text:style-name="WWNum1044">
          <text:list-item>
            <text:p text:style-name="P42">You draw unwelcome attention or put yourself in a spot. The GM will tell you how.</text:p>
          </text:list-item>
          <text:list-item>
            <text:p text:style-name="P42">Your casting distances you from your deity—take -1 ongoing to cast a spell until the next time you commune.</text:p>
          </text:list-item>
          <text:list-item>
            <text:p text:style-name="P42">After you cast it, the spell is revoked by your deity. You cannot cast the spell again until you commune and have it granted to you.</text:p>
          </text:list-item>
        </text:list>
        <text:p text:style-name="P104">Note that maintaining spells with ongoing effects will sometimes cause a penalty to your roll to cast a spell.</text:p>
        <text:h text:style-name="P112" text:outline-level="2"><text:bookmark-start text:name="advanced-moves-2"/>Advanced Moves<text:bookmark-end text:name="advanced-moves-2"/></text:h>
        <text:p text:style-name="P101">When you gain a level from 2–5, choose from these moves.</text:p>
        <text:list xml:id="list120412160764923" text:continue-list="list120413758326869" text:style-name="WWNum1045">
          <text:list-item>
            <text:p text:style-name="P114">☐ Chosen One: Choose one spell. You are granted that spell as if it was one level lower.</text:p>
          </text:list-item>
          <text:list-item>
            <text:p text:style-name="P114">☐ Invigorate: When you <text:span text:style-name="T1">heal someone</text:span> they take +2 forward to their damage.</text:p>
          </text:list-item>
          <text:list-item>
            <text:p text:style-name="P114">☐ The Scales of Life and Death: When <text:span text:style-name="T1">someone takes their last breath in your presence</text:span>, they take +1 to the roll.</text:p>
          </text:list-item>
          <text:list-item>
            <text:p text:style-name="P114">☐ Serenity: When you cast a spell you ignore the first -1 penalty from ongoing spells.</text:p>
          </text:list-item>
          <text:list-item>
            <text:p text:style-name="P114">☐ First Aid: Cure Light Wounds is a rote for you, and therefore doesn’t count against your limit of granted spells.</text:p>
          </text:list-item>
          <text:list-item>
            <text:p text:style-name="P114">☐ Divine Intervention: When you commune you get 1 hold and lose any hold you already had. Spend that hold when you or an ally takes damage to call on your deity, they intervene with an appropriate manifestation (a sudden gust of wind, a lucky slip, a burst of light) and negate the damage.</text:p>
          </text:list-item>
          <text:list-item>
            <text:p text:style-name="P114">☐ Penitent: When you <text:span text:style-name="T1">take damage and embrace the pain</text:span>, you may take +1d4 damage (ignoring armor). If you do, take +1 forward to cast a spell.</text:p>
          </text:list-item>
          <text:list-item>
            <text:p text:style-name="P114">☐ Empower: When you cast a spell, on a 10+ you have the option of choosing from the 7–9 list. If you do, you may choose one of these effects as well: 1) The spell’s effects are doubled. 2) The spell’s targets are doubled.</text:p>
          </text:list-item>
          <text:list-item>
            <text:p text:style-name="P114">☐ Orison for Guidance: When you <text:span text:style-name="T1">sacrifice something of value to your deity and pray for guidance</text:span>, your deity tells you what it would have you do. If you do it, mark experience.</text:p>
          </text:list-item>
          <text:list-item>
            <text:p text:style-name="P114">☐ Divine Protection: When you wear no armor or shield you get 2 armor.</text:p>
          </text:list-item>
          <text:list-item>
            <text:p text:style-name="P114">☐ Devoted Healer: When you heal someone else of damage, add your level to the amount of damage healed.</text:p>
          </text:list-item>
        </text:list>
        <text:p text:style-name="P101">When you gain a level from 6–10, choose from these moves or the level 2–5 moves.</text:p>
        <text:list xml:id="list120412305890578" text:continue-list="list120412160764923" text:style-name="WWNum1046">
          <text:list-item>
            <text:p text:style-name="P115">☐ Anointed (Requires: Chosen One): Choose one spell in addition to the one you picked for chosen one. You are granted that spell as if it was one level lower.</text:p>
          </text:list-item>
          <text:list-item>
            <text:p text:style-name="P115">☐ Apotheosis: The first time you <text:span text:style-name="T1">spend time in prayer as appropriate to your god</text:span> after taking this move, choose a feature associated with your deity (rending claws, wings of sapphire feathers, an all-seeing third eye, etc.). When you emerge from prayer, you permanently gain that physical feature.</text:p>
          </text:list-item>
          <text:list-item>
            <text:p text:style-name="P115">☐ Reaper: When you <text:span text:style-name="T1">take time after a conflict to dedicate your victory to your deity and deal with the dead</text:span>, take +1 forward.</text:p>
          </text:list-item>
          <text:list-item>
            <text:p text:style-name="P115">☐ Providence (Replaces: Serenity): You ignore the -1 penalty from two spells you maintain.</text:p>
          </text:list-item>
          <text:list-item>
            <text:p text:style-name="P115">☐ Greater First Aid (Requires: First Aid): Cure Moderate Wounds is a rote for you, and therefore doesn’t count against your limit of granted spells.</text:p>
          </text:list-item>
          <text:list-item>
            <text:p text:style-name="P115">☐ Divine Invincibility (Replaces: Divine Intervention): When you commune you gain 2 hold and lose any hold you already had. Spend that hold when you or an ally takes damage to call on your deity, who intervenes with an appropriate manifestation (a sudden gust of wind, a lucky slip, a burst of light) and negates the damage.</text:p>
          </text:list-item>
          <text:list-item>
            <text:p text:style-name="P115">☐ Martyr (Replaces: Penitent): When you <text:span text:style-name="T1">take damage and embrace the pain</text:span>, you may take +1d4 damage (ignoring armor). If you do, take +1 forward to cast a spell and add your level to any damage done or healed by the spell.</text:p>
          </text:list-item>
          <text:list-item>
            <text:p text:style-name="P115">☐ Divine Armor (Replaces: Divine Protection): When you wear no armor or shield you get 3 armor.</text:p>
          </text:list-item>
          <text:list-item>
            <text:p text:style-name="P115">☐ Greater Empower (Replaces: Empower): When you cast a spell, on a 10–11 you have the option of choosing from the 7–9 list. If you do, you may choose one of these effects as well. On a 12+ you get to choose one of these effects for free: 1) The spell’s effects are doubled. 2) The spell’s targets are doubled.</text:p>
          </text:list-item>
          <text:list-item>
            <text:p text:style-name="P115">☐ Multiclass Dabbler: Get one move from another class. Treat your level as one lower for choosing the move.</text:p>
          </text:list-item>
        </text:list>
        <text:h text:style-name="P106" text:outline-level="1"><text:bookmark-start text:name="cleric-spells"/><text:soft-page-break/>Cleric Spells<text:bookmark-end text:name="cleric-spells"/></text:h>
        <text:h text:style-name="P112" text:outline-level="2"><text:bookmark-start text:name="rotes"/>Rotes<text:bookmark-end text:name="rotes"/></text:h>
        <text:p text:style-name="P104">Every time you commune, you gain access to all of your rotes without having to select them or count them toward your allotment of spells.</text:p>
        <text:list xml:id="list120412167554986" text:continue-list="list120412305890578" text:style-name="WWNum1047">
          <text:list-item>
            <text:p text:style-name="P146">Light Rote: An item you touch glows with divine light, about as bright as a torch. It gives off no heat or sound and requires no fuel but is otherwise like a mundane torch. You have complete control of the color of the flame. The spell lasts as long as it is in your presence.</text:p>
          </text:list-item>
          <text:list-item>
            <text:p text:style-name="P146">Sanctify Rote: Food or water you hold in your hands while you cast this spell is consecrated by your deity. In addition to now being holy or unholy, the affected substance is purified of any mundane spoilage.</text:p>
          </text:list-item>
          <text:list-item>
            <text:p text:style-name="P146">Guidance Rote: The symbol of your deity appears before you and gestures towards the direction or course of action your deity would have you take then disappears. The message is through gesture only; your communication through this spell is severely limited.</text:p>
          </text:list-item>
        </text:list>
        <text:h text:style-name="P112" text:outline-level="2"><text:bookmark-start text:name="level-1-spells"/>Level 1 Spells<text:bookmark-end text:name="level-1-spells"/></text:h>
        <text:list xml:id="list120413360326224" text:continue-list="list120412167554986" text:style-name="WWNum1048">
          <text:list-item>
            <text:p text:style-name="P147">☐ Bless (Level 1 <text:span text:style-name="T3">Ongoing</text:span>): Your deity smiles upon a combatant of your choice. They take +1 ongoing so long as battle continues and they stand and fight. While this spell is ongoing you take -1 to cast a spell.</text:p>
          </text:list-item>
          <text:list-item>
            <text:p text:style-name="P147">☐ Cure Light Wounds (Level 1): At your touch wounds scab and bones cease to ache. Heal an ally you touch of 1d8 damage.</text:p>
          </text:list-item>
          <text:list-item>
            <text:p text:style-name="P147">☐ Detect Alignment (Level 1): When you cast this spell choose an alignment: Good, Evil, Lawful, or Chaotic. One of your senses is briefly able to detect that alignment. The GM will tell you what here is of that alignment.</text:p>
          </text:list-item>
          <text:list-item>
            <text:p text:style-name="P147">☐ Cause Fear (Level 1 <text:span text:style-name="T3">Ongoing</text:span>): Choose a target you can see and a nearby object. The target is afraid of the object so long as you maintain the spell. Their reaction is up to them: flee, panic, beg, fight. While this spell is ongoing you take -1 to cast a spell. You cannot target entities with less than animal intelligence (magical constructs, undead, automatons, and the like).</text:p>
          </text:list-item>
          <text:list-item>
            <text:p text:style-name="P147">☐ Magic Weapon (Level 1 <text:span text:style-name="T3">Ongoing</text:span>): The weapon you hold while casting does +1d4 damage until you dismiss this spell. While this spell is ongoing you take -1 to cast a spell.</text:p>
          </text:list-item>
          <text:list-item>
            <text:p text:style-name="P147">☐ Sanctuary (Level 1): As you cast this spell, you walk the perimeter of an area, consecrating it to your deity. As long as you stay within that area you are alerted whenever someone acts with malice within the sanctuary (including entering with harmful intent). Anyone who receives healing within a sanctuary heals +1d4 HP.</text:p>
          </text:list-item>
          <text:list-item>
            <text:p text:style-name="P147">☐ Speak With Dead (Level 1): A corpse converses with you briefly. It will answer any three questions you pose to it to the best of the knowledge it had in life and the knowledge it gained in death.</text:p>
          </text:list-item>
        </text:list>
        <text:h text:style-name="P112" text:outline-level="2"><text:bookmark-start text:name="level-3-spells"/>Level 3 Spells<text:bookmark-end text:name="level-3-spells"/></text:h>
        <text:list xml:id="list120412220637682" text:continue-list="list120413360326224" text:style-name="WWNum1049">
          <text:list-item>
            <text:p text:style-name="P148">☐ Animate Dead (Level 3 <text:span text:style-name="T3">Ongoing</text:span>): You invoke a hungry spirit to possess a recently-dead body and serve you. This creates a zombie that follows your orders to the best of its limited abilities. Treat the zombie as a character, but with access to only the basic moves. It has a +1 modifier for all stats and 1 HP. The zombie lasts until it is destroyed by taking damage in excess of its HP, or until you end the spell. While this spell is ongoing you take -1 to cast a spell. The zombie also gets your choice of 1d4 of these traits: 1) It’s talented. Give one stat a +2 modifier. 2) It’s durable. It has +2 HP for each level you have. 3) It has a functioning brain and can complete complex tasks. 4) It does not appear obviously dead, at least for a day or two.</text:p>
          </text:list-item>
          <text:list-item>
            <text:p text:style-name="P148">☐ Cure Moderate Wounds (Level 3): You staunch bleeding and set bones through magic. Heal an ally you touch of 2d8 damage.</text:p>
          </text:list-item>
          <text:list-item>
            <text:p text:style-name="P148">☐ Darkness (Level 3 <text:span text:style-name="T3">Ongoing</text:span>): Choose an area you can see: it’s filled with supernatural darkness and shadow. While this spell is ongoing you take -1 to cast a spell.</text:p>
          </text:list-item>
          <text:list-item>
            <text:p text:style-name="P148">☐ Resurrection (Level 3): Tell the GM you would like to resurrect a corpse whose soul has not yet fully departed this world. Resurrection is always possible, but the GM will give you one or more (possibly all) of these conditions to fulfill. The GM may, depending on the circumstances, allow you to resurrect the corpse now, with the understanding that the conditions must be met before it’s permanent, or require you to meet the conditions before the corpse is resurrected. 1) It’s going to take days/weeks/months. 2) You must get help from _______________. 3) It will require a lot of money. 4) You must sacrifice _______________ to do it.</text:p>
          </text:list-item>
          <text:list-item>
            <text:p text:style-name="P148">☐ Hold Person (Level 3): Choose a person you can see. Until you cast a spell or leave their presence they cannot act except to speak. This effect ends immediately if the target takes damage from any source.</text:p>
          </text:list-item>
        </text:list>
        <text:h text:style-name="P112" text:outline-level="2"><text:bookmark-start text:name="level-5-spells"/><text:soft-page-break/>Level 5 Spells<text:bookmark-end text:name="level-5-spells"/></text:h>
        <text:list xml:id="list120413790392784" text:continue-list="list120412220637682" text:style-name="WWNum1050">
          <text:list-item>
            <text:p text:style-name="P149">☐ Revelation (Level 5): Your deity answers your prayers with a moment of perfect understanding. The GM will shed light on the current situation. When acting on the information, you take +1 forward.</text:p>
          </text:list-item>
          <text:list-item>
            <text:p text:style-name="P149">☐ Cure Critical Wounds (Level 5): Heal an ally you touch of 3d8 damage.</text:p>
          </text:list-item>
          <text:list-item>
            <text:p text:style-name="P149">☐ Divination (Level 5): Name a person, place, or thing you want to learn about. Your deity grants you visions of the target, as clear as if you were there.</text:p>
          </text:list-item>
          <text:list-item>
            <text:p text:style-name="P149">☐ Contagion (Level 5 <text:span text:style-name="T3">Ongoing</text:span>): Choose a creature you can see. Until you end this spell, the target suffers from a disease of your choice. While this spell is ongoing you take -1 to cast a spell.</text:p>
          </text:list-item>
          <text:list-item>
            <text:p text:style-name="P149">☐ Words of the Unspeaking (Level 5): With a touch you speak to the spirits within things. The non-living object you touch answers three questions you pose, as best it can.</text:p>
          </text:list-item>
          <text:list-item>
            <text:p text:style-name="P149">☐ True Seeing (Level 5 <text:span text:style-name="T3">Ongoing</text:span>): Your vision is opened to the true nature of everything you lay your eyes on. You pierce illusions and see things that have been hidden. The GM will describe the area before you ignoring any illusions and falsehoods, magical or otherwise. While this spell is ongoing you take -1 to cast a spell.</text:p>
          </text:list-item>
          <text:list-item>
            <text:p text:style-name="P149">☐ Trap Soul (Level 5): You trap the soul of a dying creature within a gem. The trapped creature is aware of its imprisonment but can still be manipulated through spells, parley, and other effects. All moves against the trapped creature are at +1. You can free the soul at any time but it can never be recaptured once freed.</text:p>
          </text:list-item>
        </text:list>
        <text:h text:style-name="P112" text:outline-level="2"><text:bookmark-start text:name="level-7-spells"/>Level 7 Spells<text:bookmark-end text:name="level-7-spells"/></text:h>
        <text:list xml:id="list120413825012575" text:continue-list="list120413790392784" text:style-name="WWNum1051">
          <text:list-item>
            <text:p text:style-name="P150">☐ Word of Recall (Level 7): Choose a word. The first time after casting this spell that you speak the chosen word, you and any allies touching you when you cast the spell are immediately returned to the exact spot where you cast the spell. You can only maintain a single location; casting Word of Recall again before speaking the word replaces the earlier spell.</text:p>
          </text:list-item>
          <text:list-item>
            <text:p text:style-name="P150">☐ Heal (Level 7): Touch an ally and you may heal their damage a number of points up to your maximum HP.</text:p>
          </text:list-item>
          <text:list-item>
            <text:p text:style-name="P150">☐ Harm (Level 7): Touch an enemy and strike them with divine wrath—deal 2d8 damage to them and 1d6 damage to yourself. This damage ignores armor.</text:p>
          </text:list-item>
          <text:list-item>
            <text:p text:style-name="P150">☐ Sever (Level 7 <text:span text:style-name="T3">Ongoing</text:span>): Choose an appendage on the target such as an arm, tentacle, or wing. The appendage is magically severed from their body, causing no damage but considerable pain. Missing an appendage may, for example, keep a winged creature from flying, or a bull from goring you on its horns. While this spell is ongoing you take -1 to cast a spell.</text:p>
          </text:list-item>
          <text:list-item>
            <text:p text:style-name="P150">☐ Mark of Death (Level 7): Choose a creature whose true name you know. This spell creates permanent runes on a target surface that will kill that creature, should they read them.</text:p>
          </text:list-item>
          <text:list-item>
            <text:p text:style-name="P150">☐ Control Weather (Level 7): Pray for rain—or sun, wind, or snow. Within a day or so, your god will answer. The weather will change according to your will and last a handful of days.</text:p>
          </text:list-item>
        </text:list>
        <text:h text:style-name="P112" text:outline-level="2"><text:bookmark-start text:name="level-9-spells"/>Level 9 Spells<text:bookmark-end text:name="level-9-spells"/></text:h>
        <text:list xml:id="list120412221025325" text:continue-list="list120413825012575" text:style-name="WWNum1052">
          <text:list-item>
            <text:p text:style-name="P151">☐ Storm of Vengeance (Level 9): Your deity brings the unnatural weather of your choice to pass. Rain of blood or acid, clouds of souls, wind that can carry away buildings, or any other weather you can imagine: ask and it shall come.</text:p>
          </text:list-item>
          <text:list-item>
            <text:p text:style-name="P151">☐ Repair (Level 9): Choose one event in the target’s past. All effects of that event, including damage, poison, disease, and magical effects, are ended and repaired. HP and diseases are healed, poisons are neutralized, magical effects are ended.</text:p>
          </text:list-item>
          <text:list-item>
            <text:p text:style-name="P151">☐ Divine Presence (Level 9 <text:span text:style-name="T3">Ongoing</text:span>): Every creature must ask your leave to enter your presence, and you must give permission aloud for them to enter. Any creature without your leave takes an extra 1d10 damage whenever they take damage in your presence. While this spell is ongoing you take -1 to cast a spell.</text:p>
          </text:list-item>
          <text:list-item>
            <text:p text:style-name="P151">☐ Consume Unlife (Level 9): The mindless undead creature you touch is destroyed and you steal its death energy to heal yourself or the next ally you touch. The amount of damage healed is equal to the HP that the creature had remaining before you destroyed it.</text:p>
          </text:list-item>
          <text:list-item>
            <text:p text:style-name="P151">☐ Plague Level (9 <text:span text:style-name="T3">Ongoing</text:span>): Name a city, town, encampment, or other place where people live. As long as this spell is active that place is beset by a plague appropriate to your deity’s domains (locusts, death of the first born, etc.) While this spell is ongoing you take -1 to cast a spell.</text:p>
          </text:list-item>
        </text:list>
        <text:h text:style-name="P106" text:outline-level="1"/>
        <text:h text:style-name="P111" text:outline-level="1"><text:bookmark-start text:name="the-druid"/><text:soft-page-break/>The Druid<text:bookmark-end text:name="the-druid"/><text:line-break/></text:h>
        <text:list xml:id="list120413710582759" text:continue-list="list120412221025325" text:style-name="WWNum1053">
          <text:list-item>
            <text:p text:style-name="P128">Name:</text:p>
          </text:list-item>
          <text:list-item>
            <text:p text:style-name="P128">Looks:</text:p>
          </text:list-item>
          <text:list-item>
            <text:p text:style-name="P128">Background:</text:p>
          </text:list-item>
          <text:list-item>
            <text:p text:style-name="P128">Level:</text:p>
          </text:list-item>
          <text:list-item>
            <text:p text:style-name="P128">XP:</text:p>
          </text:list-item>
          <text:list-item>
            <text:p text:style-name="P128">Armor:</text:p>
          </text:list-item>
          <text:list-item>
            <text:p text:style-name="P128">Max HP:</text:p>
          </text:list-item>
          <text:list-item>
            <text:p text:style-name="P128">Current HP:</text:p>
          </text:list-item>
          <text:list-item>
            <text:p text:style-name="P128">Carry Weight:</text:p>
          </text:list-item>
          <text:list-item>
            <text:p text:style-name="P128">Damage:</text:p>
          </text:list-item>
        </text:list>
        <text:p text:style-name="P105"><text:span text:style-name="T3">Assign these scores (and bonusses) to your stats: 16 (+2), 15 (+1), 13 (+1), 12 (+0), 9 (+0), 8 (-1).</text:span></text:p>
        <text:list xml:id="list120412167220978" text:continue-list="list120413710582759" text:style-name="WWNum1054">
          <text:list-item>
            <text:p text:style-name="P129">STR ([ ] Weak -1):</text:p>
          </text:list-item>
          <text:list-item>
            <text:p text:style-name="P129">DEX ([ ] Shaky -1):</text:p>
          </text:list-item>
          <text:list-item>
            <text:p text:style-name="P129">CON ([ ] Sick -1):</text:p>
          </text:list-item>
          <text:list-item>
            <text:p text:style-name="P129">INT ([ ] Stunned -1):</text:p>
          </text:list-item>
          <text:list-item>
            <text:p text:style-name="P129">WIS ([ ] Confused -1):</text:p>
          </text:list-item>
          <text:list-item>
            <text:p text:style-name="P129">CHA ([ ] Scarred -1):</text:p>
          </text:list-item>
        </text:list>
        <text:h text:style-name="P112" text:outline-level="2"><text:bookmark-start text:name="stats-3"/>Stats<text:bookmark-end text:name="stats-3"/></text:h>
        <text:p text:style-name="P104">Your maximum HP is 6+Constitution.</text:p>
        <text:p text:style-name="P170">Your base damage is d6.</text:p>
        <text:h text:style-name="P112" text:outline-level="2"><text:bookmark-start text:name="alignment-3"/>Alignment<text:bookmark-end text:name="alignment-3"/></text:h>
        <text:list xml:id="list120413410136222" text:continue-list="list120412167220978" text:style-name="WWNum1055">
          <text:list-item>
            <text:p text:style-name="P43">☐ Chaotic: Destroy a symbol of civilization.</text:p>
          </text:list-item>
          <text:list-item>
            <text:p text:style-name="P43">☐ Good: Help something or someone grow.</text:p>
          </text:list-item>
          <text:list-item>
            <text:p text:style-name="P43">☐ Neutral: Eliminate an unnatural menace.</text:p>
          </text:list-item>
          <text:list-item>
            <text:p text:style-name="P43">☐ Other: ____________________</text:p>
          </text:list-item>
        </text:list>
        <text:h text:style-name="P112" text:outline-level="2"><text:bookmark-start text:name="race-3"/>Race<text:bookmark-end text:name="race-3"/></text:h>
        <text:list xml:id="list120413902883235" text:continue-list="list120413410136222" text:style-name="WWNum1056">
          <text:list-item>
            <text:p text:style-name="P44">☐ Dwarf: ____________________</text:p>
          </text:list-item>
          <text:list-item>
            <text:p text:style-name="P44">☐ Elf: The sap of the elder trees flows within you. In addition to any other attunements, the Great Forest is always considered your land.</text:p>
          </text:list-item>
          <text:list-item>
            <text:p text:style-name="P44">☐ Halfling: ____________________</text:p>
          </text:list-item>
          <text:list-item>
            <text:p text:style-name="P44">☐ Human: As your people learned to bind animals to field and farm, so too are you bound to them. You may always take the shape of any domesticated animal, in addition to your normal options.</text:p>
          </text:list-item>
        </text:list>
        <text:h text:style-name="P112" text:outline-level="2"><text:bookmark-start text:name="bonds-3"/>Bonds<text:bookmark-end text:name="bonds-3"/></text:h>
        <text:p text:style-name="P104">Fill in the name of one of your companions in at least one:</text:p>
        <text:list xml:id="list120413170458259" text:continue-list="list120413902883235" text:style-name="WWNum1057">
          <text:list-item>
            <text:p text:style-name="P45">_______________ smells more like prey than a hunter.</text:p>
          </text:list-item>
          <text:list-item>
            <text:p text:style-name="P45">The spirits spoke to me of a great danger that follows _______________.</text:p>
          </text:list-item>
          <text:list-item>
            <text:p text:style-name="P45">I have showed _______________ a secret rite of the Land.</text:p>
          </text:list-item>
          <text:list-item>
            <text:p text:style-name="P45">_______________ has tasted my blood and I theirs. We are bound by it.</text:p>
          </text:list-item>
        </text:list>
        <text:h text:style-name="P112" text:outline-level="2"><text:bookmark-start text:name="gear-3"/>Gear<text:bookmark-end text:name="gear-3"/></text:h>
        <text:p text:style-name="P104">Your load is 6+Str. You carry some token of your land, describe it.</text:p>
        <text:p text:style-name="P170">Choose your defenses:</text:p>
        <text:list xml:id="list120412946624095" text:continue-list="list120413170458259" text:style-name="WWNum1058">
          <text:list-item>
            <text:p text:style-name="P46">☐ Hide armor (1 armor, 1 weight)</text:p>
          </text:list-item>
          <text:list-item>
            <text:p text:style-name="P46">☐ Wooden shield (+1 armor, 1 weight)</text:p>
          </text:list-item>
        </text:list>
        <text:p text:style-name="P104">Choose your armament:</text:p>
        <text:list xml:id="list120412271681301" text:continue-list="list120412946624095" text:style-name="WWNum1059">
          <text:list-item>
            <text:p text:style-name="P152">☐ Shillelagh (close, 2 weight)</text:p>
          </text:list-item>
          <text:list-item>
            <text:p text:style-name="P152">☐ Staff (close, two-handed, 1 weight)</text:p>
          </text:list-item>
          <text:list-item>
            <text:p text:style-name="P152">☐ Spear (close, thrown, near, 1 weight) Choose one:</text:p>
          </text:list-item>
          <text:list-item>
            <text:p text:style-name="P152">☐ Adventuring gear (1 weight)</text:p>
          </text:list-item>
          <text:list-item>
            <text:p text:style-name="P152">☐ Poultices and herbs (2 uses, 1 weight)</text:p>
          </text:list-item>
          <text:list-item>
            <text:p text:style-name="P152">☐ Halfling pipeleaf (0 weight)</text:p>
          </text:list-item>
          <text:list-item>
            <text:p text:style-name="P152">☐ 3 antitoxin (0 weight)</text:p>
          </text:list-item>
        </text:list>
        <text:h text:style-name="P112" text:outline-level="2"><text:bookmark-start text:name="class-moves-3"/>Class Moves<text:bookmark-end text:name="class-moves-3"/></text:h>
        <text:p text:style-name="P104">You start with these moves:</text:p>
        <text:h text:style-name="P112" text:outline-level="2"><text:bookmark-start text:name="born-of-the-soil"/>Born of the Soil<text:bookmark-end text:name="born-of-the-soil"/></text:h>
        <text:p text:style-name="P104">You learned your magic in a place whose spirits are strong and ancient and they’ve marked you as one of their own. No matter where you go, they live within you and allow you to take their shape. Choose one of the following. It is the land to which you are attuned—when shapeshifting you may take the shape of any animal who might live in your Land.</text:p>
        <text:list xml:id="list120413033917043" text:continue-list="list120412271681301" text:style-name="WWNum1060">
          <text:list-item>
            <text:p text:style-name="P47">☐ The Great Forests</text:p>
          </text:list-item>
          <text:list-item>
            <text:p text:style-name="P47">☐ The Whispering Plains</text:p>
          </text:list-item>
          <text:list-item>
            <text:p text:style-name="P47">☐ The Vast Desert</text:p>
          </text:list-item>
          <text:list-item>
            <text:p text:style-name="P47">☐ The Stinking Mire</text:p>
          </text:list-item>
          <text:list-item>
            <text:p text:style-name="P47">☐ The River Delta</text:p>
          </text:list-item>
          <text:list-item>
            <text:p text:style-name="P47">☐ The Depths of the Earth</text:p>
          </text:list-item>
          <text:list-item>
            <text:p text:style-name="P47">☐ The Sapphire Islands</text:p>
          </text:list-item>
          <text:list-item>
            <text:p text:style-name="P47">☐ The Open Sea</text:p>
          </text:list-item>
          <text:list-item>
            <text:p text:style-name="P47">☐ The Towering Mountains</text:p>
          </text:list-item>
          <text:list-item>
            <text:p text:style-name="P47">☐ The Frozen North</text:p>
          </text:list-item>
          <text:list-item>
            <text:p text:style-name="P47">☐ The Blasted Wasteland</text:p>
          </text:list-item>
        </text:list>
        <text:p text:style-name="P104">Chose a tell—a physical attribute that marks you as born of the soil—that reflects the spirit of your land. It may be an animal feature like antlers or leopard’s spots or something more general: hair like leaves or eyes of glittering crystal. Your tell remains no matter what shape you take.</text:p>
        <text:h text:style-name="P112" text:outline-level="2"><text:bookmark-start text:name="by-nature-sustained"/>By Nature Sustained<text:bookmark-end text:name="by-nature-sustained"/></text:h>
        <text:p text:style-name="P104">You don’t need to eat or drink. If a move tells you to mark off a ration just ignore it.</text:p>
        <text:h text:style-name="P112" text:outline-level="2"><text:bookmark-start text:name="spirit-tongue"/>Spirit Tongue<text:bookmark-end text:name="spirit-tongue"/></text:h>
        <text:p text:style-name="P104">The grunts, barks, chirps, and calls of the creatures of the wild are as language to you. You can understand any animal native to your land or akin to one whose essence you have studied.</text:p>
        <text:h text:style-name="P112" text:outline-level="2"><text:bookmark-start text:name="shapeshifter"/>Shapeshifter<text:bookmark-end text:name="shapeshifter"/></text:h>
        <text:p text:style-name="P104">When you call upon the spirits to change your shape, roll+Wis. <text:span text:style-name="T2">On a 10+</text:span> hold 3. <text:span text:style-name="T2">On a 7–9</text:span> hold 2. ✴On a miss hold 1 in addition to whatever the GM says.</text:p>
        <text:p text:style-name="P170">You may take on the physical form of any species whose essence you have studied or who lives in your land: you and your possessions meld into a perfect <text:soft-page-break/>copy of the species’ form. You have any innate abilities and weaknesses of the form: claws, wings, gills, breathing water instead of air. You still use your normal stats but some moves may be harder to trigger—a housecat will find it hard to do battle with an ogre. The GM will also tell you one or more moves associated with your new form. Spend 1 hold to make that move. Once you’re out of hold, you return to your natural form. At any time, you may spend all your hold and revert to your natural form.</text:p>
        <text:h text:style-name="P112" text:outline-level="2"><text:bookmark-start text:name="studied-essence"/>Studied Essence<text:bookmark-end text:name="studied-essence"/></text:h>
        <text:p text:style-name="P104">When you <text:span text:style-name="T1">spend time in contemplation of an animal spirit</text:span>, you may add its species to those you can assume using shapeshifting.</text:p>
        <text:h text:style-name="P112" text:outline-level="2"><text:bookmark-start text:name="advanced-moves-3"/>Advanced Moves<text:bookmark-end text:name="advanced-moves-3"/></text:h>
        <text:p text:style-name="P101">When you gain a level from 2–5, choose from these moves.</text:p>
        <text:list xml:id="list120412875666145" text:continue-list="list120413033917043" text:style-name="WWNum1061">
          <text:list-item>
            <text:p text:style-name="P116">☐ Hunter’s Brother: Choose one move from the ranger class list.</text:p>
          </text:list-item>
          <text:list-item>
            <text:p text:style-name="P116">☐ Red of Tooth and Claw: When you <text:span text:style-name="T1">are in an appropriate animal form</text:span> (something dangerous) increase your damage to d8.</text:p>
          </text:list-item>
          <text:list-item>
            <text:p text:style-name="P116">☐ Communion of Whispers: When <text:span text:style-name="T1">you spend time in a place, making note of its resident spirits and calling on the spirits of the land</text:span>, roll+Wis. You will be granted a vision of significance to you, your allies, and the spirits around you. <text:span text:style-name="T2">On a 10+</text:span> the vision will be clear and helpful to you. <text:span text:style-name="T2">On a 7–9</text:span> the vision is unclear, its meaning murky. ✴On a miss, the vision is upsetting, frightening, or traumatizing. The GM will describe it. Take -1 forward.</text:p>
          </text:list-item>
          <text:list-item>
            <text:p text:style-name="P116">☐ Barkskin: So long as your feet touch the ground you have +1 armor.</text:p>
          </text:list-item>
          <text:list-item>
            <text:p text:style-name="P116">☐ Eyes of the Tiger: When you mark an animal (with mud, dirt, or blood) you can see through that animal’s eyes as if they were your own, no matter what distance separates you. Only one animal at a time may be marked in this way.</text:p>
          </text:list-item>
          <text:list-item>
            <text:p text:style-name="P116">☐ Shed: When you <text:span text:style-name="T1">take damage while shapeshifted</text:span> you may choose to revert to your natural form to negate the damage.</text:p>
          </text:list-item>
          <text:list-item>
            <text:p text:style-name="P116">☐ Thing-Talker: You see the spirits in the sand, the sea and the stone. You may now apply your spirit tongue, shapeshifting and studied essence to inanimate natural objects (plants and rocks) or creatures made thereof, as well as animals. Thing- talker forms can be exact copies or can be mobile vaguely humanoid-shaped entities.</text:p>
          </text:list-item>
          <text:list-item>
            <text:p text:style-name="P116">☐ Formcrafter: When you shapeshift choose a stat: you take +1 ongoing to rolls using that stat while shifted. The GM will choose a stat, too: you take -1 ongoing to rolls using that stat while shifted.</text:p>
          </text:list-item>
          <text:list-item>
            <text:p text:style-name="P116">☐ Elemental Mastery: When you <text:span text:style-name="T1">call on the primal spirits of fire, water, earth or air to perform a task for you</text:span> 1) The effect you desire comes to pass. 2) You avoid paying nature’s price. 3) You retain control. roll+Wis. <text:span text:style-name="T2">On a 10+</text:span> choose two. <text:span text:style-name="T2">On a 7–9</text:span> choose one. ✴On a miss, some catastrophe occurs as a result of your calling.</text:p>
          </text:list-item>
          <text:list-item>
            <text:p text:style-name="P116">☐ Balance: When you <text:span text:style-name="T1">deal damage</text:span>, take 1 balance. When you touch someone and channel the spirits of life you may spend balance. For each balance spent, heal 1d4 HP.</text:p>
          </text:list-item>
        </text:list>
        <text:p text:style-name="P101">When you gain a level from 6–10, choose from these moves or the level 2–5 moves.</text:p>
        <text:list xml:id="list120412549003432" text:continue-list="list120412875666145" text:style-name="WWNum1062">
          <text:list-item>
            <text:p text:style-name="P117">☐ Embracing No Form: When you shapeshift, roll 1d4 and add that total to your hold.</text:p>
          </text:list-item>
          <text:list-item>
            <text:p text:style-name="P117">☐ Doppelgänger’s Dance: You are able to study the essence of specific individuals to take their exact form, including men, elves, or the like. Suppressing your tell is possible, but if you do, take -1 ongoing until you return to your own form.</text:p>
          </text:list-item>
          <text:list-item>
            <text:p text:style-name="P117">☐ Blood and Thunder (Replaces: Red of Tooth and Claw): When you <text:span text:style-name="T1">are in an appropriate animal form</text:span> (something dangerous) increase your damage to d10.</text:p>
          </text:list-item>
          <text:list-item>
            <text:p text:style-name="P117">☐ The Druid Sleep: When you take this move, the next opportunity that you have safety and time to spend in an appropriate location, you may attune yourself to a new land. This effect occurs only once and the GM will tell you how long it will take and what cost you must pay. From then on, you are considered to be born of the soil in both lands.</text:p>
          </text:list-item>
          <text:list-item>
            <text:p text:style-name="P117">☐ World-Talker (Requires: Thing-Talker): You see the patterns that make up the fabric of the world. You may now apply your spirit tongue, shapeshifter and studied essence moves to pure elements—fire, water, air and earth.</text:p>
          </text:list-item>
          <text:list-item>
            <text:p text:style-name="P117">☐ Stalker’s Sister: Choose one move from the ranger class list.</text:p>
          </text:list-item>
          <text:list-item>
            <text:p text:style-name="P117">☐ Formshaper (Requires: Formcrafter): You may increase your armor by 1 or deal an additional +1d4 damage while in an animal form. Choose which when you shapeshift.</text:p>
          </text:list-item>
          <text:list-item>
            <text:p text:style-name="P117">☐ Chimera: When you shapeshift, you may create a merged form of up to three different shapes. You may be a bear with the wings of an eagle and the head of a ram, for example. Each feature will grant you a different move to make. Your chimera form follows the same rules as shapeshifter otherwise.</text:p>
          </text:list-item>
          <text:list-item>
            <text:p text:style-name="P117">☐ Weather Weaver: When you are under open skies when the sun rises the GM will ask you what the weather will be that day. Tell them whatever you like, it comes to pass.</text:p>
          </text:list-item>
        </text:list>
        <text:h text:style-name="P106" text:outline-level="1"><text:bookmark-start text:name="the-fighter"/><text:soft-page-break/>The Fighter<text:bookmark-end text:name="the-fighter"/></text:h>
        <text:list xml:id="list120414032000758" text:continue-list="list120412549003432" text:style-name="WWNum1063">
          <text:list-item>
            <text:p text:style-name="P130">Name:</text:p>
          </text:list-item>
          <text:list-item>
            <text:p text:style-name="P130">Looks:</text:p>
          </text:list-item>
          <text:list-item>
            <text:p text:style-name="P130">Description:</text:p>
          </text:list-item>
          <text:list-item>
            <text:p text:style-name="P130">Background:</text:p>
          </text:list-item>
          <text:list-item>
            <text:p text:style-name="P130">Level:</text:p>
          </text:list-item>
          <text:list-item>
            <text:p text:style-name="P130">XP:</text:p>
          </text:list-item>
          <text:list-item>
            <text:p text:style-name="P130">Armor:</text:p>
          </text:list-item>
          <text:list-item>
            <text:p text:style-name="P130">Max HP:</text:p>
          </text:list-item>
          <text:list-item>
            <text:p text:style-name="P130">Current HP:</text:p>
          </text:list-item>
          <text:list-item>
            <text:p text:style-name="P130">Carry Weight:</text:p>
          </text:list-item>
          <text:list-item>
            <text:p text:style-name="P130">Damage:</text:p>
          </text:list-item>
        </text:list>
        <text:p text:style-name="P105"><text:span text:style-name="T3">Assign these scores (and bonuses) to your stats: 16 (+2), 15 (+1), 13 (+1), 12 (+0), 9 (+0), 8 (-1).</text:span></text:p>
        <text:list xml:id="list120413036910554" text:continue-list="list120414032000758" text:style-name="WWNum1064">
          <text:list-item>
            <text:p text:style-name="P131">STR ([ ] Weak -1):</text:p>
          </text:list-item>
          <text:list-item>
            <text:p text:style-name="P131">DEX ([ ] Shaky -1):</text:p>
          </text:list-item>
          <text:list-item>
            <text:p text:style-name="P131">CON ([ ] Sick -1):</text:p>
          </text:list-item>
          <text:list-item>
            <text:p text:style-name="P131">INT ([ ] Stunned -1):</text:p>
          </text:list-item>
          <text:list-item>
            <text:p text:style-name="P131">WIS ([ ] Confused -1):</text:p>
          </text:list-item>
          <text:list-item>
            <text:p text:style-name="P131">CHA ([ ] Scarred -1):</text:p>
          </text:list-item>
        </text:list>
        <text:h text:style-name="P112" text:outline-level="2"><text:bookmark-start text:name="stats-4"/>Stats<text:bookmark-end text:name="stats-4"/></text:h>
        <text:p text:style-name="P104">Your maximum HP is 10+Constitution.</text:p>
        <text:p text:style-name="P170">Your base damage is d10.</text:p>
        <text:h text:style-name="P112" text:outline-level="2"><text:bookmark-start text:name="alignment-4"/>Alignment<text:bookmark-end text:name="alignment-4"/></text:h>
        <text:p text:style-name="P104">Choose an alignment:</text:p>
        <text:list xml:id="list120413139936999" text:continue-list="list120413036910554" text:style-name="WWNum1065">
          <text:list-item>
            <text:p text:style-name="P48">☐ Good: Defend those weaker than you.</text:p>
          </text:list-item>
          <text:list-item>
            <text:p text:style-name="P48">☐ Neutral: Defeat a worthy opponent.</text:p>
          </text:list-item>
          <text:list-item>
            <text:p text:style-name="P48">☐ Evil: Kill a defenseless or surrendered enemy.</text:p>
          </text:list-item>
        </text:list>
        <text:h text:style-name="P112" text:outline-level="2"><text:bookmark-start text:name="race-4"/>Race<text:bookmark-end text:name="race-4"/></text:h>
        <text:list xml:id="list120413320788878" text:continue-list="list120413139936999" text:style-name="WWNum1066">
          <text:list-item>
            <text:p text:style-name="P49">☐ Dwarf: When you <text:span text:style-name="T1">share a drink with someone</text:span>, you may parley with them using CON instead of CHA.</text:p>
          </text:list-item>
          <text:list-item>
            <text:p text:style-name="P49">☐ Elf: Choose one weapon—you can always treat weapons of that type as if they had the precise tag.</text:p>
          </text:list-item>
          <text:list-item>
            <text:p text:style-name="P49">☐ Halfling: When you defy danger and <text:span text:style-name="T1">use your small size to your advantage</text:span>, take +1.</text:p>
          </text:list-item>
          <text:list-item>
            <text:p text:style-name="P49">☐ Human: Once per battle you may reroll a single damage roll (yours or someone else’s).</text:p>
          </text:list-item>
        </text:list>
        <text:h text:style-name="P112" text:outline-level="2"><text:bookmark-start text:name="bonds-4"/>Bonds<text:bookmark-end text:name="bonds-4"/></text:h>
        <text:p text:style-name="P104">Fill in the name of one of your companions in at least one:</text:p>
        <text:list xml:id="list120414033440466" text:continue-list="list120413320788878" text:style-name="WWNum1067">
          <text:list-item>
            <text:p text:style-name="P50">_______________ owes me their life, whether they admit it or not.</text:p>
          </text:list-item>
          <text:list-item>
            <text:p text:style-name="P50">I have sworn to protect _______________.</text:p>
          </text:list-item>
          <text:list-item>
            <text:p text:style-name="P50">I worry about the ability of _______________ to survive in the dungeon.</text:p>
          </text:list-item>
          <text:list-item>
            <text:p text:style-name="P50">_______________ is soft, but I will make them hard like me.</text:p>
          </text:list-item>
        </text:list>
        <text:h text:style-name="P112" text:outline-level="2"><text:bookmark-start text:name="gear-4"/>Gear<text:bookmark-end text:name="gear-4"/></text:h>
        <text:p text:style-name="P104">Your load is 12+Str. You carry your signature weapon and dungeon rations (5 uses, 1 weight). Choose your defenses:</text:p>
        <text:list xml:id="list120413788200841" text:continue-list="list120414033440466" text:style-name="WWNum1068">
          <text:list-item>
            <text:p text:style-name="P51">☐ Chainmail (1 armor, 1 weight) and adventuring gear (1 weight)</text:p>
          </text:list-item>
          <text:list-item>
            <text:p text:style-name="P51">☐ Scale armor (2 armor, 3 weight)</text:p>
          </text:list-item>
        </text:list>
        <text:p text:style-name="P104">Choose two:</text:p>
        <text:list xml:id="list120413107637591" text:continue-list="list120413788200841" text:style-name="WWNum1069">
          <text:list-item>
            <text:p text:style-name="P52">☐ 2 Healing potions (0 weight)</text:p>
          </text:list-item>
          <text:list-item>
            <text:p text:style-name="P52">☐ Shield (+1 armor, 2 weight)</text:p>
          </text:list-item>
          <text:list-item>
            <text:p text:style-name="P52">☐ Antitoxin (0 weight), dungeon rations (1 weight), and poultices and herbs (1 weight)</text:p>
          </text:list-item>
          <text:list-item>
            <text:p text:style-name="P52">☐ 22 coins</text:p>
          </text:list-item>
        </text:list>
        <text:h text:style-name="P112" text:outline-level="2"><text:bookmark-start text:name="class-moves-4"/>Class Moves<text:bookmark-end text:name="class-moves-4"/></text:h>
        <text:p text:style-name="P104">You start with these moves:</text:p>
        <text:h text:style-name="P112" text:outline-level="2"><text:bookmark-start text:name="bend-bars-lift-gates"/>Bend Bars, Lift Gates<text:bookmark-end text:name="bend-bars-lift-gates"/></text:h>
        <text:p text:style-name="P104">When you <text:span text:style-name="T1">use pure strength to destroy an inanimate obstacle</text:span>, roll+Str. <text:span text:style-name="T2">On a 10+</text:span>, choose 3. <text:span text:style-name="T2">On a 7-9</text:span> choose 2.</text:p>
        <text:list xml:id="list120412488592094" text:continue-list="list120413107637591" text:style-name="WWNum1070">
          <text:list-item>
            <text:p text:style-name="P53">It doesn’t take a very long time</text:p>
          </text:list-item>
          <text:list-item>
            <text:p text:style-name="P53">Nothing of value is damaged</text:p>
          </text:list-item>
          <text:list-item>
            <text:p text:style-name="P53">It doesn’t make an inordinate amount of noise</text:p>
          </text:list-item>
          <text:list-item>
            <text:p text:style-name="P53">You can fix the thing again without a lot of effort</text:p>
          </text:list-item>
        </text:list>
        <text:h text:style-name="P112" text:outline-level="2"><text:bookmark-start text:name="armored"/>Armored<text:bookmark-end text:name="armored"/></text:h>
        <text:p text:style-name="P104">You ignore the clumsy tag on armor you wear.</text:p>
        <text:h text:style-name="P112" text:outline-level="2"><text:bookmark-start text:name="signature-weapon"/>Signature Weapon<text:bookmark-end text:name="signature-weapon"/></text:h>
        <text:p text:style-name="P104">This is your weapon. There are many like it, but this one is yours. Your weapon is your best friend. It is your life. You master it as you master your life. Your weapon, without you, is useless. Without your weapon, you are useless. You must wield your weapon true.</text:p>
        <text:p text:style-name="P170">Choose a base description, all are 2 weight:</text:p>
        <text:list xml:id="list120412608748448" text:continue-list="list120412488592094" text:style-name="WWNum1071">
          <text:list-item>
            <text:p text:style-name="P54">☐ Sword</text:p>
          </text:list-item>
          <text:list-item>
            <text:p text:style-name="P54">☐ Axe</text:p>
          </text:list-item>
          <text:list-item>
            <text:p text:style-name="P54">☐ Hammer</text:p>
          </text:list-item>
          <text:list-item>
            <text:p text:style-name="P54">☐ Spear</text:p>
          </text:list-item>
          <text:list-item>
            <text:p text:style-name="P54">☐ Flail</text:p>
          </text:list-item>
          <text:list-item>
            <text:p text:style-name="P54">☐ Fists</text:p>
          </text:list-item>
        </text:list>
        <text:p text:style-name="P104">Choose the range that best fits your weapon:</text:p>
        <text:list xml:id="list120413642550582" text:continue-list="list120412608748448" text:style-name="WWNum1072">
          <text:list-item>
            <text:p text:style-name="P55">☐ Hand</text:p>
          </text:list-item>
          <text:list-item>
            <text:p text:style-name="P55">☐ Close</text:p>
          </text:list-item>
          <text:list-item>
            <text:p text:style-name="P55">☐ Reach</text:p>
          </text:list-item>
        </text:list>
        <text:p text:style-name="P104">Choose two enhancements:</text:p>
        <text:list xml:id="list120413935548060" text:continue-list="list120413642550582" text:style-name="WWNum1073">
          <text:list-item>
            <text:p text:style-name="P56">☐ Hooks and spikes. +1 damage, but +1 weight.</text:p>
          </text:list-item>
          <text:list-item>
            <text:p text:style-name="P56">☐ Sharp. +2 piercing.</text:p>
          </text:list-item>
          <text:list-item>
            <text:p text:style-name="P56">☐ Perfectly weighted. Add precise.</text:p>
          </text:list-item>
          <text:list-item>
            <text:p text:style-name="P56">☐ Serrated edges. +1 damage.</text:p>
          </text:list-item>
          <text:list-item>
            <text:p text:style-name="P56">☐ Glows in the presence of one type of creature, your choice.</text:p>
          </text:list-item>
          <text:list-item>
            <text:p text:style-name="P56">☐ Huge. Add messy and forceful.</text:p>
          </text:list-item>
          <text:list-item>
            <text:p text:style-name="P56">☐ Versatile. Choose an additional range.</text:p>
          </text:list-item>
          <text:list-item>
            <text:p text:style-name="P56">☐ Well-crafted. -1 weight.</text:p>
          </text:list-item>
        </text:list>
        <text:p text:style-name="P104">Choose a look:</text:p>
        <text:list xml:id="list120413058662242" text:continue-list="list120413935548060" text:style-name="WWNum1074">
          <text:list-item>
            <text:p text:style-name="P57">☐ Ancient</text:p>
          </text:list-item>
          <text:list-item>
            <text:p text:style-name="P57">☐ Unblemished</text:p>
          </text:list-item>
          <text:list-item>
            <text:p text:style-name="P57">☐ Ornate</text:p>
          </text:list-item>
          <text:list-item>
            <text:p text:style-name="P57">☐ Blood-stained</text:p>
          </text:list-item>
          <text:list-item>
            <text:p text:style-name="P57">☐ Sinister</text:p>
          </text:list-item>
        </text:list>
        <text:h text:style-name="P112" text:outline-level="2"><text:bookmark-start text:name="advanced-moves-4"/><text:soft-page-break/>Advanced Moves<text:bookmark-end text:name="advanced-moves-4"/></text:h>
        <text:p text:style-name="P104">When you gain a level from 2-5, choose from these moves.</text:p>
        <text:list xml:id="list120413700841811" text:continue-list="list120413058662242" text:style-name="WWNum1075">
          <text:list-item>
            <text:p text:style-name="P153">☐ Merciless: When you deal damage, deal +1d4 damage.</text:p>
          </text:list-item>
          <text:list-item>
            <text:p text:style-name="P153">☐ Heirloom: When you <text:span text:style-name="T1">consult the spirits that reside within your signature weapon</text:span>, they will give you an insight relating to the current situation, and might ask you some questions in return, roll+CHA. <text:span text:style-name="T2">On a 10+</text:span>, the GM will give you good detail. <text:span text:style-name="T2">On a 7-9</text:span>, the GM will give you an impression.</text:p>
          </text:list-item>
          <text:list-item>
            <text:p text:style-name="P153">☐ Armor Mastery: When you <text:span text:style-name="T1">make your armor take the brunt of damage dealt to you</text:span>, the damage is negated but you must reduce the armor value of your armor or shield (your choice) by 1. The value is reduced each time you make this choice. If the reduction leaves the item with 0 armor it is destroyed.</text:p>
          </text:list-item>
          <text:list-item>
            <text:p text:style-name="P153">☐ Improved Weapon: Choose one extra enhancement for your signature weapon.</text:p>
          </text:list-item>
          <text:list-item>
            <text:p text:style-name="P153">☐ Seeing Red: When you discern realities during combat, you take +1.</text:p>
          </text:list-item>
          <text:list-item>
            <text:p text:style-name="P153">☐ Interrogator: When you <text:span text:style-name="T1">parley using threats of impending violence as leverage</text:span>, you may use STR instead of CHA.</text:p>
          </text:list-item>
          <text:list-item>
            <text:p text:style-name="P153">☐ Scent of Blood: When you hack and slash an enemy, your next attack against that same foe deals +1d4 damage.</text:p>
          </text:list-item>
          <text:list-item>
            <text:p text:style-name="P153">☐ Multiclass Dabbler: Get one move from another class. Treat your level as one lower for choosing the move.</text:p>
          </text:list-item>
          <text:list-item>
            <text:p text:style-name="P153">☐ Iron Hide: You gain +1 armor.</text:p>
          </text:list-item>
          <text:list-item>
            <text:p text:style-name="P153">☐ Blacksmith: When you have access to a forge you can graft the magical powers of a weapon onto your signature weapon. This process destroys the magical weapon. Your signature weapon gains the magical powers of the destroyed weapon.</text:p>
          </text:list-item>
        </text:list>
        <text:p text:style-name="P104">When you gain a level from 6-10, choose from these moves or the level 2-5 moves.</text:p>
        <text:list xml:id="list120413328418564" text:continue-list="list120413700841811" text:style-name="WWNum1076">
          <text:list-item>
            <text:p text:style-name="P154">☐ Bloodthirsty (Replaces: Merciless): When you deal damage, deal +1d8 damage.</text:p>
          </text:list-item>
          <text:list-item>
            <text:p text:style-name="P154">☐ Armored Perfection (Replaces: Armor Mastery): When you <text:span text:style-name="T1">choose to let your armor take the brunt of damage dealt to you</text:span>, the damage is negated and you take +1 forward against the attacker, but you must reduce the armor value of your armor or shield (your choice) by 1. The value is reduced each time you make this choice. If the reduction leaves the item with 0 armor it is destroyed.</text:p>
          </text:list-item>
          <text:list-item>
            <text:p text:style-name="P154">☐ Evil Eye (Requires: Seeing Red): When you <text:span text:style-name="T1">enter combat</text:span>, roll+CHA. <text:span text:style-name="T2">On a 10+</text:span>, hold 2. <text:span text:style-name="T2">On a 7-9</text:span>, hold 1. Spend your hold to make eye contact with an NPC present, who freezes or flinches and can’t act until you break it off. ✴On a 6-, your enemies immediately identify you as their biggest threat.</text:p>
          </text:list-item>
          <text:list-item>
            <text:p text:style-name="P154">☐ Taste of Blood (Replaces: Scent of Blood): When you hack and slash an enemy, your next attack against that same foe deals +1d8 damage.</text:p>
          </text:list-item>
          <text:list-item>
            <text:p text:style-name="P154">☐ Multiclass Initiate (Required: Multiclass Dabbler): Get one move from another class. Treat your level as one lower for choosing the move.</text:p>
          </text:list-item>
          <text:list-item>
            <text:p text:style-name="P154">☐ Steel Hide (Replaces: Iron Hide): You gain +2 armor.</text:p>
          </text:list-item>
          <text:list-item>
            <text:p text:style-name="P154">☐ Through Death’s Eyes: When you <text:span text:style-name="T1">go into battle</text:span>, roll+WIS. <text:span text:style-name="T2">On a 10+</text:span>, name someone who will live <text:span text:style-name="T1">and</text:span> someone who will die. <text:span text:style-name="T2">On a 7-9</text:span>, name someone who will live <text:span text:style-name="T1">or</text:span> someone who will die. Name NPCs, not player characters. The GM will make your vision come true, if it’s even remotely possible. ✴On a 6- you see your own death and consequently take -1 ongoing throughout the battle.</text:p>
          </text:list-item>
          <text:list-item>
            <text:p text:style-name="P154">☐ Eye for Weaponry: When you look over an enemy’s weaponry, ask the GM how much damage they do.</text:p>
          </text:list-item>
          <text:list-item>
            <text:p text:style-name="P154">☐ Superior Warrior: When you hack and slash on a 12+ you deal your damage, avoid their attack, and impress, dismay, or frighten your enemy.</text:p>
          </text:list-item>
        </text:list>
        <text:h text:style-name="P106" text:outline-level="1"/>
        <text:h text:style-name="P111" text:outline-level="1"><text:bookmark-start text:name="fire-elementalist"/><text:soft-page-break/>Fire Elementalist<text:bookmark-end text:name="fire-elementalist"/><text:line-break/></text:h>
        <text:list xml:id="list120412920632058" text:continue-list="list120413328418564" text:style-name="WWNum1077">
          <text:list-item>
            <text:p text:style-name="P132">Name:</text:p>
          </text:list-item>
          <text:list-item>
            <text:p text:style-name="P132">Looks:</text:p>
          </text:list-item>
          <text:list-item>
            <text:p text:style-name="P132">Description:</text:p>
          </text:list-item>
          <text:list-item>
            <text:p text:style-name="P132">Background:</text:p>
          </text:list-item>
          <text:list-item>
            <text:p text:style-name="P132">Level:</text:p>
          </text:list-item>
          <text:list-item>
            <text:p text:style-name="P132">XP:</text:p>
          </text:list-item>
          <text:list-item>
            <text:p text:style-name="P132">Armor:</text:p>
          </text:list-item>
          <text:list-item>
            <text:p text:style-name="P132">Max HP:</text:p>
          </text:list-item>
          <text:list-item>
            <text:p text:style-name="P132">Current HP:</text:p>
          </text:list-item>
          <text:list-item>
            <text:p text:style-name="P132">Carry Weight:</text:p>
          </text:list-item>
          <text:list-item>
            <text:p text:style-name="P132">Damage:</text:p>
          </text:list-item>
        </text:list>
        <text:p text:style-name="P105"><text:span text:style-name="T3">Assign these scores (and bonuses) to your stats: 16 (+2), 15 (+1), 13 (+1), 12 (+0), 9 (+0), 8 (-1).</text:span></text:p>
        <text:list xml:id="list120413527417592" text:continue-list="list120412920632058" text:style-name="WWNum1078">
          <text:list-item>
            <text:p text:style-name="P133">STR ([ ] Weak -1):</text:p>
          </text:list-item>
          <text:list-item>
            <text:p text:style-name="P133">DEX ([ ] Shaky -1):</text:p>
          </text:list-item>
          <text:list-item>
            <text:p text:style-name="P133">CON ([ ] Sick -1):</text:p>
          </text:list-item>
          <text:list-item>
            <text:p text:style-name="P133">INT ([ ] Stunned -1):</text:p>
          </text:list-item>
          <text:list-item>
            <text:p text:style-name="P133">WIS ([ ] Confused -1):</text:p>
          </text:list-item>
          <text:list-item>
            <text:p text:style-name="P133">CHA ([ ] Scarred -1):</text:p>
          </text:list-item>
        </text:list>
        <text:h text:style-name="P112" text:outline-level="2"><text:bookmark-start text:name="stats-5"/>Stats<text:bookmark-end text:name="stats-5"/></text:h>
        <text:p text:style-name="P104">Your maximum HP is 4+Constitution.</text:p>
        <text:p text:style-name="P170">Your base damage is d8.</text:p>
        <text:h text:style-name="P112" text:outline-level="2"><text:bookmark-start text:name="alignment-5"/>Alignment<text:bookmark-end text:name="alignment-5"/></text:h>
        <text:list xml:id="list120413597463401" text:continue-list="list120413527417592" text:style-name="WWNum1079">
          <text:list-item>
            <text:p text:style-name="P58">☐ Evil: Sacrifice an unwilling victim to the flames.</text:p>
          </text:list-item>
          <text:list-item>
            <text:p text:style-name="P58">☐ Chaotic: Spread a dangerous new idea.</text:p>
          </text:list-item>
          <text:list-item>
            <text:p text:style-name="P58">☐ Neutral: Exchange a sacrifice, freely given, for a service rendered.</text:p>
          </text:list-item>
        </text:list>
        <text:h text:style-name="P112" text:outline-level="2"><text:bookmark-start text:name="race-5"/>Race<text:bookmark-end text:name="race-5"/></text:h>
        <text:list xml:id="list120412592204698" text:continue-list="list120413597463401" text:style-name="WWNum1080">
          <text:list-item>
            <text:p text:style-name="P59">☐ Human: When you Make Camp next to a large, open flame, regain all of your HP.</text:p>
          </text:list-item>
          <text:list-item>
            <text:p text:style-name="P59">☐ Salamander: Non-magical heat and fire cannot harm you.</text:p>
          </text:list-item>
          <text:list-item>
            <text:p text:style-name="P59">☐ Other: ____________________</text:p>
          </text:list-item>
        </text:list>
        <text:h text:style-name="P112" text:outline-level="2"><text:bookmark-start text:name="bonds-5"/>Bonds<text:bookmark-end text:name="bonds-5"/></text:h>
        <text:p text:style-name="P104">Fill in the name of one of your companions in at least one:</text:p>
        <text:list xml:id="list120414115376773" text:continue-list="list120412592204698" text:style-name="WWNum1081">
          <text:list-item>
            <text:p text:style-name="P60">_______________ has felt the hellish touch of fire, now they know my strength.</text:p>
          </text:list-item>
          <text:list-item>
            <text:p text:style-name="P60">I will teach _______________ the true meaning of sacrifice.</text:p>
          </text:list-item>
          <text:list-item>
            <text:p text:style-name="P60">I cast something into the fire for _______________ and still owe them their due.</text:p>
          </text:list-item>
        </text:list>
        <text:h text:style-name="P112" text:outline-level="2"><text:bookmark-start text:name="gear-5"/>Gear<text:bookmark-end text:name="gear-5"/></text:h>
        <text:p text:style-name="P104">Your Load is 9+STR.</text:p>
        <text:p text:style-name="P170">You carry no weapon and need no armor but the flames the burn within you. You begin with a symbol of your sacrifices past, Adventuring Gear (5 uses, 1 weight) and 1 healing potion. Then choose two:</text:p>
        <text:list xml:id="list120413245216449" text:continue-list="list120414115376773" text:style-name="WWNum1082">
          <text:list-item>
            <text:p text:style-name="P61">☐ Dungeon Rations (5 uses, 1 weight)</text:p>
          </text:list-item>
          <text:list-item>
            <text:p text:style-name="P61">☐ 1 Healing Potion (0 weight)</text:p>
          </text:list-item>
          <text:list-item>
            <text:p text:style-name="P61">☐ 10 coins</text:p>
          </text:list-item>
        </text:list>
        <text:h text:style-name="P112" text:outline-level="2"><text:bookmark-start text:name="class-moves-5"/>Class Moves<text:bookmark-end text:name="class-moves-5"/></text:h>
        <text:p text:style-name="P104">You start with these moves:</text:p>
        <text:h text:style-name="P112" text:outline-level="2"><text:bookmark-start text:name="burning-brand"/>Burning Brand<text:bookmark-end text:name="burning-brand"/></text:h>
        <text:p text:style-name="P104">When you conjure a weapon of pure flame. You may use STR or DEX when you attack. The weapon always begins with the fiery, touch, dangerous, and hold 3. Each attack with the weapon consumes one hold. Roll+CON. <text:span text:style-name="T2">On a 10+</text:span> choose two of the following tags, <text:span text:style-name="T2">On a 7-9</text:span> choose one.</text:p>
        <text:list xml:id="list120413941434147" text:continue-list="list120413245216449" text:style-name="WWNum1083">
          <text:list-item>
            <text:p text:style-name="P62">☐ hand</text:p>
          </text:list-item>
          <text:list-item>
            <text:p text:style-name="P62">☐ thrown, near</text:p>
          </text:list-item>
          <text:list-item>
            <text:p text:style-name="P62">☐ +1 damage</text:p>
          </text:list-item>
          <text:list-item>
            <text:p text:style-name="P62">☐ remove the dangerous tag</text:p>
          </text:list-item>
        </text:list>
        <text:h text:style-name="P112" text:outline-level="2"><text:bookmark-start text:name="fighting-fire-with-fire"/>Fighting Fire With Fire<text:bookmark-end text:name="fighting-fire-with-fire"/></text:h>
        <text:p text:style-name="P104">When you take damage, and that damage is odd (after armor) the flames within you come to your aid. Roll 1d4 and either add that many uses to your burning brand (if active), take that result forward to summon your burning brand, or reduce the damage by that amount, your choice.</text:p>
        <text:h text:style-name="P112" text:outline-level="2"><text:bookmark-start text:name="control-flame"/>Control Flame<text:bookmark-end text:name="control-flame"/></text:h>
        <text:p text:style-name="P104">When you bend non-magical flame to your will, roll+WIS. <text:span text:style-name="T2">On a 10+</text:span> it does as you command, taking the shape and movement you desire for as long as it has fuel on which to burn. <text:span text:style-name="T2">On a 7-9</text:span> the effect is short-lived, lasting only a moment.</text:p>
        <text:h text:style-name="P112" text:outline-level="2"><text:bookmark-start text:name="personal-incandescence"/>Personal Incandescence<text:bookmark-end text:name="personal-incandescence"/></text:h>
        <text:p text:style-name="P104">When you gaze intensely into someone eyes, you may ask their player “what fuels the flames of your desire?” Roll+CHA. <text:span text:style-name="T2">On a 10+</text:span> they’ll answer with the truth, even if the character does not know or would otherwise keep this hidden. <text:span text:style-name="T2">On a 7-9</text:span> they will answer, but you are also compelled to answer.</text:p>
        <text:h text:style-name="P112" text:outline-level="2"><text:bookmark-start text:name="hand-crafted"/>Hand Crafted<text:bookmark-end text:name="hand-crafted"/></text:h>
        <text:p text:style-name="P104">You may use your hands in place of tools and fire to craft metal objects. Mundane weapons, armor and metal jewelry can all be formed from their raw components. You may unmake these things, as well, but to do so without time and safety might require that you Defy Danger first.</text:p>
        <text:h text:style-name="P112" text:outline-level="2"><text:bookmark-start text:name="advanced-moves-5"/>Advanced Moves<text:bookmark-end text:name="advanced-moves-5"/></text:h>
        <text:p text:style-name="P104">When you gain a level from 2-5, choose from these moves.</text:p>
        <text:list xml:id="list120412722709617" text:continue-list="list120413941434147" text:style-name="WWNum1084">
          <text:list-item>
            <text:p text:style-name="P155">☐ Lore of Flame: When you stare into a source of fire, looking for answers, roll+WIS <text:span text:style-name="T2">On a 10+</text:span>, the GM will tell you something new and interesting about the current situation. On a 10+, the GM will give you good detail. <text:span text:style-name="T2">On a 7–9</text:span>, the GM will give you an impression. If you already know all there is to know, the GM will tell you that.</text:p>
          </text:list-item>
          <text:list-item>
            <text:p text:style-name="P155">☐ Burns Twice as Bright: When you channel the flames of fate, you may treat a missed roll as a 7-9 or a 7-9 result as a 10+. <text:soft-page-break/>This may be a roll you or another character has made. Tell the GM something you’ve lost; an emotion, a memory or some innate piece of your being. You may not use this move again until you’ve used Burns Half As Long.</text:p>
          </text:list-item>
          <text:list-item>
            <text:p text:style-name="P155">☐ Burns Half as Long: You gain this move when you gain Burns Twice as Bright. When you sacrifice a victory to the flames of fate, treat any roll of 10+ as a miss.</text:p>
          </text:list-item>
          <text:list-item>
            <text:p text:style-name="P155">☐ This Killing Fire: Add the following tags to your options for Burning Brand: messy, forceful, reach, near, far.</text:p>
          </text:list-item>
          <text:list-item>
            <text:p text:style-name="P155">☐ Firebrand: When you introduce a new idea to an NPC, roll+CHA. <text:span text:style-name="T2">On a 10+</text:span> They believe the idea to be their own and take to it with fervor <text:span text:style-name="T2">On a 7-9</text:span>, Their passion fades after a day or two. On a miss, they respond negatively, speaking out against the idea.</text:p>
          </text:list-item>
          <text:list-item>
            <text:p text:style-name="P155">☐ Ogdru Jahad: Gain the Wizard move Ritual. The GM will always tell you what you have to sacrifice to gain the effect you desire.</text:p>
          </text:list-item>
          <text:list-item>
            <text:p text:style-name="P155">☐ Moth to the Flame: When you tempt a weak mind with your inner fire, roll+WIS. <text:span text:style-name="T2">On a 10+</text:span> their will is suppressed, they’ll follow you and do as you desire, so long as nothing startles or surprises them. <text:span text:style-name="T2">On a 7-9</text:span>, the effect is only strong enough to distract or confuse them. On a miss, they become agitated and upset, your fire having sparked their hidden desires.</text:p>
          </text:list-item>
          <text:list-item>
            <text:p text:style-name="P155">☐ Burning Bridges: When you would take your last breath, roll+Bonds. <text:span text:style-name="T2">On a 10+</text:span> you don’t have to roll Last Breath. You may erase one of your Bonds. This is permanent and lowers your total available Bonds forever. You are alive and have 1d6 hp. <text:span text:style-name="T2">On a 7-9</text:span>, you must roll Last Breath, but take a +1. <text:span text:style-name="T2">On a 6-</text:span> take your last breath as normal.</text:p>
          </text:list-item>
          <text:list-item>
            <text:p text:style-name="P155">☐ The Enkindler: When you bolster the courage of others roll+CHA. <text:span text:style-name="T2">On a 10+</text:span> they shake off all fear and doubt, becoming brave in an instant. <text:span text:style-name="T2">On a 7-9</text:span>, this effect is fleeting, they realize its superficiality and resort to cowardice after a moment or two. On a miss, they’re cowed or terrified by your presence.</text:p>
          </text:list-item>
          <text:list-item>
            <text:p text:style-name="P155">☐ Sick Burn: When you insult an NPC, roll + CHA. <text:span text:style-name="T2">On a 10+</text:span> you leave them no room to react, they bear your insult and the scorn of all who hear it. <text:span text:style-name="T2">On a 7-9</text:span> you cross a line, they will have their revenge, someday. On a miss you’ve gone too far, they blow up here and now.</text:p>
          </text:list-item>
        </text:list>
        <text:p text:style-name="P104">When you gain a level from 6-10, choose from these moves or the level 2-5 moves.</text:p>
        <text:list xml:id="list120412199927823" text:continue-list="list120412722709617" text:style-name="WWNum1085">
          <text:list-item>
            <text:p text:style-name="P156">☐ From Hell’s Heart: Whenever you summon fire with any of your moves, you can replace it with the black fires of hell itself. This fire does not burn with heat and ignores armor, scorching the soul itself. Those creatures without souls cannot be harmed by this type of flame.</text:p>
          </text:list-item>
          <text:list-item>
            <text:p text:style-name="P156">☐ Burning Ring Of Fire: When you fuse a willing person’s soul to yours, roll+CHA. <text:span text:style-name="T2">On a 10+</text:span> you are bound together, able to sense each other at any distance, as well as sharing your emotional state. <text:span text:style-name="T2">On a 7-9</text:span>, the connection is unstable and dangerous, when you take a debility, so do they (and vice versa). <text:span text:style-name="T2">On a 6-</text:span>, the branding is rejected and you both erase any Bonds you have to each other. You may write new Bonds with them at the End of Session as usual. This fusion, once performed, cannot be undone by mortal means.</text:p>
          </text:list-item>
          <text:list-item>
            <text:p text:style-name="P156">☐ Fanning the Flames (Requires: Firebrand): You may apply the effects of your Firebrand move to a group of people – a dozen or so – all at once.</text:p>
          </text:list-item>
          <text:list-item>
            <text:p text:style-name="P156">☐ Watch the World Burn: When you open a channel to the burning planes and call a firestorm, tell the GM what you’re sacrificing and roll+WIS. The sky opens up and fire pours like rain from it within an area about equal to a small village. Everyone and everything in the area takes damage as appropriate. <text:span text:style-name="T2">On a 10+</text:span> you can extinguish the storm with a little effort. <text:span text:style-name="T2">On a 7-9</text:span> the fires rage out of your control, spreading and gusting where they are carried by wind and weather. On a miss, something cruel, intelligent and hungry comes with the storm.</text:p>
          </text:list-item>
        </text:list>
        <text:h text:style-name="P106" text:outline-level="1"/>
        <text:h text:style-name="P111" text:outline-level="1"><text:bookmark-start text:name="the-paladin"/><text:soft-page-break/>The Paladin<text:bookmark-end text:name="the-paladin"/><text:line-break/></text:h>
        <text:list xml:id="list120412879463701" text:continue-list="list120412199927823" text:style-name="WWNum1086">
          <text:list-item>
            <text:p text:style-name="P134">Name:</text:p>
          </text:list-item>
          <text:list-item>
            <text:p text:style-name="P134">Looks:</text:p>
          </text:list-item>
          <text:list-item>
            <text:p text:style-name="P134">Background:</text:p>
          </text:list-item>
          <text:list-item>
            <text:p text:style-name="P134">Level:</text:p>
          </text:list-item>
          <text:list-item>
            <text:p text:style-name="P134">XP:</text:p>
          </text:list-item>
          <text:list-item>
            <text:p text:style-name="P134">Armor:</text:p>
          </text:list-item>
          <text:list-item>
            <text:p text:style-name="P134">Max HP:</text:p>
          </text:list-item>
          <text:list-item>
            <text:p text:style-name="P134">Current HP:</text:p>
          </text:list-item>
          <text:list-item>
            <text:p text:style-name="P134">Carry Weight:</text:p>
          </text:list-item>
          <text:list-item>
            <text:p text:style-name="P134">Damage:</text:p>
          </text:list-item>
        </text:list>
        <text:p text:style-name="P105"><text:span text:style-name="T3">Assign these scores (and bonuses) to your stats: 16 (+2), 15 (+1), 13 (+1), 12 (+0), 9 (+0), 8 (-1).</text:span></text:p>
        <text:list xml:id="list120413737718600" text:continue-list="list120412879463701" text:style-name="WWNum1087">
          <text:list-item>
            <text:p text:style-name="P135">STR ([ ] Weak -1):</text:p>
          </text:list-item>
          <text:list-item>
            <text:p text:style-name="P135">DEX ([ ] Shaky -1):</text:p>
          </text:list-item>
          <text:list-item>
            <text:p text:style-name="P135">CON ([ ] Sick -1):</text:p>
          </text:list-item>
          <text:list-item>
            <text:p text:style-name="P135">INT ([ ] Stunned -1):</text:p>
          </text:list-item>
          <text:list-item>
            <text:p text:style-name="P135">WIS ([ ] Confused -1):</text:p>
          </text:list-item>
          <text:list-item>
            <text:p text:style-name="P135">CHA ([ ] Scarred -1): ## Stats</text:p>
          </text:list-item>
        </text:list>
        <text:p text:style-name="P105">Your maximum HP is 10+Constitution.</text:p>
        <text:p text:style-name="P171">Your base damage is d10.</text:p>
        <text:h text:style-name="P112" text:outline-level="2"><text:bookmark-start text:name="alignment-6"/>Alignment<text:bookmark-end text:name="alignment-6"/></text:h>
        <text:p text:style-name="P104">Choose an alignment:</text:p>
        <text:list xml:id="list120413674928163" text:continue-list="list120413737718600" text:style-name="WWNum1088">
          <text:list-item>
            <text:p text:style-name="P63">☐ Lawful: Deny mercy to a criminal or unbeliever.</text:p>
          </text:list-item>
          <text:list-item>
            <text:p text:style-name="P63">☐ Good: Endanger yourself to protect someone weaker than you.</text:p>
          </text:list-item>
          <text:list-item>
            <text:p text:style-name="P63">☐ Other: ____________________</text:p>
          </text:list-item>
        </text:list>
        <text:h text:style-name="P112" text:outline-level="2"><text:bookmark-start text:name="race-6"/>Race<text:bookmark-end text:name="race-6"/></text:h>
        <text:list xml:id="list120412557946453" text:continue-list="list120413674928163" text:style-name="WWNum1089">
          <text:list-item>
            <text:p text:style-name="P64">☐ Dwarf: ____________________</text:p>
          </text:list-item>
          <text:list-item>
            <text:p text:style-name="P64">☐ Elf: ____________________</text:p>
          </text:list-item>
          <text:list-item>
            <text:p text:style-name="P64">☐ Halfling: ____________________</text:p>
          </text:list-item>
          <text:list-item>
            <text:p text:style-name="P64">☐ Human: When you <text:span text:style-name="T1">pray for guidance, even for a moment, and ask, “What here is evil?”</text:span> the GM will tell you, honestly.</text:p>
          </text:list-item>
          <text:list-item>
            <text:p text:style-name="P64">☐ Other: ____________________</text:p>
          </text:list-item>
        </text:list>
        <text:h text:style-name="P112" text:outline-level="2"><text:bookmark-start text:name="bonds-6"/>Bonds<text:bookmark-end text:name="bonds-6"/></text:h>
        <text:p text:style-name="P104">Fill in the name of one of your companions in at least one:</text:p>
        <text:list xml:id="list120412361105073" text:continue-list="list120412557946453" text:style-name="WWNum1090">
          <text:list-item>
            <text:p text:style-name="P65">_______________’s misguided behavior endangers their very soul!</text:p>
          </text:list-item>
          <text:list-item>
            <text:p text:style-name="P65">_______________ has stood by me in battle and can be trusted completely.</text:p>
          </text:list-item>
          <text:list-item>
            <text:p text:style-name="P65">I respect the beliefs of _______________ but hope they will someday see the true way.</text:p>
          </text:list-item>
          <text:list-item>
            <text:p text:style-name="P65">_______________ is a brave soul, I have much to learn from them.</text:p>
          </text:list-item>
        </text:list>
        <text:h text:style-name="P112" text:outline-level="2"><text:bookmark-start text:name="gear-6"/>Gear<text:bookmark-end text:name="gear-6"/></text:h>
        <text:p text:style-name="P104">Your load is 12+Str. You start with dungeon rations (5 uses, 1 weight), scale armor (2 armor, 3 weight), and some mark of faith, describe it (0 weight). Choose your weapon:</text:p>
        <text:list xml:id="list120412379688179" text:continue-list="list120412361105073" text:style-name="WWNum1091">
          <text:list-item>
            <text:p text:style-name="P66">☐ Halberd (reach, +1 damage, two-handed, 2 weight)</text:p>
          </text:list-item>
          <text:list-item>
            <text:p text:style-name="P66">☐ Long sword (close, +1 damage, 1 weight) and shield (+1 armor, 2 weight)</text:p>
          </text:list-item>
        </text:list>
        <text:p text:style-name="P104">Choose one:</text:p>
        <text:list xml:id="list120412959516289" text:continue-list="list120412379688179" text:style-name="WWNum1092">
          <text:list-item>
            <text:p text:style-name="P67">☐ Adventuring gear (1 weight)</text:p>
          </text:list-item>
          <text:list-item>
            <text:p text:style-name="P67">☐ Dungeon rations (1 weight) and healing potion (0 weight)</text:p>
          </text:list-item>
        </text:list>
        <text:h text:style-name="P112" text:outline-level="2"><text:bookmark-start text:name="class-moves-6"/>Class Moves<text:bookmark-end text:name="class-moves-6"/></text:h>
        <text:p text:style-name="P104">You start with these moves:</text:p>
        <text:h text:style-name="P112" text:outline-level="2"><text:bookmark-start text:name="lay-on-hands-cha"/>Lay on Hands (Cha)<text:bookmark-end text:name="lay-on-hands-cha"/></text:h>
        <text:p text:style-name="P104">When you <text:span text:style-name="T1">touch someone, skin to skin, and pray for their well-being </text:span>, roll+CHA. <text:span text:style-name="T2">On a 10+</text:span> you heal 1d8 damage or remove one disease. <text:span text:style-name="T2">On a 7–9</text:span>, they are healed, but the damage or disease is transferred to you.</text:p>
        <text:h text:style-name="P112" text:outline-level="2"><text:bookmark-start text:name="armored-1"/>Armored<text:bookmark-end text:name="armored-1"/></text:h>
        <text:p text:style-name="P104">You ignore the clumsy tag on armor you wear.</text:p>
        <text:h text:style-name="P112" text:outline-level="2"><text:bookmark-start text:name="i-am-the-law"/>I Am the Law<text:bookmark-end text:name="i-am-the-law"/></text:h>
        <text:p text:style-name="P104">When you <text:span text:style-name="T1">give an NPC an order based on your divine authority</text:span>, roll+Cha. <text:span text:style-name="T2">On a 7+</text:span>, they choose one:</text:p>
        <text:list xml:id="list120412781102687" text:continue-list="list120412959516289" text:style-name="WWNum1093">
          <text:list-item>
            <text:p text:style-name="P68">Do what you say</text:p>
          </text:list-item>
          <text:list-item>
            <text:p text:style-name="P68">Back away cautiously, then flee</text:p>
          </text:list-item>
          <text:list-item>
            <text:p text:style-name="P68">Attack you</text:p>
          </text:list-item>
        </text:list>
        <text:p text:style-name="P104"><text:span text:style-name="T2">On a 10+</text:span>, you also take +1 forward against them. ✴On a miss, they do as they please and you take -1 forward against them.</text:p>
        <text:h text:style-name="P112" text:outline-level="2"><text:bookmark-start text:name="quest"/>Quest<text:bookmark-end text:name="quest"/></text:h>
        <text:p text:style-name="P104">When you <text:span text:style-name="T1">dedicate yourself to a mission through prayer and ritual cleansing</text:span>, state what you set out to do:</text:p>
        <text:list xml:id="list120412498677922" text:continue-list="list120412781102687" text:style-name="WWNum1094">
          <text:list-item>
            <text:p text:style-name="P69">☐ Slay _______________, a great blight on the land.</text:p>
          </text:list-item>
          <text:list-item>
            <text:p text:style-name="P69">☐ Defend _______________ from the iniquities that beset them.</text:p>
          </text:list-item>
          <text:list-item>
            <text:p text:style-name="P69">☐ Discover the truth of _______________.</text:p>
          </text:list-item>
        </text:list>
        <text:p text:style-name="P104">Then choose up to two boons:</text:p>
        <text:list xml:id="list120413272324361" text:continue-list="list120412498677922" text:style-name="WWNum1095">
          <text:list-item>
            <text:p text:style-name="P70">☐ An unwavering sense of direction to _______________.</text:p>
          </text:list-item>
          <text:list-item>
            <text:p text:style-name="P70">☐ Resistance to _______________ (e.g., edged weapons, fire, enchantment, etc.).</text:p>
          </text:list-item>
          <text:list-item>
            <text:p text:style-name="P70">☐ A mark of divine authority.</text:p>
          </text:list-item>
          <text:list-item>
            <text:p text:style-name="P70">☐ Senses that pierce lies.</text:p>
          </text:list-item>
          <text:list-item>
            <text:p text:style-name="P70">☐ A voice that transcends language.</text:p>
          </text:list-item>
          <text:list-item>
            <text:p text:style-name="P70">☐ A freedom from hunger, thirst, and sleep.</text:p>
          </text:list-item>
        </text:list>
        <text:p text:style-name="P104">The GM will then tell you what vow or vows is required of you to maintain your blessing:</text:p>
        <text:list xml:id="list120412261494393" text:continue-list="list120413272324361" text:style-name="WWNum1096">
          <text:list-item>
            <text:p text:style-name="P71">☐ Honor (forbidden: cowardly tactics and tricks).</text:p>
          </text:list-item>
          <text:list-item>
            <text:p text:style-name="P71">☐ Temperance (forbidden: gluttony in food, drink, and pleasure of the flesh).</text:p>
          </text:list-item>
          <text:list-item>
            <text:p text:style-name="P71">☐ Piety (required: observance of daily holy services).</text:p>
          </text:list-item>
          <text:list-item>
            <text:p text:style-name="P71">☐ Valor (forbidden: suffering an evil creature to live).</text:p>
          </text:list-item>
          <text:list-item>
            <text:p text:style-name="P71">☐ Truth (forbidden: lies).</text:p>
          </text:list-item>
          <text:list-item>
            <text:p text:style-name="P71"><text:soft-page-break/>☐ Hospitality (required: comfort to those in need, no matter who they are).</text:p>
          </text:list-item>
        </text:list>
        <text:h text:style-name="P112" text:outline-level="2"><text:bookmark-start text:name="advanced-moves-6"/>Advanced Moves<text:bookmark-end text:name="advanced-moves-6"/></text:h>
        <text:p text:style-name="P104">When you gain a level from 2–5, choose from these moves.</text:p>
        <text:list xml:id="list120412742229463" text:continue-list="list120412261494393" text:style-name="WWNum1097">
          <text:list-item>
            <text:p text:style-name="P157">☐ Divine Favor: Dedicate yourself to a deity (name a new one or choose one that’s already been established). You gain the commune and cast a spell cleric moves. When you select this move, treat yourself as a cleric of level 1 for using spells. Every time you gain a level thereafter, increase your effective cleric level by 1.</text:p>
          </text:list-item>
          <text:list-item>
            <text:p text:style-name="P157">☐ Bloody Aegis: When you take damage you can grit your teeth and accept the blow. If you do you take no damage but instead suffer a debility of your choice. If you already have all six debilities you can’t use this move.</text:p>
          </text:list-item>
          <text:list-item>
            <text:p text:style-name="P157">☐ Smite: While on a quest you deal +1d4 damage.</text:p>
          </text:list-item>
          <text:list-item>
            <text:p text:style-name="P157">☐ Exterminatus: When you <text:span text:style-name="T1">speak aloud your promise to defeat an enemy</text:span>, you deal +2d4 damage against that enemy and -4 damage against anyone else. This effect lasts until the enemy is defeated. If you fail to defeat the enemy or give up the fight, you can admit your failure, but the effect continues until you find a way to redeem yourself.</text:p>
          </text:list-item>
          <text:list-item>
            <text:p text:style-name="P157">☐ Charge!: When you <text:span text:style-name="T1">lead the charge into combat</text:span>, those you lead take +1 forward.</text:p>
          </text:list-item>
          <text:list-item>
            <text:p text:style-name="P157">☐ Staunch Defender: When you defend you always get +1 hold, even on a 6-.</text:p>
          </text:list-item>
          <text:list-item>
            <text:p text:style-name="P157">☐ Setup Strike: When you hack and slash, choose an ally. Their next attack against your target does +1d4 damage.</text:p>
          </text:list-item>
          <text:list-item>
            <text:p text:style-name="P157">☐ Holy Protection: You get +1 armor while on a quest.</text:p>
          </text:list-item>
          <text:list-item>
            <text:p text:style-name="P157">☐ Voice of Authority: Take +1 to order hirelings.</text:p>
          </text:list-item>
          <text:list-item>
            <text:p text:style-name="P157">☐ Hospitaller: When you heal an ally, you heal +1d8 damage.</text:p>
          </text:list-item>
        </text:list>
        <text:p text:style-name="P104">When you gain a level from 6–10, choose from these moves or the level 2–5 moves.</text:p>
        <text:list xml:id="list120413537349561" text:continue-list="list120412742229463" text:style-name="WWNum1098">
          <text:list-item>
            <text:p text:style-name="P158">☐ Evidence of Faith (Requires: Divine Favor): When you <text:span text:style-name="T1">see divine magic as it happens</text:span>, you can ask the GM which deity granted the spell and its effects. Take +1 when acting on the answers.</text:p>
          </text:list-item>
          <text:list-item>
            <text:p text:style-name="P158">☐ Holy Smite (Replaces: Smite): While on a quest you deal +1d8 damage.</text:p>
          </text:list-item>
          <text:list-item>
            <text:p text:style-name="P158">☐ Ever Onward (Replaces: Charge!): When you lead the charge into combat, those you lead take +1 forward and +2 armor forward.</text:p>
          </text:list-item>
          <text:list-item>
            <text:p text:style-name="P158">☐ Impervious Defender (Replaces: Staunch Defender): When you defend you always get +1 hold, even on a 6-. When you get a 12+ to defend instead of getting hold the nearest attacking creature is stymied giving you a clear advantage, the GM will describe it.</text:p>
          </text:list-item>
          <text:list-item>
            <text:p text:style-name="P158">☐ Tandem Strike (Replaces: Setup Strike): When you hack and slash, choose an ally. Their next attack against your target does +1d4 damage and they take +1 forward against them.</text:p>
          </text:list-item>
          <text:list-item>
            <text:p text:style-name="P158">☐ Divine Protection (Replaces: Holy Protection): You get +2 armor while on a quest.</text:p>
          </text:list-item>
          <text:list-item>
            <text:p text:style-name="P158">☐ Divine Authority (Replaces: Voice of Authority): Take +1 to order hirelings. When you roll a 12+ the hireling transcends their moment of fear and doubt and carries out your order with particular effectiveness or efficiency.</text:p>
          </text:list-item>
          <text:list-item>
            <text:p text:style-name="P158">☐ Perfect Hospitaller (Replaces: Hospitaller): When you heal an ally, you heal +2d8 damage.</text:p>
          </text:list-item>
          <text:list-item>
            <text:p text:style-name="P158">☐ Indomitable: When you suffer a debility (even through Bloody Aegis) take +1 forward against whatever caused it.</text:p>
          </text:list-item>
          <text:list-item>
            <text:p text:style-name="P158">☐ Perfect Knight: When you quest you choose three boons instead of two.</text:p>
          </text:list-item>
        </text:list>
        <text:h text:style-name="P106" text:outline-level="1"/>
        <text:h text:style-name="P111" text:outline-level="1"><text:bookmark-start text:name="the-ranger"/><text:soft-page-break/>The Ranger<text:bookmark-end text:name="the-ranger"/><text:line-break/></text:h>
        <text:list xml:id="list120412383437203" text:continue-list="list120413537349561" text:style-name="WWNum1099">
          <text:list-item>
            <text:p text:style-name="P136">Name:</text:p>
          </text:list-item>
          <text:list-item>
            <text:p text:style-name="P136">Looks:</text:p>
          </text:list-item>
          <text:list-item>
            <text:p text:style-name="P136">Background:</text:p>
          </text:list-item>
          <text:list-item>
            <text:p text:style-name="P136">Level:</text:p>
          </text:list-item>
          <text:list-item>
            <text:p text:style-name="P136">XP:</text:p>
          </text:list-item>
          <text:list-item>
            <text:p text:style-name="P136">Armor:</text:p>
          </text:list-item>
          <text:list-item>
            <text:p text:style-name="P136">Max HP:</text:p>
          </text:list-item>
          <text:list-item>
            <text:p text:style-name="P136">Current HP:</text:p>
          </text:list-item>
          <text:list-item>
            <text:p text:style-name="P136">Carry Weight:</text:p>
          </text:list-item>
          <text:list-item>
            <text:p text:style-name="P136">Damage:</text:p>
          </text:list-item>
        </text:list>
        <text:p text:style-name="P105"><text:span text:style-name="T3">Assign these scores to your stats: 16 (+2), 15 (+1), 13 (+1), 12 (+0), 9 (+0), 8 (-1).</text:span></text:p>
        <text:list xml:id="list120413607231702" text:continue-list="list120412383437203" text:style-name="WWNum1100">
          <text:list-item>
            <text:p text:style-name="P137">STR ([ ] Weak -1):</text:p>
          </text:list-item>
          <text:list-item>
            <text:p text:style-name="P137">DEX ([ ] Shaky -1):</text:p>
          </text:list-item>
          <text:list-item>
            <text:p text:style-name="P137">CON ([ ] Sick -1):</text:p>
          </text:list-item>
          <text:list-item>
            <text:p text:style-name="P137">INT ([ ] Stunned -1):</text:p>
          </text:list-item>
          <text:list-item>
            <text:p text:style-name="P137">WIS ([ ] Confused -1):</text:p>
          </text:list-item>
          <text:list-item>
            <text:p text:style-name="P137">CHA ([ ] Scarred -1):</text:p>
          </text:list-item>
        </text:list>
        <text:h text:style-name="P112" text:outline-level="2"><text:bookmark-start text:name="stats-6"/>Stats<text:bookmark-end text:name="stats-6"/></text:h>
        <text:p text:style-name="P104">Your maximum HP is 8+Constitution.</text:p>
        <text:p text:style-name="P170">Your base damage is d8.</text:p>
        <text:h text:style-name="P112" text:outline-level="2"><text:bookmark-start text:name="alignment-7"/>Alignment<text:bookmark-end text:name="alignment-7"/></text:h>
        <text:p text:style-name="P104">Choose an alignment:</text:p>
        <text:list xml:id="list120412448614524" text:continue-list="list120413607231702" text:style-name="WWNum1101">
          <text:list-item>
            <text:p text:style-name="P72">☐ Chaotic: Free someone from literal or figurative bonds.</text:p>
          </text:list-item>
          <text:list-item>
            <text:p text:style-name="P72">☐ Good: Endanger yourself to combat an unnatural threat.</text:p>
          </text:list-item>
          <text:list-item>
            <text:p text:style-name="P72">☐ Neutral: Help an animal or spirit of the wild.</text:p>
          </text:list-item>
          <text:list-item>
            <text:p text:style-name="P72">☐ Other: ____________________</text:p>
          </text:list-item>
        </text:list>
        <text:h text:style-name="P112" text:outline-level="2"><text:bookmark-start text:name="race-7"/>Race<text:bookmark-end text:name="race-7"/></text:h>
        <text:list xml:id="list120412648059771" text:continue-list="list120412448614524" text:style-name="WWNum1102">
          <text:list-item>
            <text:p text:style-name="P73">☐ Dwarf: ____________________</text:p>
          </text:list-item>
          <text:list-item>
            <text:p text:style-name="P73">☐ Elf: When you undertake a perilous journey through wilderness whatever job you take you succeed as if you rolled a 10+.</text:p>
          </text:list-item>
          <text:list-item>
            <text:p text:style-name="P73">☐ Halfling: ____________________</text:p>
          </text:list-item>
          <text:list-item>
            <text:p text:style-name="P73">☐ Human: When you make camp in a dungeon or city, you don’t need to consume a ration.</text:p>
          </text:list-item>
        </text:list>
        <text:h text:style-name="P112" text:outline-level="2"><text:bookmark-start text:name="bonds-7"/>Bonds<text:bookmark-end text:name="bonds-7"/></text:h>
        <text:p text:style-name="P104">Fill in the name of one of your companions in at least one:</text:p>
        <text:list xml:id="list120413702675766" text:continue-list="list120412648059771" text:style-name="WWNum1103">
          <text:list-item>
            <text:p text:style-name="P74">I have guided _______________ before and they owe me for it.</text:p>
          </text:list-item>
          <text:list-item>
            <text:p text:style-name="P74">_______________ is a friend of nature, so I will be their friend as well.</text:p>
          </text:list-item>
          <text:list-item>
            <text:p text:style-name="P74">_______________ has no respect for nature, so I have no respect for them.</text:p>
          </text:list-item>
          <text:list-item>
            <text:p text:style-name="P74">_______________ does not understand life in the wild, so I will teach them.</text:p>
          </text:list-item>
        </text:list>
        <text:h text:style-name="P112" text:outline-level="2"><text:bookmark-start text:name="gear-7"/>Gear<text:bookmark-end text:name="gear-7"/></text:h>
        <text:p text:style-name="P104">Your load is 11+Str. You start with dungeon rations (5 uses, 1 weight), leather armor (1 armor, 1 weight), and a bundle of arrows (3 ammo, 1 weight). Choose your armament:</text:p>
        <text:list xml:id="list120413353049875" text:continue-list="list120413702675766" text:style-name="WWNum1104">
          <text:list-item>
            <text:p text:style-name="P75">☐ Hunter’s bow (near, far, 1 weight) and short sword (close, 1 weight)</text:p>
          </text:list-item>
          <text:list-item>
            <text:p text:style-name="P75">☐ Hunter’s bow (near, far, 1 weight) and spear (reach, 1 weight)</text:p>
          </text:list-item>
        </text:list>
        <text:p text:style-name="P104">Choose one:</text:p>
        <text:list xml:id="list120412726594626" text:continue-list="list120413353049875" text:style-name="WWNum1105">
          <text:list-item>
            <text:p text:style-name="P76">☐ Adventuring gear (1 weight) and dungeon rations (1 weight)</text:p>
          </text:list-item>
          <text:list-item>
            <text:p text:style-name="P76">☐ Adventuring gear (1 weight) and bundle of arrows (3 ammo, 1 weight)</text:p>
          </text:list-item>
        </text:list>
        <text:h text:style-name="P112" text:outline-level="2"><text:bookmark-start text:name="class-moves-7"/>Class Moves<text:bookmark-end text:name="class-moves-7"/></text:h>
        <text:p text:style-name="P104">You start with these moves:</text:p>
        <text:h text:style-name="P112" text:outline-level="2"><text:bookmark-start text:name="hunt-and-track-wis"/>Hunt and Track (Wis)<text:bookmark-end text:name="hunt-and-track-wis"/></text:h>
        <text:p text:style-name="P104">When you <text:span text:style-name="T1">follow a trail of clues left behind by passing creatures</text:span>, roll+WIS. <text:span text:style-name="T2">On a 7+</text:span>, you follow the creature’s trail until there’s a significant change in its direction or mode of travel. <text:span text:style-name="T2">On a 10+</text:span>, you also choose 1:</text:p>
        <text:list xml:id="list120414055735518" text:continue-list="list120412726594626" text:style-name="WWNum1106">
          <text:list-item>
            <text:p text:style-name="P77">Gain a useful bit of information about your quarry, the GM will tell you what.</text:p>
          </text:list-item>
          <text:list-item>
            <text:p text:style-name="P77">Determine what caused the trail to end.</text:p>
          </text:list-item>
        </text:list>
        <text:h text:style-name="P112" text:outline-level="2"><text:bookmark-start text:name="called-shot"/>Called Shot<text:bookmark-end text:name="called-shot"/></text:h>
        <text:p text:style-name="P104">When you <text:span text:style-name="T1">attack a defenseless or surprised enemy at range</text:span>, you can choose to deal your damage or name your target and roll+DEX.</text:p>
        <text:list xml:id="list120414109189531" text:continue-list="list120414055735518" text:style-name="WWNum1107">
          <text:list-item>
            <text:p text:style-name="P78">Head <text:span text:style-name="T2">10+:</text:span> As 7–9, plus your damage <text:span text:style-name="T2">7-9:</text:span> They do nothing but stand and drool for a few moments.</text:p>
          </text:list-item>
          <text:list-item>
            <text:p text:style-name="P78">Arms <text:span text:style-name="T2">10+:</text:span> As 7-9, plus your damage <text:span text:style-name="T2">7-9:</text:span> They drop anything they’re holding.</text:p>
          </text:list-item>
          <text:list-item>
            <text:p text:style-name="P78">Legs <text:span text:style-name="T2">10+:</text:span> As 7-9, plus your damage <text:span text:style-name="T2">7-9:</text:span> They’re hobbled and slow moving.</text:p>
          </text:list-item>
        </text:list>
        <text:h text:style-name="P112" text:outline-level="2"><text:bookmark-start text:name="animal-companion"/>Animal Companion<text:bookmark-end text:name="animal-companion"/></text:h>
        <text:p text:style-name="P104">You have a supernatural connection with a loyal animal. You can’t talk to it per se but it always acts as you wish it to. Name your animal companion and choose a species:</text:p>
        <text:p text:style-name="P170">Wolf, cougar, bear, eagle, dog, hawk, cat, owl, pigeon, rat, mule</text:p>
        <text:p text:style-name="P170">Choose a base:</text:p>
        <text:list xml:id="list120413324531717" text:continue-list="list120414109189531" text:style-name="WWNum1108">
          <text:list-item>
            <text:p text:style-name="P79">☐ Ferocity +2, Cunning +1, 1 Armor, Instinct +1</text:p>
          </text:list-item>
          <text:list-item>
            <text:p text:style-name="P79">☐ Ferocity +2, Cunning +2, 0 Armor, Instinct +1</text:p>
          </text:list-item>
          <text:list-item>
            <text:p text:style-name="P79">☐ Ferocity +1, Cunning +2, 1 Armor, Instinct +1</text:p>
          </text:list-item>
          <text:list-item>
            <text:p text:style-name="P79">☐ Ferocity +3, Cunning +1, 1 Armor, Instinct +2</text:p>
          </text:list-item>
        </text:list>
        <text:p text:style-name="P104">Choose as many strengths as its ferocity:</text:p>
        <text:p text:style-name="P170">Fast, burly, huge, calm, adaptable, quick reflexes, tireless, camouflage, ferocious, intimidating, keen senses, stealthy.</text:p>
        <text:p text:style-name="P170">Your animal companion is trained to fight humanoids. Choose as many additional trainings as its cunning:</text:p>
        <text:p text:style-name="P170">Hunt, search, scout, guard, fight monsters, perform, labor, travel.</text:p>
        <text:p text:style-name="P170"><text:soft-page-break/>Choose as many weaknesses as its instinct:</text:p>
        <text:p text:style-name="P170">Flighty, savage, slow, broken, frightening, forgetful, stubborn, lame.</text:p>
        <text:h text:style-name="P112" text:outline-level="2"><text:bookmark-start text:name="command"/>Command<text:bookmark-end text:name="command"/></text:h>
        <text:p text:style-name="P104">When you work with your animal companion on something it’s trained in:</text:p>
        <text:list xml:id="list120412347787710" text:continue-list="list120413324531717" text:style-name="WWNum1109">
          <text:list-item>
            <text:p text:style-name="P80">and you attack the same target, add its ferocity to your damage</text:p>
          </text:list-item>
          <text:list-item>
            <text:p text:style-name="P80">and you track, add its cunning to your roll</text:p>
          </text:list-item>
          <text:list-item>
            <text:p text:style-name="P80">and you take damage, add its armor to your armor</text:p>
          </text:list-item>
          <text:list-item>
            <text:p text:style-name="P80">and you discern realities, add its cunning to your roll</text:p>
          </text:list-item>
          <text:list-item>
            <text:p text:style-name="P80">and you parley, add its cunning to your roll</text:p>
          </text:list-item>
          <text:list-item>
            <text:p text:style-name="P80">and someone interferes with you, add its instinct to their roll</text:p>
          </text:list-item>
        </text:list>
        <text:h text:style-name="P112" text:outline-level="2"><text:bookmark-start text:name="advanced-moves-7"/>Advanced Moves<text:bookmark-end text:name="advanced-moves-7"/></text:h>
        <text:p text:style-name="P104">You may take this move only if it is your first advancement.</text:p>
        <text:list xml:id="list120413578678723" text:continue-list="list120412347787710" text:style-name="WWNum1110">
          <text:list-item>
            <text:p text:style-name="P81">☐ Half-Elven: Somewhere in your lineage lies mixed blood and it begins to show its presence. You gain the elf starting move if you took the human one at character creation or vice versa.</text:p>
          </text:list-item>
        </text:list>
        <text:p text:style-name="P104">When you gain a level from 2-5, choose from these moves.</text:p>
        <text:list xml:id="list120412120257972" text:continue-list="list120413578678723" text:style-name="WWNum1111">
          <text:list-item>
            <text:p text:style-name="P159">☐ Wild Empathy: You can speak with and understand animals.</text:p>
          </text:list-item>
          <text:list-item>
            <text:p text:style-name="P159">☐ Familiar Prey: When you spout lore about a monster you use WIS instead of INT.</text:p>
          </text:list-item>
          <text:list-item>
            <text:p text:style-name="P159">☐ Viper’s Strike: When you strike an enemy with two weapons at once, add an extra 1d4 damage for your off-hand strike.</text:p>
          </text:list-item>
          <text:list-item>
            <text:p text:style-name="P159">☐ Camouflage: When you <text:span text:style-name="T1">keep still in natural surroundings</text:span>, enemies never spot you until you make a movement.</text:p>
          </text:list-item>
          <text:list-item>
            <text:p text:style-name="P159">☐ Man’s Best Friend: When you <text:span text:style-name="T1">allow your animal companion to take a blow that was meant for you</text:span>, the damage is negated and your animal companion’s ferocity becomes 0. If its ferocity is already 0 you can’t use this ability. When you have a few hours of rest with your animal companion its ferocity returns to normal.</text:p>
          </text:list-item>
          <text:list-item>
            <text:p text:style-name="P159">☐ Blot Out the Sun: When you volley you may spend extra ammo before rolling. For each point of ammo spent you may choose an extra target. Roll once and apply damage to all targets.</text:p>
          </text:list-item>
          <text:list-item>
            <text:p text:style-name="P159">☐ Well-Trained: Choose another training for your animal companion.</text:p>
          </text:list-item>
          <text:list-item>
            <text:p text:style-name="P159">☐ God Amidst the Wastes: Dedicate yourself to a deity (name a new one or choose one that’s already been established). You gain the commune and cast a spell cleric moves. When you select this move, treat yourself as a cleric of level 1 for using spells. Every time you gain a level thereafter, increase your effective cleric level by 1.</text:p>
          </text:list-item>
          <text:list-item>
            <text:p text:style-name="P159">☐ Follow Me: When you undertake a perilous journey you can take two roles. You make a separate roll for each.</text:p>
          </text:list-item>
          <text:list-item>
            <text:p text:style-name="P159">☐ A Safe Place: When you <text:span text:style-name="T1">set the watch for the night</text:span>, everyone takes +1 to take watch.</text:p>
          </text:list-item>
        </text:list>
        <text:p text:style-name="P104">When you gain a level from 6-10, choose from these moves or the level 2-5 moves.</text:p>
        <text:list xml:id="list120412186648375" text:continue-list="list120412120257972" text:style-name="WWNum1112">
          <text:list-item>
            <text:p text:style-name="P160">☐ Wild Speech (Replaces: Wild Empathy): You can speak with and understand any non-magical, non-planar creature.</text:p>
          </text:list-item>
          <text:list-item>
            <text:p text:style-name="P160">☐ Hunter’s Prey (Replaces: Familiar Prey): When you spout lore about a monster you use WIS instead of INT. On a 12+, in addition to the normal effects, you get to ask the GM any one question about the subject.</text:p>
          </text:list-item>
          <text:list-item>
            <text:p text:style-name="P160">☐ Viper’s Fangs (Replaces: Viper’s Strike): When you strike an enemy with two weapons at once, add an extra 1d8 damage for your off-hand strike.</text:p>
          </text:list-item>
          <text:list-item>
            <text:p text:style-name="P160">☐ Smaug’s Belly: When you know your target’s weakest point your arrows have 2 piercing.</text:p>
          </text:list-item>
          <text:list-item>
            <text:p text:style-name="P160">☐ Strider (Replaces: Follow Me): When you undertake a perilous journey you can take two roles. Roll twice and use the better result for both roles.</text:p>
          </text:list-item>
          <text:list-item>
            <text:p text:style-name="P160">☐ A Safer Place (Replaces: A Safe Place): When you set the watch for the night everyone takes +1 to take watch. After a night in camp when you set the watch everyone takes +1 forward.</text:p>
          </text:list-item>
          <text:list-item>
            <text:p text:style-name="P160">☐ Observant: When you hunt and track, on a hit you may also ask one question about the creature you are tracking from the discern realities list for free.</text:p>
          </text:list-item>
          <text:list-item>
            <text:p text:style-name="P160">☐ Special Trick: Choose a move from another class. So long as you are working with your animal companion you have access to that move.</text:p>
          </text:list-item>
          <text:list-item>
            <text:p text:style-name="P160">☐ Unnatural Ally: Your animal companion is a monster, not an animal. Describe it. Give it +2 ferocity and +1 instinct, plus a new training.</text:p>
          </text:list-item>
        </text:list>
        <text:h text:style-name="P106" text:outline-level="1"/>
        <text:h text:style-name="P111" text:outline-level="1"><text:bookmark-start text:name="the-thief"/><text:soft-page-break/>The Thief<text:bookmark-end text:name="the-thief"/><text:line-break/></text:h>
        <text:list xml:id="list120412998538194" text:continue-list="list120412186648375" text:style-name="WWNum1113">
          <text:list-item>
            <text:p text:style-name="P138">Name:</text:p>
          </text:list-item>
          <text:list-item>
            <text:p text:style-name="P138">Looks:</text:p>
          </text:list-item>
          <text:list-item>
            <text:p text:style-name="P138">Background:</text:p>
          </text:list-item>
          <text:list-item>
            <text:p text:style-name="P138">Level:</text:p>
          </text:list-item>
          <text:list-item>
            <text:p text:style-name="P138">XP:</text:p>
          </text:list-item>
          <text:list-item>
            <text:p text:style-name="P138">Armor:</text:p>
          </text:list-item>
          <text:list-item>
            <text:p text:style-name="P138">Max HP:</text:p>
          </text:list-item>
          <text:list-item>
            <text:p text:style-name="P138">Current HP:</text:p>
          </text:list-item>
          <text:list-item>
            <text:p text:style-name="P138">Carry Weight:</text:p>
          </text:list-item>
          <text:list-item>
            <text:p text:style-name="P138">Damage:</text:p>
          </text:list-item>
        </text:list>
        <text:p text:style-name="P105"><text:span text:style-name="T3">Assign these scores (and bonuses) to your stats: 16 (+2), 15 (+1), 13 (+1), 12 (+0), 9 (+0), 8 (-1).</text:span></text:p>
        <text:list xml:id="list120412789682121" text:continue-list="list120412998538194" text:style-name="WWNum1114">
          <text:list-item>
            <text:p text:style-name="P139">STR ([ ] Weak -1):</text:p>
          </text:list-item>
          <text:list-item>
            <text:p text:style-name="P139">DEX ([ ] Shaky -1):</text:p>
          </text:list-item>
          <text:list-item>
            <text:p text:style-name="P139">CON ([ ] Sick -1):</text:p>
          </text:list-item>
          <text:list-item>
            <text:p text:style-name="P139">INT ([ ] Stunned -1):</text:p>
          </text:list-item>
          <text:list-item>
            <text:p text:style-name="P139">WIS ([ ] Confused -1):</text:p>
          </text:list-item>
          <text:list-item>
            <text:p text:style-name="P139">CHA ([ ] Scarred -1):</text:p>
          </text:list-item>
        </text:list>
        <text:h text:style-name="P112" text:outline-level="2"><text:bookmark-start text:name="stats-7"/>Stats<text:bookmark-end text:name="stats-7"/></text:h>
        <text:p text:style-name="P104">Your maximum HP is 6+Constitution.</text:p>
        <text:p text:style-name="P170">Your base damage is d8.</text:p>
        <text:h text:style-name="P112" text:outline-level="2"><text:bookmark-start text:name="alignment-8"/>Alignment<text:bookmark-end text:name="alignment-8"/></text:h>
        <text:list xml:id="list120412261679141" text:continue-list="list120412789682121" text:style-name="WWNum1115">
          <text:list-item>
            <text:p text:style-name="P82">☐ Chaotic: Leap into danger without a plan.</text:p>
          </text:list-item>
          <text:list-item>
            <text:p text:style-name="P82">☐ Neutral: Avoid detection or infiltrate a location.</text:p>
          </text:list-item>
          <text:list-item>
            <text:p text:style-name="P82">☐ Evil: Shift danger or blame from yourself to someone else.</text:p>
          </text:list-item>
          <text:list-item>
            <text:p text:style-name="P82">☐ Other: ____________________</text:p>
          </text:list-item>
        </text:list>
        <text:h text:style-name="P112" text:outline-level="2"><text:bookmark-start text:name="race-8"/>Race<text:bookmark-end text:name="race-8"/></text:h>
        <text:list xml:id="list120413653010139" text:continue-list="list120412261679141" text:style-name="WWNum1116">
          <text:list-item>
            <text:p text:style-name="P83">☐ Dwarf: ____________________</text:p>
          </text:list-item>
          <text:list-item>
            <text:p text:style-name="P83">☐ Elf: ____________________</text:p>
          </text:list-item>
          <text:list-item>
            <text:p text:style-name="P83">☐ Halfling: When you attack with a ranged weapon, deal +2 damage.</text:p>
          </text:list-item>
          <text:list-item>
            <text:p text:style-name="P83">☐ Human: You are a professional. When you spout lore or discern realities about criminal activities, take +1.</text:p>
          </text:list-item>
        </text:list>
        <text:h text:style-name="P112" text:outline-level="2"><text:bookmark-start text:name="bonds-8"/>Bonds<text:bookmark-end text:name="bonds-8"/></text:h>
        <text:p text:style-name="P104">Fill in the name of one of your companions in at least one:</text:p>
        <text:list xml:id="list120413717873484" text:continue-list="list120413653010139" text:style-name="WWNum1117">
          <text:list-item>
            <text:p text:style-name="P84">I stole something from _______________.</text:p>
          </text:list-item>
          <text:list-item>
            <text:p text:style-name="P84">_______________ has my back when things go wrong.</text:p>
          </text:list-item>
          <text:list-item>
            <text:p text:style-name="P84">_______________ knows incriminating details about me.</text:p>
          </text:list-item>
          <text:list-item>
            <text:p text:style-name="P84">_______________ and I have a con running.</text:p>
          </text:list-item>
        </text:list>
        <text:h text:style-name="P112" text:outline-level="2"><text:bookmark-start text:name="gear-8"/>Gear<text:bookmark-end text:name="gear-8"/></text:h>
        <text:p text:style-name="P104">Your load is 9+Str. You start with dungeon rations (5 uses, 1 weight), leather armor (1 armor, 1 weight), 3 uses of your chosen poison, and 10 coins. Choose your arms:</text:p>
        <text:list xml:id="list120412123273319" text:continue-list="list120413717873484" text:style-name="WWNum1118">
          <text:list-item>
            <text:p text:style-name="P85">☐ Dagger (hand, 1 weight) and short sword (close, 1 weight)</text:p>
          </text:list-item>
          <text:list-item>
            <text:p text:style-name="P85">☐ Rapier (close, precise, 1 weight)</text:p>
          </text:list-item>
        </text:list>
        <text:p text:style-name="P104">Choose a ranged weapon:</text:p>
        <text:list xml:id="list120413241385941" text:continue-list="list120412123273319" text:style-name="WWNum1119">
          <text:list-item>
            <text:p text:style-name="P86">☐ 3 throwing daggers (thrown, near, 0 weight)</text:p>
          </text:list-item>
          <text:list-item>
            <text:p text:style-name="P86">☐ Ragged Bow (near, 2 weight) and bundle of arrows (3 ammo, 1 weight)</text:p>
          </text:list-item>
        </text:list>
        <text:p text:style-name="P104">Choose one:</text:p>
        <text:list xml:id="list120414100662504" text:continue-list="list120413241385941" text:style-name="WWNum1120">
          <text:list-item>
            <text:p text:style-name="P87">☐ Adventuring gear (1 weight)</text:p>
          </text:list-item>
          <text:list-item>
            <text:p text:style-name="P87">☐ Healing potion (0 weight)</text:p>
          </text:list-item>
        </text:list>
        <text:h text:style-name="P112" text:outline-level="2"><text:bookmark-start text:name="class-moves-8"/>Class Moves<text:bookmark-end text:name="class-moves-8"/></text:h>
        <text:p text:style-name="P104">You start with these moves:</text:p>
        <text:h text:style-name="P112" text:outline-level="2"><text:bookmark-start text:name="trap-expert"/>Trap Expert<text:bookmark-end text:name="trap-expert"/></text:h>
        <text:p text:style-name="P104">When you <text:span text:style-name="T1">spend a moment to survey a dangerous area</text:span>, roll+DEX. <text:span text:style-name="T2">On a 10+</text:span>, hold 3. <text:span text:style-name="T2">On a 7–9</text:span>, hold 1. Spend your hold as you walk through the area to ask these questions:</text:p>
        <text:list xml:id="list120413527162522" text:continue-list="list120414100662504" text:style-name="WWNum1121">
          <text:list-item>
            <text:p text:style-name="P88">Is there a trap here and if so, what activates it?</text:p>
          </text:list-item>
          <text:list-item>
            <text:p text:style-name="P88">What does the trap do when activated?</text:p>
          </text:list-item>
          <text:list-item>
            <text:p text:style-name="P88">What else is hidden here?</text:p>
          </text:list-item>
        </text:list>
        <text:h text:style-name="P112" text:outline-level="2"><text:bookmark-start text:name="tricks-of-the-trade"/>Tricks of the Trade<text:bookmark-end text:name="tricks-of-the-trade"/></text:h>
        <text:p text:style-name="P104">When you <text:span text:style-name="T1">pick locks or pockets or disable traps</text:span>, roll+DEX. <text:span text:style-name="T2">On a 10+</text:span>, you do it, no problem. <text:span text:style-name="T2">On a 7–9</text:span>, you still do it, but the GM will offer you two options between suspicion, danger, or cost.</text:p>
        <text:h text:style-name="P112" text:outline-level="2"><text:bookmark-start text:name="backstab"/>Backstab<text:bookmark-end text:name="backstab"/></text:h>
        <text:p text:style-name="P104">When you <text:span text:style-name="T1">attack a surprised or defenseless enemy with a melee weapon</text:span>, you can choose to deal your damage or roll+DEX. <text:span text:style-name="T2">On a 10+</text:span> choose two. <text:span text:style-name="T2">On a 7–9</text:span> choose one.</text:p>
        <text:list xml:id="list120412356109684" text:continue-list="list120413527162522" text:style-name="WWNum1122">
          <text:list-item>
            <text:p text:style-name="P89">You don’t get into melee with them</text:p>
          </text:list-item>
          <text:list-item>
            <text:p text:style-name="P89">You deal your damage+1d6</text:p>
          </text:list-item>
          <text:list-item>
            <text:p text:style-name="P89">You create an advantage, +1 forward to you or an ally acting on it</text:p>
          </text:list-item>
          <text:list-item>
            <text:p text:style-name="P89">Reduce their armor by 1 until they repair it</text:p>
          </text:list-item>
        </text:list>
        <text:h text:style-name="P112" text:outline-level="2"><text:bookmark-start text:name="flexible-morals"/>Flexible Morals<text:bookmark-end text:name="flexible-morals"/></text:h>
        <text:p text:style-name="P104">When someone tries to detect your alignment you can tell them any alignment you like.</text:p>
        <text:h text:style-name="P112" text:outline-level="2"><text:bookmark-start text:name="poisoner"/>Poisoner<text:bookmark-end text:name="poisoner"/></text:h>
        <text:p text:style-name="P104">You’ve mastered the care and use of a poison. Choose a poison from the list below; that poison is no longer dangerous for you to use. You also start with three uses of the poison you choose. Whenever you have time to gather materials and a safe place to brew you can make three uses of the poison you choose for free. Note that some poisons are applied, meaning you have to carefully apply it to the target or something they eat or drink. Touch poisons just need to touch the target, they can even be used on the blade of a weapon.</text:p>
        <text:list xml:id="list120414115887921" text:continue-list="list120412356109684" text:style-name="WWNum1123">
          <text:list-item>
            <text:p text:style-name="P90">Oil of Tagit (applied): The target falls into a light sleep.</text:p>
          </text:list-item>
          <text:list-item>
            <text:p text:style-name="P90">Bloodweed (touch): The target deals -1d4 damage ongoing until cured.</text:p>
          </text:list-item>
          <text:list-item>
            <text:p text:style-name="P90">Goldenroot (applied): The target treats the next creature they see as a trusted ally, until proved otherwise.</text:p>
          </text:list-item>
          <text:list-item>
            <text:p text:style-name="P90"><text:soft-page-break/>Serpent’s Tears (touch): Anyone dealing damage to the target rolls twice and takes the better result.</text:p>
          </text:list-item>
        </text:list>
        <text:h text:style-name="P112" text:outline-level="2"><text:bookmark-start text:name="advanced-moves-8"/>Advanced Moves<text:bookmark-end text:name="advanced-moves-8"/></text:h>
        <text:p text:style-name="P104">When you gain a level from 2–5, choose from these moves.</text:p>
        <text:list xml:id="list120412651438704" text:continue-list="list120414115887921" text:style-name="WWNum1124">
          <text:list-item>
            <text:p text:style-name="P161">☐ Cheap Shot: When using a precise or hand weapon, your backstab deals an extra +1d6 damage.</text:p>
          </text:list-item>
          <text:list-item>
            <text:p text:style-name="P161">☐ Cautious: When you use trap expert you always get +1 hold, even on a 6-.</text:p>
          </text:list-item>
          <text:list-item>
            <text:p text:style-name="P161">☐ Wealth and Taste: When you <text:span text:style-name="T1">make a show of flashing around your most valuable possession</text:span>, choose someone present. They will do anything they can to obtain your item or one like it.</text:p>
          </text:list-item>
          <text:list-item>
            <text:p text:style-name="P161">☐ Shoot First: You’re never caught by surprise. When an enemy would get the drop on you, you get to act first instead.</text:p>
          </text:list-item>
          <text:list-item>
            <text:p text:style-name="P161">☐ Poison Master: After you’ve used a poison once it’s no longer dangerous for you to use.</text:p>
          </text:list-item>
          <text:list-item>
            <text:p text:style-name="P161">☐ Envenom: You can apply even complex poisons with a pinprick. When you apply a poison that’s not dangerous for you to use to your weapon it’s touch instead of applied.</text:p>
          </text:list-item>
          <text:list-item>
            <text:p text:style-name="P161">☐ Brewer: When you have time to gather materials and a safe place to brew you can create three doses of any one poison you’ve used before.</text:p>
          </text:list-item>
          <text:list-item>
            <text:p text:style-name="P161">☐ Underdog: When you’re outnumbered, you have +1 armor.</text:p>
          </text:list-item>
          <text:list-item>
            <text:p text:style-name="P161">☐ Connections: When you put out word to the criminal underbelly about something you want or need, roll+CHA. <text:span text:style-name="T2">On a 10+</text:span>, someone has it, just for you. <text:span text:style-name="T2">On a 7–9</text:span>, you’ll have to settle for something close or it comes with strings attached, your call.</text:p>
          </text:list-item>
        </text:list>
        <text:p text:style-name="P104">When you gain a level from 6–10, choose from these moves or the level 2–5 moves.</text:p>
        <text:list xml:id="list120412266296946" text:continue-list="list120412651438704" text:style-name="WWNum1125">
          <text:list-item>
            <text:p text:style-name="P162">☐ Dirty Fighter (Replaces: Cheap Shot): When using a precise or hand weapon, your backstab deals an extra +1d8 damage and all other attacks deal +1d4 damage.</text:p>
          </text:list-item>
          <text:list-item>
            <text:p text:style-name="P162">☐ Extremely Cautious (Replaces: Cautious): When you use trap expert you always get +1 hold, even on a 6-. On a 12+ you get 3 hold and the next time you come near a trap the GM will immediately tell you what it does, what triggers it, who set it, and how you can use it to your advantage.</text:p>
          </text:list-item>
          <text:list-item>
            <text:p text:style-name="P162">☐ Alchemist (Replaces: Brewer): When you have you have time to gather materials and a safe place to brew you can create three doses of any poison you’ve used before. Alternately you can describe the effects of a poison you’d like to create. The GM will tell you that you can create it, but with one or more caveats: 1) It will only work under specific circumstances. 2) The best you can manage is a weaker version.</text:p>
          </text:list-item>
        </text:list>
        <text:list xml:id="list1900224615" text:style-name="WWNum1126">
          <text:list-item text:start-value="3">
            <text:p text:style-name="P91">It’ll take a while to take effect. 4) It’ll have obvious side effects.</text:p>
          </text:list-item>
        </text:list>
        <text:list xml:id="list120412229653659" text:continue-list="list120412266296946" text:style-name="WWNum1127">
          <text:list-item>
            <text:p text:style-name="P163">☐ Serious Underdog (Replaces: Underdog): You have +1 armor. When you’re outnumbered, you have +2 armor instead.</text:p>
          </text:list-item>
          <text:list-item>
            <text:p text:style-name="P163">☐ Evasion: When you defy danger on a 12+, you transcend the danger. You not only do what you set out to, but the GM will offer you a better outcome, true beauty, or a moment of grace.</text:p>
          </text:list-item>
          <text:list-item>
            <text:p text:style-name="P163">☐ Strong Arm, True Aim: You can throw any melee weapon, using it to volley. A thrown melee weapon is gone; you can never choose to reduce ammo on a 7–9.</text:p>
          </text:list-item>
          <text:list-item>
            <text:p text:style-name="P163">☐ Escape Route: When you’re in too deep and need a way out, name your escape route and roll+DEX. <text:span text:style-name="T2">On a 10+</text:span> [ ] you’re gone. <text:span text:style-name="T2">On a 7–9</text:span> [ ] you can stay or go, but if you go it costs you: leave something behind or take something with you, the GM will tell you what.</text:p>
          </text:list-item>
          <text:list-item>
            <text:p text:style-name="P163">☐ Disguise: When you have time and materials you can create a disguise that will fool anyone into thinking you’re another creature of about the same size and shape. Your actions can give you away but your appearance won’t.</text:p>
          </text:list-item>
          <text:list-item>
            <text:p text:style-name="P163">☐ Heist: When you take time to make a plan to steal something, name the thing you want to steal and ask the GM these questions. When acting on the answers you and your allies take +1 forward. (Who will notice it’s missing? What’s its most powerful defense? Who will come after it? Who else wants it?)</text:p>
          </text:list-item>
        </text:list>
        <text:h text:style-name="P106" text:outline-level="1"/>
        <text:h text:style-name="P111" text:outline-level="1"><text:bookmark-start text:name="the-wizard"/><text:soft-page-break/>The Wizard<text:bookmark-end text:name="the-wizard"/><text:line-break/></text:h>
        <text:list xml:id="list120412758144216" text:continue-list="list120412229653659" text:style-name="WWNum1128">
          <text:list-item>
            <text:p text:style-name="P140">Name:</text:p>
          </text:list-item>
          <text:list-item>
            <text:p text:style-name="P140">Looks:</text:p>
          </text:list-item>
          <text:list-item>
            <text:p text:style-name="P140">Level:</text:p>
          </text:list-item>
          <text:list-item>
            <text:p text:style-name="P140">XP:</text:p>
          </text:list-item>
          <text:list-item>
            <text:p text:style-name="P140">Armor:</text:p>
          </text:list-item>
          <text:list-item>
            <text:p text:style-name="P140">Max HP:</text:p>
          </text:list-item>
          <text:list-item>
            <text:p text:style-name="P140">Current HP:</text:p>
          </text:list-item>
          <text:list-item>
            <text:p text:style-name="P140">Carry Weight:</text:p>
          </text:list-item>
          <text:list-item>
            <text:p text:style-name="P140">Damage:</text:p>
          </text:list-item>
        </text:list>
        <text:p text:style-name="P105"><text:span text:style-name="T3">Assign these scores (and bonuses) to your stats: 16 (+2), 15 (+1), 13 (+1), 12 (+0), 9 (+0), 8 (-1).</text:span></text:p>
        <text:list xml:id="list120413907448462" text:continue-list="list120412758144216" text:style-name="WWNum1129">
          <text:list-item>
            <text:p text:style-name="P141">STR ([ ] Weak -1):</text:p>
          </text:list-item>
          <text:list-item>
            <text:p text:style-name="P141">DEX ([ ] Shaky -1):</text:p>
          </text:list-item>
          <text:list-item>
            <text:p text:style-name="P141">CON ([ ] Sick -1):</text:p>
          </text:list-item>
          <text:list-item>
            <text:p text:style-name="P141">INT ([ ] Stunned -1):</text:p>
          </text:list-item>
          <text:list-item>
            <text:p text:style-name="P141">WIS ([ ] Confused -1):</text:p>
          </text:list-item>
          <text:list-item>
            <text:p text:style-name="P141">CHA ([ ] Scarred -1):</text:p>
          </text:list-item>
        </text:list>
        <text:h text:style-name="P112" text:outline-level="2"><text:bookmark-start text:name="stats-8"/>Stats<text:bookmark-end text:name="stats-8"/></text:h>
        <text:p text:style-name="P104">Your maximum HP is 4+Constitution.</text:p>
        <text:p text:style-name="P170">Your base damage is d4.</text:p>
        <text:h text:style-name="P112" text:outline-level="2"><text:bookmark-start text:name="alignment-9"/>Alignment<text:bookmark-end text:name="alignment-9"/></text:h>
        <text:list xml:id="list120412748799630" text:continue-list="list120413907448462" text:style-name="WWNum1130">
          <text:list-item>
            <text:p text:style-name="P92">☐ Good: Use magic to directly aid another.</text:p>
          </text:list-item>
          <text:list-item>
            <text:p text:style-name="P92">☐ Neutral: Discover something about a magical mystery.</text:p>
          </text:list-item>
          <text:list-item>
            <text:p text:style-name="P92">☐ Evil: Use magic to cause terror and fear.</text:p>
          </text:list-item>
          <text:list-item>
            <text:p text:style-name="P92">☐ Other: ____________________</text:p>
          </text:list-item>
        </text:list>
        <text:h text:style-name="P112" text:outline-level="2"><text:bookmark-start text:name="race-9"/>Race<text:bookmark-end text:name="race-9"/></text:h>
        <text:list xml:id="list120412755025804" text:continue-list="list120412748799630" text:style-name="WWNum1131">
          <text:list-item>
            <text:p text:style-name="P93">☐ Dwarf: ____________________</text:p>
          </text:list-item>
          <text:list-item>
            <text:p text:style-name="P93">☐ Elf: Magic is as natural as breath to you. Detect Magic is a cantrip for you.</text:p>
          </text:list-item>
          <text:list-item>
            <text:p text:style-name="P93">☐ Halfling: ____________________</text:p>
          </text:list-item>
          <text:list-item>
            <text:p text:style-name="P93">☐ Human: Choose one cleric spell. You can cast it as if it was a wizard spell.</text:p>
          </text:list-item>
        </text:list>
        <text:h text:style-name="P112" text:outline-level="2"><text:bookmark-start text:name="bonds-9"/>Bonds<text:bookmark-end text:name="bonds-9"/></text:h>
        <text:p text:style-name="P104">Fill in the name of one of your companions in at least one:</text:p>
        <text:list xml:id="list120414141036850" text:continue-list="list120412755025804" text:style-name="WWNum1132">
          <text:list-item>
            <text:p text:style-name="P94">_______________ will play an important role in the events to come. I have foreseen it!</text:p>
          </text:list-item>
          <text:list-item>
            <text:p text:style-name="P94">_______________ is keeping an important secret from me.</text:p>
          </text:list-item>
          <text:list-item>
            <text:p text:style-name="P94">_______________ is woefully misinformed about the world; I will teach them all that I can.</text:p>
          </text:list-item>
        </text:list>
        <text:h text:style-name="P112" text:outline-level="2"><text:bookmark-start text:name="gear-9"/>Gear<text:bookmark-end text:name="gear-9"/></text:h>
        <text:p text:style-name="P104">Your load is 7+Str. You start with your spellbook (1 weight) and dungeon rations (5 uses, 1 weight). Choose your defenses:</text:p>
        <text:list xml:id="list120413141681381" text:continue-list="list120414141036850" text:style-name="WWNum1133">
          <text:list-item>
            <text:p text:style-name="P95">☐ Leather armor (1 armor, 1 weight)</text:p>
          </text:list-item>
          <text:list-item>
            <text:p text:style-name="P95">☐ Bag of books (5 uses, 2 weight) and 3 healing potions</text:p>
          </text:list-item>
        </text:list>
        <text:p text:style-name="P104">Choose your weapon:</text:p>
        <text:list xml:id="list120412783273971" text:continue-list="list120413141681381" text:style-name="WWNum1134">
          <text:list-item>
            <text:p text:style-name="P96">☐ Dagger (hand, 1 weight)</text:p>
          </text:list-item>
          <text:list-item>
            <text:p text:style-name="P96">☐ Staff (close, two-handed, 1 weight)</text:p>
          </text:list-item>
        </text:list>
        <text:p text:style-name="P104">Choose one:</text:p>
        <text:list xml:id="list120412300699047" text:continue-list="list120412783273971" text:style-name="WWNum1135">
          <text:list-item>
            <text:p text:style-name="P97">☐ Healing potion (0 weight)</text:p>
          </text:list-item>
          <text:list-item>
            <text:p text:style-name="P97">☐ 3 antitoxins (0 weight)</text:p>
          </text:list-item>
        </text:list>
        <text:h text:style-name="P112" text:outline-level="2"><text:bookmark-start text:name="class-moves-9"/>Class Moves<text:bookmark-end text:name="class-moves-9"/></text:h>
        <text:p text:style-name="P104">You start with these moves:</text:p>
        <text:h text:style-name="P112" text:outline-level="2"><text:bookmark-start text:name="spellbook"/>Spellbook<text:bookmark-end text:name="spellbook"/></text:h>
        <text:p text:style-name="P104">You have mastered several spells and inscribed them in your spellbook. You start out with three first level spells in your spellbook as well as the cantrips. Whenever you gain a level, you add a new spell of your level or lower to your spellbook. You spellbook is 1 weight.</text:p>
        <text:h text:style-name="P112" text:outline-level="2"><text:bookmark-start text:name="prepare-spells"/>Prepare Spells<text:bookmark-end text:name="prepare-spells"/></text:h>
        <text:p text:style-name="P104">When you <text:span text:style-name="T1">spend uninterrupted time (an hour or so) in quiet contemplation of your spellbook</text:span>, you:</text:p>
        <text:list xml:id="list120413437052020" text:continue-list="list120412300699047" text:style-name="WWNum1136">
          <text:list-item>
            <text:p text:style-name="P98">Lose any spells you already have prepared</text:p>
          </text:list-item>
          <text:list-item>
            <text:p text:style-name="P98">Prepare new spells of your choice from your spellbook whose total levels don’t exceed your own level+1.</text:p>
          </text:list-item>
          <text:list-item>
            <text:p text:style-name="P98">Prepare your cantrips which never count against your limit.</text:p>
          </text:list-item>
        </text:list>
        <text:h text:style-name="P112" text:outline-level="2"><text:bookmark-start text:name="cast-a-spell-int"/>Cast a Spell (Int)<text:bookmark-end text:name="cast-a-spell-int"/></text:h>
        <text:p text:style-name="P104">When you <text:span text:style-name="T1">release a spell you’ve prepared</text:span>, roll+Int. <text:span text:style-name="T2">On a 10+</text:span>, the spell is successfully cast and you do not forget the spell—you may cast it again later. <text:span text:style-name="T2">On a 7-9</text:span>, the spell is cast, but choose one:</text:p>
        <text:list xml:id="list120413735687359" text:continue-list="list120413437052020" text:style-name="WWNum1137">
          <text:list-item>
            <text:p text:style-name="P99">You draw unwelcome attention or put yourself in a spot. The GM will tell you how.</text:p>
          </text:list-item>
          <text:list-item>
            <text:p text:style-name="P99">The spell disturbs the fabric of reality as it is cast—take -1 ongoing to cast a spell until the next time you Prepare Spells.</text:p>
          </text:list-item>
          <text:list-item>
            <text:p text:style-name="P99">After it is cast, the spell is forgotten. You cannot cast the spell again until you prepare spells.</text:p>
          </text:list-item>
        </text:list>
        <text:p text:style-name="P104">Note that maintaining spells with ongoing effects will sometimes cause a penalty to your roll to cast a spell.</text:p>
        <text:h text:style-name="P112" text:outline-level="2"><text:bookmark-start text:name="spell-defense"/>Spell Defense<text:bookmark-end text:name="spell-defense"/></text:h>
        <text:p text:style-name="P104">You may end any ongoing spell immediately and use the energy of its dissipation to deflect an oncoming attack. The spell ends and you subtract its level from the damage done to you.</text:p>
        <text:h text:style-name="P112" text:outline-level="2"><text:bookmark-start text:name="ritual"/>Ritual<text:bookmark-end text:name="ritual"/></text:h>
        <text:p text:style-name="P104">When you <text:span text:style-name="T1">draw on a place of power to create a magical effect</text:span>, tell the GM what you’re trying to achieve. Ritual effects are always possible, but the GM will give you one to four of the following conditions:</text:p>
        <text:list xml:id="list120412352549114" text:continue-list="list120413735687359" text:style-name="WWNum1138">
          <text:list-item>
            <text:p text:style-name="P100">It’s going to take days/weeks/months.</text:p>
          </text:list-item>
          <text:list-item>
            <text:p text:style-name="P100">First you must _______________.</text:p>
          </text:list-item>
          <text:list-item>
            <text:p text:style-name="P100">You’ll need help from _______________.</text:p>
          </text:list-item>
          <text:list-item>
            <text:p text:style-name="P100">It will require a lot of money.</text:p>
          </text:list-item>
          <text:list-item>
            <text:p text:style-name="P100">The best you can do is a lesser version, unreliable and limited.</text:p>
          </text:list-item>
          <text:list-item>
            <text:p text:style-name="P100"><text:soft-page-break/>You and your allies will risk danger from _______________.</text:p>
          </text:list-item>
          <text:list-item>
            <text:p text:style-name="P100">You’ll have to disenchant _______________ to do it.</text:p>
          </text:list-item>
        </text:list>
        <text:h text:style-name="P112" text:outline-level="2"><text:bookmark-start text:name="advanced-moves-9"/>Advanced Moves<text:bookmark-end text:name="advanced-moves-9"/></text:h>
        <text:p text:style-name="P104">When you gain a level from 2-5, choose from these moves. You also add a new spell to your spellbook at each level.</text:p>
        <text:list xml:id="list120413728121277" text:continue-list="list120412352549114" text:style-name="WWNum1139">
          <text:list-item>
            <text:p text:style-name="P164">☐ Prodigy: Choose a spell. You prepare that spell as if it were one level lower.</text:p>
          </text:list-item>
          <text:list-item>
            <text:p text:style-name="P164">☐ Empowered Magic: When you cast a spell, on a 10+ you have the option of choosing from the 7-9 list. If you do, you may choose one of these as well: 1) The spell’s effects are maximized. 2) The spell’s targets are doubled.</text:p>
          </text:list-item>
          <text:list-item>
            <text:p text:style-name="P164">☐ Fount of Knowledge: When you <text:span text:style-name="T1">spout lore about something no one else has any clue about</text:span>, take +1.</text:p>
          </text:list-item>
          <text:list-item>
            <text:p text:style-name="P164">☐ Know-It-All: When <text:span text:style-name="T1">another player’s character comes to you for advice and you tell them what you think is best</text:span>, they get +1 forward when following your advice and you mark experience if they do.</text:p>
          </text:list-item>
          <text:list-item>
            <text:p text:style-name="P164">☐ Expanded Spellbook: Add a new spell from the spell list of any class to your spellbook.</text:p>
          </text:list-item>
          <text:list-item>
            <text:p text:style-name="P164">☐ Enchanter: When you have time and safety with a magic item you may ask the GM what it does, the GM will answer you truthfully.</text:p>
          </text:list-item>
          <text:list-item>
            <text:p text:style-name="P164">☐ Logical: When you <text:span text:style-name="T1">use strict deduction to analyze your surroundings</text:span>, you can discern realities with INT instead of WIS.</text:p>
          </text:list-item>
          <text:list-item>
            <text:p text:style-name="P164">☐ Arcane Ward: As long as you have at least one prepared spell of first level or higher, you have +2 armor.</text:p>
          </text:list-item>
          <text:list-item>
            <text:p text:style-name="P164">☐ Counterspell: When you <text:span text:style-name="T1">attempt to counter an arcane spell that will otherwise affect you</text:span>, stake one of your prepared spells on the defense and roll+Int. <text:span text:style-name="T2">On a 10+</text:span>, the spell is countered and has no effect on you. <text:span text:style-name="T2">On a 7-9</text:span>, the spell is countered and you forget the spell you staked. Your counterspell protects only you; if the countered spell has other targets they get its effects.</text:p>
          </text:list-item>
          <text:list-item>
            <text:p text:style-name="P164">☐ Quick Study: When you <text:span text:style-name="T1">see the effects of an arcane spell</text:span>, ask the GM the name of the spell and its effects. You take +1 when acting on the answers.</text:p>
          </text:list-item>
        </text:list>
        <text:p text:style-name="P104">When you gain a level from 6-10, choose from these moves or the level 2-5 moves.</text:p>
        <text:list xml:id="list120413152963629" text:continue-list="list120413728121277" text:style-name="WWNum1140">
          <text:list-item>
            <text:p text:style-name="P165">☐ Master (Requires: Prodigy): Choose one spell in addition to the one you picked for prodigy. You prepare that spell as if it were one level lower.</text:p>
          </text:list-item>
          <text:list-item>
            <text:p text:style-name="P165">☐ Greater Empowered Magic (Replaces: Empowered Magic): When you cast a spell, on a 10-11 you have the option of choosing from the 7-9 list. If you do, you may choose one of these effects as well. On a 12+ you get to choose one of these effects for free: 1) The spell’s effects are doubled. 2) The spell’s targets are doubled.</text:p>
          </text:list-item>
          <text:list-item>
            <text:p text:style-name="P165">☐ Enchanter’s Soul (Requires: Enchanter): When you have time and safety with a magic item in a place of power you can empower that item so that the next time you use it its effects are amplified, the GM will tell you exactly how.</text:p>
          </text:list-item>
          <text:list-item>
            <text:p text:style-name="P165">☐ Highly Logical (Replaces: Logical): When you <text:span text:style-name="T1">use strict deduction to analyze your surroundings</text:span>, you can discern realities with Int instead of Wis. On a 12+ you get to ask the GM any three questions, not limited by the list.</text:p>
          </text:list-item>
          <text:list-item>
            <text:p text:style-name="P165">☐ Arcane Armor (Replaces: Arcane Ward): As long as you have at least one prepared spell of first level or higher, you have +4 armor.</text:p>
          </text:list-item>
          <text:list-item>
            <text:p text:style-name="P165">☐ Protective Counter (Requires: Counterspell): When an ally within sight of you is affected by an arcane spell, you can counter it as if it affected you. If the spell affects multiple allies you must counter for each ally separately.</text:p>
          </text:list-item>
          <text:list-item>
            <text:p text:style-name="P165">☐ Ethereal Tether: When you have time with a willing or helpless subject you can craft an ethereal tether with them. You perceive what they perceive and can discern realities about someone tethered to you or their surroundings no matter the distance. Someone willingly tethered to you can communicate with you over the tether as if you were in the room with them.</text:p>
          </text:list-item>
          <text:list-item>
            <text:p text:style-name="P165">☐ Mystical Puppet Strings: When you <text:span text:style-name="T1">use magic to control a person’s actions</text:span> they have no memory of what you had them do and bear you no ill will.</text:p>
          </text:list-item>
          <text:list-item>
            <text:p text:style-name="P165">☐ Spell Augmentation: When you <text:span text:style-name="T1">deal damage to a creature</text:span> you can shunt a spell’s energy into them—end one of your ongoing spells and add the spell’s level to the damage dealt.</text:p>
          </text:list-item>
          <text:list-item>
            <text:p text:style-name="P165">☐ Self-Powered: When you have time, arcane materials, and a safe space, you can create your own place of power. Describe to the GM what kind of power it is and how you’re binding it to this place, the GM will tell you one kind of creature that will have an interest in your workings.</text:p>
          </text:list-item>
        </text:list>
        <text:h text:style-name="P106" text:outline-level="1"><text:bookmark-start text:name="wizard-spells"/><text:soft-page-break/>Wizard Spells<text:bookmark-end text:name="wizard-spells"/></text:h>
        <text:h text:style-name="P112" text:outline-level="2"><text:bookmark-start text:name="cantrips"/>Cantrips<text:bookmark-end text:name="cantrips"/></text:h>
        <text:p text:style-name="P104">You prepare all of your cantrips every time you prepare spells without having to select them or count them toward your allotment of spells.</text:p>
        <text:list xml:id="list120413362829774" text:continue-list="list120413152963629" text:style-name="WWNum1141">
          <text:list-item>
            <text:p text:style-name="P166">Light (Cantrip): An item you touch glows with arcane light, about as bright as a torch. It gives off no heat or sound and requires no fuel, but it is otherwise like a mundane torch. You have complete control of the color of the flame. The spell lasts as long as it is in your presence.</text:p>
          </text:list-item>
          <text:list-item>
            <text:p text:style-name="P166">Unseen Servant (Cantrip <text:span text:style-name="T3">Ongoing</text:span>): You conjure a simple invisible construct that can do nothing but carry items. It has load 3 and carries anything you hand to it. It cannot pick up items on its own and can only carry those you give to it. Items carried by an unseen servant appear to float in the air a few paces behind you. An unseen servant that takes damage or leaves your presence is immediately dispelled, dropping any items it carried. Otherwise the unseen servant serves you until you end the spell.</text:p>
          </text:list-item>
          <text:list-item>
            <text:p text:style-name="P166">Prestidigitation (Cantrip): You perform minor tricks of true magic. If you touch an item as part of the casting you can make cosmetic changes to it: clean it, soil it, cool it, warm it, flavor it, or change its color. If you cast the spell without touching an item you can instead create minor illusions no bigger than yourself. Prestidigitation illusions are crude and clearly illusions—they won’t fool anyone, but they might entertain them.</text:p>
          </text:list-item>
        </text:list>
        <text:h text:style-name="P112" text:outline-level="2"><text:bookmark-start text:name="level-1-spells-1"/>Level 1 Spells<text:bookmark-end text:name="level-1-spells-1"/></text:h>
        <text:list xml:id="list120414121969674" text:continue-list="list120413362829774" text:style-name="WWNum1142">
          <text:list-item>
            <text:p text:style-name="P167">☐ Contact Spirits (Level 1 <text:span text:style-name="T3">Summoning</text:span>): Name the spirit you wish to contact (or leave it to the GM). You pull that creature through the planes, just close enough to speak to you. It is bound to answer any one question you ask to the best of its ability.</text:p>
          </text:list-item>
          <text:list-item>
            <text:p text:style-name="P167">☐ Detect Magic (Level 1 <text:span text:style-name="T3">Divination</text:span>): One of your senses is briefly attuned to magic. The GM will tell you what here is magical.</text:p>
          </text:list-item>
          <text:list-item>
            <text:p text:style-name="P167">☐ Telepathy (Level 1 <text:span text:style-name="T3">Divination Ongoing</text:span>): You form a telepathic bond with a single person you touch, enabling you to converse with that person through your thoughts. You can only have one telepathic bond at a time.</text:p>
          </text:list-item>
          <text:list-item>
            <text:p text:style-name="P167">☐ Charm Person (Level 1 <text:span text:style-name="T3">Enchantment Ongoing</text:span>) The person (not beast or monster) you touch while casting this spell counts you as a friend until they take damage or you prove otherwise.</text:p>
          </text:list-item>
          <text:list-item>
            <text:p text:style-name="P167">☐ Invisibility Level 1 (<text:span text:style-name="T3">Illusion Ongoing</text:span>): Touch an ally: nobody can see them. They’re invisible! The spell persists until the target attacks or you dismiss the effect. While the spell is ongoing you can’t cast a spell.</text:p>
          </text:list-item>
          <text:list-item>
            <text:p text:style-name="P167">☐ Magic Missile (Level 1 <text:span text:style-name="T3">Evocation</text:span>): Projectiles of pure magic spring from your fingers. Deal 2d4 damage to one target.</text:p>
          </text:list-item>
          <text:list-item>
            <text:p text:style-name="P167">☐ Alarm (Level 1): Walk a wide circle as you cast this spell. Until you prepare spells again your magic will alert you if a creature crosses that circle. Even if you are asleep, the spell will shake you from your slumber.</text:p>
          </text:list-item>
        </text:list>
        <text:h text:style-name="P112" text:outline-level="2"><text:bookmark-start text:name="level-3-spells-1"/>Level 3 Spells<text:bookmark-end text:name="level-3-spells-1"/></text:h>
        <text:list xml:id="list120412942905224" text:continue-list="list120414121969674" text:style-name="WWNum1143">
          <text:list-item>
            <text:p text:style-name="P168">☐ Dispel Magic (Level 3): Choose a spell or magic effect in your presence: this spell rips it apart. Lesser spells are ended, powerful magic is just reduced or dampened so long as you are nearby.</text:p>
          </text:list-item>
          <text:list-item>
            <text:p text:style-name="P168">☐ Visions Through Time (Level 3 <text:span text:style-name="T3">Divination</text:span>): Cast this spell and gaze into a reflective surface to see into the depths of time. The GM will reveal the details of a grim portent to you—a bleak event that will come to pass without your intervention. They’ll tell you something useful about how you can interfere with the grim portent’s dark outcomes. Rare is the portent that claims “You’ll live happily ever after.” Sorry.</text:p>
          </text:list-item>
          <text:list-item>
            <text:p text:style-name="P168">☐ Fireball (Level 3 <text:span text:style-name="T3">Evocation</text:span>): You evoke a mighty ball of flame that envelops your target and everyone nearby, inflicting 2d6 damage which ignores armor.</text:p>
          </text:list-item>
          <text:list-item>
            <text:p text:style-name="P168">☐ Mimic (Level 3 <text:span text:style-name="T3">Ongoing</text:span>): You take the form of someone you touch while casting this spell. Your physical characteristics match theirs exactly but your behavior may not. This change persists until you take damage or choose to return to your own form. While this spell is ongoing you lose access to all your wizard moves.</text:p>
          </text:list-item>
          <text:list-item>
            <text:p text:style-name="P168">☐ Mirror Image (Level 3 <text:span text:style-name="T3">Illusion</text:span>): You create an illusory image of yourself. When you are attacked, roll a d6. On a 4, 5, or 6 the attack hits the illusion instead, the image then dissipates and the spell ends.</text:p>
          </text:list-item>
          <text:list-item>
            <text:p text:style-name="P168">☐ Sleep (Level 3 <text:span text:style-name="T3">Enchantment</text:span>): 1d4 enemies you can see of the GM’s choice fall asleep. Only creatures capable of sleeping are affected. They awake as normal: loud noises, jolts, pain.</text:p>
          </text:list-item>
        </text:list>
        <text:h text:style-name="P112" text:outline-level="2"><text:bookmark-start text:name="level-5-spells-1"/>Level 5 Spells<text:bookmark-end text:name="level-5-spells-1"/></text:h>
        <text:list xml:id="list120412978547759" text:continue-list="list120412942905224" text:style-name="WWNum1144">
          <text:list-item>
            <text:p text:style-name="P118">☐ Cage (Level 5 <text:span text:style-name="T3">Evocation Ongoing</text:span>): The target is held in a cage of magical force. Nothing can get in or out of the cage. The cage remains until you cast another spell or dismiss it. While the spell <text:soft-page-break/>is ongoing, the caged creature can hear your thoughts and you cannot leave sight of the cage.</text:p>
          </text:list-item>
          <text:list-item>
            <text:p text:style-name="P118">☐ Contact Other Plane (Level 5 <text:span text:style-name="T3">Divination</text:span>): You send a request to another plane. Specify who or what you’d like to contact by location, type of creature, name, or title. You open a two-way communication with that creature. Your communication can be cut off at any time by you or the creature you contacted.</text:p>
          </text:list-item>
          <text:list-item>
            <text:p text:style-name="P118">☐ Polymorph (Level 5 <text:span text:style-name="T3">Enchantment</text:span>): Your touch reshapes a creature entirely, they stay in the form you craft until you cast a spell. Describe the new shape you craft, including any stat changes, significant adaptations, or major weaknesses. The GM will then tell you one or more of these: 1) The form will be unstable and temporary. 2) The creature’s mind will be altered as well. 3) The form has an unintended benefit or weakness.</text:p>
          </text:list-item>
          <text:list-item>
            <text:p text:style-name="P118">☐ Summon Monster (Level 5 <text:span text:style-name="T3">Summoning Ongoing</text:span>): A monster appears and aids you as best it can. Treat it as your character, but with access to only the basic moves. It has +1 modifier for all stats, 1 HP, and uses your damage dice. The GM will tell you the type of monster you get based on the traits you select. The creature remains on this plane until it dies or you dismiss it. While the spell is ongoing you take -1 to cast a spell. The monster also gets your choice of 1d6 of these traits: 1) It has +2 instead of +1 to one stat. 2) It’s not reckless.</text:p>
          </text:list-item>
        </text:list>
        <text:list xml:id="list120412775697944" text:continue-list="list1900224615" text:style-name="WWNum1145">
          <text:list-item text:start-value="3">
            <text:p text:style-name="P1">It does 1d8 damage. 4) Its bond to your plane is strong: +2 HP for each level you have. 5) It has some useful adaptation.</text:p>
          </text:list-item>
        </text:list>
        <text:h text:style-name="P112" text:outline-level="2"><text:bookmark-start text:name="level-7-spells-1"/>Level 7 Spells<text:bookmark-end text:name="level-7-spells-1"/></text:h>
        <text:list xml:id="list120412694854435" text:continue-list="list120412978547759" text:style-name="WWNum1146">
          <text:list-item>
            <text:p text:style-name="P119">☐ Dominate (Level 7 <text:span text:style-name="T3">Enchantment Ongoing</text:span>): Your touch pushes your mind into someone else’s. You gain 1d4 hold. If you run out of hold the spell ends. If the target takes damage you lose 1 hold. While the spell is ongoing you cannot cast a spell. Spend one hold to make the target take one of these actions: 1) Speak a few words of your choice. 2) Give you something they hold. 3) Make a concerted attack on a target of your choice. 4) Truthfully answer one question.</text:p>
          </text:list-item>
          <text:list-item>
            <text:p text:style-name="P119">☐ True Seeing (Level 7 <text:span text:style-name="T3">Divination Ongoing</text:span>): You see all things as they truly are. This effect persists until you tell a lie or dismiss the spell. While this spell is ongoing you take -1 to cast a spell.</text:p>
          </text:list-item>
          <text:list-item>
            <text:p text:style-name="P119">☐ Shadow Walk (Level 7 <text:span text:style-name="T3">Illusion</text:span>) The shadows you target with this spell become a portal for you and your allies. Name a location, describing it with a number of words up to your level. Stepping through the portal deposits you and any allies present when you cast the spell at the location you described. The portal may only be used once by each ally.</text:p>
          </text:list-item>
          <text:list-item>
            <text:p text:style-name="P119">☐ Contingency (Level 7 <text:span text:style-name="T3">Evocation</text:span>): Choose a 5th level or lower spell you know. Describe a trigger condition using a number of words equal to your level. The chosen spell is held until you choose to unleash it or the trigger condition is met, whichever happens first. You don’t have to roll for the held spell, it just takes effect. You may only have a single contingent spell held at a time; if you cast Contingency while you have a held spell, the new held spell replaces the old one.</text:p>
          </text:list-item>
          <text:list-item>
            <text:p text:style-name="P119">☐ Cloudkill (Level 7 <text:span text:style-name="T3">Summoning Ongoing</text:span>): A cloud of fog drifts into this realm from beyond the Black Gates of Death, filling the immediate area. Whenever a creature in the area takes damage it takes an additional, separate 1d6 damage which ignores armor. This spell persists so long as you can see the affected area, or until you dismiss it.</text:p>
          </text:list-item>
        </text:list>
        <text:h text:style-name="P112" text:outline-level="2"><text:bookmark-start text:name="level-9-spells-1"/>Level 9 Spells<text:bookmark-end text:name="level-9-spells-1"/></text:h>
        <text:list xml:id="list120413553468321" text:continue-list="list120412694854435" text:style-name="WWNum1147">
          <text:list-item>
            <text:p text:style-name="P120">☐ Antipathy (Level 9 <text:span text:style-name="T3">Enchantment Ongoing</text:span>): Choose a target and describe a type of creature or an alignment. Creatures of the specified type or alignment cannot come within sight of the target. If a creature of the specified type does find itself within sight of the target, it immediately flees. This effect continues until you leave the target’s presence or you dismiss the spell. While the spell is ongoing you take -1 to cast a spell.</text:p>
          </text:list-item>
          <text:list-item>
            <text:p text:style-name="P120">☐ Alert (Level 9 <text:span text:style-name="T3">Divination</text:span>): Describe an event. The GM will tell you when that event occurs, no matter where you are or how far away the event is. If you choose, you can view the location of the event as though you were there in person. You can only have one Alert active at a time.</text:p>
          </text:list-item>
          <text:list-item>
            <text:p text:style-name="P120">☐ Soul Gem (Level 9): You trap the soul of a dying creature within a gem. The trapped creature is aware of its imprisonment but can still be manipulated through spells, parley, and other effects. All moves against the trapped creature are at +1. You can free the soul at any time but it can never be recaptured once freed.</text:p>
          </text:list-item>
          <text:list-item>
            <text:p text:style-name="P120">☐ Shelter (Level 9 <text:span text:style-name="T3">Evocation Ongoing</text:span>): You create a structure out of pure magical power. It can be as large as a castle or as small as a hut, but is impervious to all non-magical damage. The structure endures until you leave it or you end the spell.</text:p>
          </text:list-item>
          <text:list-item>
            <text:p text:style-name="P120">☐ Perfect Summons (Level 9 <text:span text:style-name="T3">Summoning</text:span>): You teleport a creature to your presence. Name a creature or give a short description of a type of creature. If you named a creature, that creature appears before you. If you described a type of creature, a creature of that type appears before you.</text:p>
          </text:list-item>
        </text:list>
        <text:h text:style-name="P108" text:outline-level="1"/>
        <text:h text:style-name="P110" text:outline-level="1"><text:bookmark-start text:name="equipment"/>Equipment<text:bookmark-end text:name="equipment"/></text:h>
        <text:p text:style-name="P102">The musty tombs and forgotten treasure troves of the world are filled with useful items. The fighter can find a sharp new sword or the thief might stumble across a deadly poison. Most items are mundane—not magical or intrinsically unique in any way. Any item that is magical or one-of-a-kind is not mundane for the purposes of moves. The fighter’s signature weapon is never mundane.</text:p>
        <text:p text:style-name="P169">Each piece of equipment will have a number of tags. These will tell you something about how the equipment affects the character using it (like +Armor) or suggest something about the way it is used (like the Range tags). Like everything else in Dungeon World, these guide the fiction you’re creating in play. If a weapon is awkward, it might mean that you’re more likely to drop it when you fail that hack and slash roll.</text:p>
        <text:p text:style-name="P169">By no means is this an exhaustive list—feel free to create your own tags.</text:p>
        <text:h text:style-name="P112" text:outline-level="2"><text:bookmark-start text:name="general-equipment-tags"/>General Equipment Tags<text:bookmark-end text:name="general-equipment-tags"/></text:h>
        <text:p text:style-name="P101">These are general tags that can apply to just about any piece of gear. You’ll see them on armor, weapons or general adventuring tools.</text:p>
        <text:list xml:id="list120413712346780" text:continue-list="list120413553468321" text:style-name="WWNum1148">
          <text:list-item>
            <text:p text:style-name="P2"><text:span text:style-name="T3">Applied</text:span>: It’s only useful when carefully applied to a person or to something they eat or drink.</text:p>
          </text:list-item>
          <text:list-item>
            <text:p text:style-name="P2"><text:span text:style-name="T3">Awkward</text:span>: It’s unwieldy and tough to use.</text:p>
          </text:list-item>
          <text:list-item>
            <text:p text:style-name="P2"><text:span text:style-name="T3">+Bonus</text:span>: It modifies your effectiveness in a specified situation. It might be “+1 forward to spout lore” or “-1 ongoing to hack and slash.”</text:p>
          </text:list-item>
          <text:list-item>
            <text:p text:style-name="P2"><text:span text:style-name="T3">n coins</text:span>: How much it costs to buy, normally. If the cost includes</text:p>
          </text:list-item>
          <text:list-item>
            <text:p text:style-name="P2">“-Charisma” a little negotiation subtracts the haggler’s Charisma score (not modifier) from the price.</text:p>
          </text:list-item>
          <text:list-item>
            <text:p text:style-name="P2"><text:span text:style-name="T3">Dangerous</text:span>: It’s easy to get in trouble with it. If you interact with it without proper precautions the GM may freely invoke the consequences of your foolish actions.</text:p>
          </text:list-item>
          <text:list-item>
            <text:p text:style-name="P2"><text:span text:style-name="T3">Ration</text:span>: It’s edible, more or less.</text:p>
          </text:list-item>
          <text:list-item>
            <text:p text:style-name="P2"><text:span text:style-name="T3">Requires</text:span>: It’s only useful to certain people. If you don’t meet the requirements it works poorly, if at all.</text:p>
          </text:list-item>
          <text:list-item>
            <text:p text:style-name="P2"><text:span text:style-name="T3">Slow</text:span>: It takes minutes or more to use.</text:p>
          </text:list-item>
          <text:list-item>
            <text:p text:style-name="P2"><text:span text:style-name="T3">Touch</text:span>: It’s used by touching it to the target’s skin.</text:p>
          </text:list-item>
          <text:list-item>
            <text:p text:style-name="P2"><text:span text:style-name="T3">Two-handed</text:span>: It takes two hands to use it effectively.</text:p>
          </text:list-item>
          <text:list-item>
            <text:p text:style-name="P2"><text:span text:style-name="T3">n weight</text:span>: Count the listed amount against your load. Something with no listed weight isn’t designed to be carried. 100 coins in standard denominations is 1 weight. The same value in gems or fine art may be lighter or heavier.</text:p>
          </text:list-item>
          <text:list-item>
            <text:p text:style-name="P2"><text:span text:style-name="T3">Worn</text:span>: To use it, you have to be wearing it.</text:p>
          </text:list-item>
          <text:list-item>
            <text:p text:style-name="P2"><text:span text:style-name="T3">n Uses</text:span>: It can only be used <text:span text:style-name="T3">n</text:span> times.</text:p>
          </text:list-item>
        </text:list>
        <text:h text:style-name="P112" text:outline-level="2"><text:bookmark-start text:name="weapons"/>Weapons<text:bookmark-end text:name="weapons"/></text:h>
        <text:p text:style-name="P101">Weapons don’t kill monsters, people do. That’s why weapons in Dungeon World don’t have a listed damage. A weapon is useful primarily for its tags which describe what the weapon is useful for. A dagger is not useful because it does more or less damage than some other blade. It’s useful because it’s small and easy to strike with at close distance. A dagger in the hands of the wizard is not nearly so dangerous as one in the hands of a skilled fighter.</text:p>
        <text:h text:style-name="P112" text:outline-level="2"><text:bookmark-start text:name="weapon-tags"/>Weapon Tags<text:bookmark-end text:name="weapon-tags"/></text:h>
        <text:p text:style-name="P101">Weapons may have tags that are primarily there to help you describe them (like Rusty or Glowing) but these tags have a specific, mechanical effect.</text:p>
        <text:list xml:id="list120413827283376" text:continue-list="list120413712346780" text:style-name="WWNum1149">
          <text:list-item>
            <text:p text:style-name="P3"><text:span text:style-name="T3">n Ammo</text:span>: It counts as ammunition for appropriate ranged weapons. The number indicated does not represent individual arrows or sling stones, but represents what you have left on hand.</text:p>
          </text:list-item>
          <text:list-item>
            <text:p text:style-name="P3"><text:span text:style-name="T3">Forceful</text:span>: It can knock someone back a pace, maybe even off their feet.</text:p>
          </text:list-item>
          <text:list-item>
            <text:p text:style-name="P3"><text:span text:style-name="T3">+n Damage</text:span>: It is particularly harmful to your enemies. When you deal damage, you add <text:span text:style-name="T3">n</text:span> to it.</text:p>
          </text:list-item>
          <text:list-item>
            <text:p text:style-name="P3"><text:span text:style-name="T3">Ignores Armor</text:span>: Don’t subtract armor from the damage taken.</text:p>
          </text:list-item>
          <text:list-item>
            <text:p text:style-name="P3"><text:span text:style-name="T3">Messy</text:span>: It does damage in a particularly destructive way, ripping people and things apart.</text:p>
          </text:list-item>
          <text:list-item>
            <text:p text:style-name="P3"><text:span text:style-name="T3">n Piercing</text:span>: It goes right through armor. When you deal damage with <text:span text:style-name="T3">n</text:span> piercing, you subtract <text:span text:style-name="T3">n</text:span> from the enemy’s armor for that attack.</text:p>
          </text:list-item>
          <text:list-item>
            <text:p text:style-name="P3"><text:span text:style-name="T3">Precise</text:span>: It rewards careful strikes. You use DEX to hack and slash with this weapon, not STR.</text:p>
          </text:list-item>
          <text:list-item>
            <text:p text:style-name="P3"><text:span text:style-name="T3">Reload</text:span>: After you attack with it, it takes more than a moment to reset for another attack.</text:p>
          </text:list-item>
          <text:list-item>
            <text:p text:style-name="P3"><text:span text:style-name="T3">Stun</text:span>: When you attack with it, it does stun damage instead of normal damage.</text:p>
          </text:list-item>
          <text:list-item>
            <text:p text:style-name="P3"><text:span text:style-name="T3">Thrown</text:span>: Throw it at someone to hurt them. If you volley with this weapon, you can’t choose to mark off ammo on a 7–9; once you throw it, it’s gone until you can recover it.</text:p>
          </text:list-item>
        </text:list>
        <text:p text:style-name="P101">Weapons have tags to indicate the range at which they are useful. Dungeon World doesn’t inflict penalties or grant bonuses for “optimal range” or the like, but if your weapon says Hand and an enemy is ten yards away, a player would have a hard time justifying using that weapon against him.</text:p>
        <text:list xml:id="list120413446838747" text:continue-list="list120413827283376" text:style-name="WWNum1150">
          <text:list-item>
            <text:p text:style-name="P4"><text:span text:style-name="T3">Hand</text:span>: It’s useful for attacking something within your reach, no further.</text:p>
          </text:list-item>
          <text:list-item>
            <text:p text:style-name="P4"><text:span text:style-name="T3">Close</text:span>: It’s useful for attacking something at arm’s reach plus a foot or two.</text:p>
          </text:list-item>
          <text:list-item>
            <text:p text:style-name="P4"><text:span text:style-name="T3">Reach</text:span>: It’s useful for attacking something that’s several feet away—maybe as far as ten.</text:p>
          </text:list-item>
          <text:list-item>
            <text:p text:style-name="P4"><text:span text:style-name="T3">Near</text:span>: It’s useful for attacking if you can see the whites of their eyes.</text:p>
          </text:list-item>
          <text:list-item>
            <text:p text:style-name="P4"><text:span text:style-name="T3">Far</text:span>: It’s useful for attacking something in shouting distance.</text:p>
          </text:list-item>
        </text:list>
        <text:h text:style-name="P112" text:outline-level="2"><text:bookmark-start text:name="weapon-list"/>Weapon List<text:bookmark-end text:name="weapon-list"/></text:h>
        <text:p text:style-name="P101">The stats below are for typical items. There are, of course, variations. A dull long sword might be -1 damage instead while a masterwork dagger could be +1 <text:soft-page-break/>damage. Consider the following to be stats for typical weapons of their type—a specific weapon could have different tags to represent its features.</text:p>
        <text:list xml:id="list120412161274287" text:continue-list="list120413446838747" text:style-name="WWNum1151">
          <text:list-item>
            <text:p text:style-name="P5">Ragged Bow near, 15 coins, 2 weight</text:p>
          </text:list-item>
          <text:list-item>
            <text:p text:style-name="P5">Fine Bow near, far, 60 coins, 2 weight</text:p>
          </text:list-item>
          <text:list-item>
            <text:p text:style-name="P5">Hunter’s Bow near, far, 100 coins, 1 weight</text:p>
          </text:list-item>
          <text:list-item>
            <text:p text:style-name="P5">Crossbow near, +1 damage, reload, 35 coins, 3 weight</text:p>
          </text:list-item>
          <text:list-item>
            <text:p text:style-name="P5">Bundle of Arrows 3 ammo, 1 coin, 1 weight</text:p>
          </text:list-item>
          <text:list-item>
            <text:p text:style-name="P5">Elven Arrows 4 ammo, 20 coins, 1 weight</text:p>
          </text:list-item>
          <text:list-item>
            <text:p text:style-name="P5">Club, Shillelagh close, 1 coin, 2 weight</text:p>
          </text:list-item>
          <text:list-item>
            <text:p text:style-name="P5">Staff close, two-handed, 1 coin, 1 weight</text:p>
          </text:list-item>
          <text:list-item>
            <text:p text:style-name="P5">Dagger, Shiv, Knife hand, 2 coins, 1 weight</text:p>
          </text:list-item>
          <text:list-item>
            <text:p text:style-name="P5">Throwing Dagger thrown, near, 1 coin, 0 weight</text:p>
          </text:list-item>
          <text:list-item>
            <text:p text:style-name="P5">Short Sword, Axe, Warhammer, Mace close, 8 coins, 1 weight</text:p>
          </text:list-item>
          <text:list-item>
            <text:p text:style-name="P5">Spear reach, thrown, near, 5 coins, 1 weight</text:p>
          </text:list-item>
          <text:list-item>
            <text:p text:style-name="P5">Long Sword, Battle Axe, Flail close, +1 damage, 15 coins, 2 weight</text:p>
          </text:list-item>
          <text:list-item>
            <text:p text:style-name="P5">Halberd reach, +1 damage, two-handed, 9 coins, 2 weight</text:p>
          </text:list-item>
          <text:list-item>
            <text:p text:style-name="P5">Rapier close, precise, 25 coins, 1 weight</text:p>
          </text:list-item>
          <text:list-item>
            <text:p text:style-name="P5">Dueling Rapier close, 1 piercing, precise, 50 coins, 2 weight</text:p>
          </text:list-item>
        </text:list>
        <text:h text:style-name="P112" text:outline-level="2"><text:bookmark-start text:name="armor"/>Armor<text:bookmark-end text:name="armor"/></text:h>
        <text:p text:style-name="P101">Armor is heavy, difficult to wear and is damned uncomfortable. Some classes are better trained to ignore these drawbacks, but anyone can strap on a suit of armor and enjoy the benefits it grants.</text:p>
        <text:h text:style-name="P113" text:outline-level="3"><text:bookmark-start text:name="armor-tags"/>Armor Tags<text:bookmark-end text:name="armor-tags"/></text:h>
        <text:p text:style-name="P103">Armor, like weapons, has tags. Some are purely descriptive but the ones below have some mechanical effect on the player wearing them</text:p>
        <text:list xml:id="list120412962035769" text:continue-list="list120412161274287" text:style-name="WWNum1152">
          <text:list-item>
            <text:p text:style-name="P7"><text:span text:style-name="T3">n Armor</text:span>: It protects you from harm and absorbs damage. When you take damage, subtract your armor from the total. If you have more than one item with <text:span text:style-name="T3">n Armor</text:span>, only the highest value counts.</text:p>
          </text:list-item>
          <text:list-item>
            <text:p text:style-name="P7"><text:span text:style-name="T3">+n Armor</text:span>: It protects you and stacks with other armor. Add its value to your total armor.</text:p>
          </text:list-item>
          <text:list-item>
            <text:p text:style-name="P7"><text:span text:style-name="T3">Clumsy</text:span>: It’s tough to move around with. -1 ongoing while using it. This penalty is cumulative.</text:p>
          </text:list-item>
        </text:list>
        <text:h text:style-name="P113" text:outline-level="3"><text:bookmark-start text:name="armor-list"/>Armor List<text:bookmark-end text:name="armor-list"/></text:h>
        <text:list xml:id="list120413599469439" text:continue-list="list120412962035769" text:style-name="WWNum1153">
          <text:list-item>
            <text:p text:style-name="P8">Leather, Chainmail 1 armor, worn, 10 coins, 1 weight</text:p>
          </text:list-item>
          <text:list-item>
            <text:p text:style-name="P8">Scale Mail 2 armor, worn, clumsy, 50 coins, 3 weight</text:p>
          </text:list-item>
          <text:list-item>
            <text:p text:style-name="P8">Plate 3 armor, worn, clumsy, 350 coins, 4 weight</text:p>
          </text:list-item>
          <text:list-item>
            <text:p text:style-name="P8">Shield +1 armor, 15 coins, 2 weight</text:p>
          </text:list-item>
        </text:list>
        <text:h text:style-name="P112" text:outline-level="2"><text:bookmark-start text:name="dungeon-gear"/>Dungeon Gear<text:bookmark-end text:name="dungeon-gear"/></text:h>
        <text:list xml:id="list120414011275553" text:continue-list="list120413599469439" text:style-name="WWNum1154">
          <text:list-item>
            <text:p text:style-name="P121">Adventuring Gear (5 uses, 20 coins, 1 weight): Adventuring gear is a collection of useful mundane items such as chalk, poles, spikes, ropes, etc. When you rummage through your adventuring gear for some useful mundane item, you find what you need and mark off a use.</text:p>
          </text:list-item>
          <text:list-item>
            <text:p text:style-name="P121">Bandages (3 uses, slow, 5 coins, 0 weight): When you have a few minutes to bandage someone else’s wounds, heal them of 4 damage and expend a use.</text:p>
          </text:list-item>
          <text:list-item>
            <text:p text:style-name="P121">Poultices and Herbs (2 uses, slow, 10 coins, 1 weight): When you carefully treat someone’s wounds with poultices and herbs, heal them of 7 damage and expend a use.</text:p>
          </text:list-item>
          <text:list-item>
            <text:p text:style-name="P121">Healing Potion (50 coins, 0 weight): When you drink an entire healing potion, heal yourself of 10 damage or remove one debility, your choice.</text:p>
          </text:list-item>
          <text:list-item>
            <text:p text:style-name="P121">Keg of Dwarven Stout (10 coins, 4 weight): When you open a keg of dwarven stout and let everyone drink freely, take +1 to your Carouse roll. If you drink a whole keg yourself, you are very, very drunk.</text:p>
          </text:list-item>
          <text:list-item>
            <text:p text:style-name="P121">Bag of Books (5 uses, 10 coins, 2 weight): When your bag of books contains just the right book for the subject you’re spouting lore on, consult the book, mark off a use, and take +1 to your roll.</text:p>
          </text:list-item>
          <text:list-item>
            <text:p text:style-name="P121">Antitoxin (10 coins, 0 weight): When you drink antitoxin, you’re cured of one poison affecting you.</text:p>
          </text:list-item>
          <text:list-item>
            <text:p text:style-name="P121">Dungeon Rations (Ration, 5 uses, 3 coins, 1 weight): Not tasty, but not bad either.</text:p>
          </text:list-item>
          <text:list-item>
            <text:p text:style-name="P121">Personal Feast (Ration, 1 use, 10 coins, 1 weight): Ostentatious to say the least.</text:p>
          </text:list-item>
          <text:list-item>
            <text:p text:style-name="P121">Dwarven Hardtack (Requires Dwarf, ration, 7 uses, 3 coins, 1 weight): Dwarves say it tastes like home. Everyone else says it tastes like home, if home is a hog farm, and on fire.</text:p>
          </text:list-item>
          <text:list-item>
            <text:p text:style-name="P121">Elven Bread (Ration, 7 uses, 10 coins, 1 weight): Only the greatest of elf-friends are treated to this rare delicacy.</text:p>
          </text:list-item>
          <text:list-item>
            <text:p text:style-name="P121">Halfling Pipeleaf (6 uses, 5 coins, 0 weight): When you share halfling pipeleaf with someone, expend two uses and take +1 forward to parley with them.</text:p>
          </text:list-item>
        </text:list>
        <text:h text:style-name="P112" text:outline-level="2"><text:bookmark-start text:name="poisons"/>Poisons<text:bookmark-end text:name="poisons"/></text:h>
        <text:list xml:id="list120413332631602" text:continue-list="list120414011275553" text:style-name="WWNum1155">
          <text:list-item>
            <text:p text:style-name="P6">Oil of Tagit (Dangerous, applied, 15 coins, 0 weight): The target falls into a light sleep.</text:p>
          </text:list-item>
          <text:list-item>
            <text:p text:style-name="P6">Bloodweed (Dangerous, touch, 12 coins, 0 weight): Until cured, whenever the afflicted rolls damage, they roll an additional d4 and subtract that result from their normal damage.</text:p>
          </text:list-item>
          <text:list-item>
            <text:p text:style-name="P6">Goldenroot (Dangerous, applied, 20 coins, 0 weight): The target treats the next creature they see as a trusted ally, until proved otherwise.</text:p>
          </text:list-item>
          <text:list-item>
            <text:p text:style-name="P6">Serpent’s Tears (Dangerous, touch, 10 coins, 0 weight): Anyone dealing damage against the target rolls twice and takes the better result.</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style style:name="ListLabel_20_956" style:display-name="ListLabel 956" style:family="text"/>
    <style:style style:name="ListLabel_20_957" style:display-name="ListLabel 957" style:family="text"/>
    <style:style style:name="ListLabel_20_958" style:display-name="ListLabel 958" style:family="text"/>
    <style:style style:name="ListLabel_20_959" style:display-name="ListLabel 959" style:family="text"/>
    <style:style style:name="ListLabel_20_960" style:display-name="ListLabel 960" style:family="text"/>
    <style:style style:name="ListLabel_20_961" style:display-name="ListLabel 961" style:family="text"/>
    <style:style style:name="ListLabel_20_962" style:display-name="ListLabel 962" style:family="text"/>
    <style:style style:name="ListLabel_20_963" style:display-name="ListLabel 963"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27" style:display-name="ListLabel 1027" style:family="text"/>
    <style:style style:name="ListLabel_20_1028" style:display-name="ListLabel 1028" style:family="text"/>
    <style:style style:name="ListLabel_20_1029" style:display-name="ListLabel 1029" style:family="text"/>
    <style:style style:name="ListLabel_20_1030" style:display-name="ListLabel 1030" style:family="text"/>
    <style:style style:name="ListLabel_20_1031" style:display-name="ListLabel 1031" style:family="text"/>
    <style:style style:name="ListLabel_20_1032" style:display-name="ListLabel 1032" style:family="text"/>
    <style:style style:name="ListLabel_20_1033" style:display-name="ListLabel 1033" style:family="text"/>
    <style:style style:name="ListLabel_20_1034" style:display-name="ListLabel 1034" style:family="text"/>
    <style:style style:name="ListLabel_20_1035" style:display-name="ListLabel 1035"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72" style:display-name="ListLabel 1072" style:family="text"/>
    <style:style style:name="ListLabel_20_1073" style:display-name="ListLabel 1073" style:family="text"/>
    <style:style style:name="ListLabel_20_1074" style:display-name="ListLabel 1074" style:family="text"/>
    <style:style style:name="ListLabel_20_1075" style:display-name="ListLabel 1075" style:family="text"/>
    <style:style style:name="ListLabel_20_1076" style:display-name="ListLabel 1076" style:family="text"/>
    <style:style style:name="ListLabel_20_1077" style:display-name="ListLabel 1077" style:family="text"/>
    <style:style style:name="ListLabel_20_1078" style:display-name="ListLabel 1078" style:family="text"/>
    <style:style style:name="ListLabel_20_1079" style:display-name="ListLabel 1079" style:family="text"/>
    <style:style style:name="ListLabel_20_1080" style:display-name="ListLabel 1080" style:family="text"/>
    <style:style style:name="ListLabel_20_1081" style:display-name="ListLabel 1081" style:family="text"/>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style style:name="ListLabel_20_1098" style:display-name="ListLabel 1098" style:family="text"/>
    <style:style style:name="ListLabel_20_1099" style:display-name="ListLabel 1099" style:family="text"/>
    <style:style style:name="ListLabel_20_1100" style:display-name="ListLabel 1100" style:family="text"/>
    <style:style style:name="ListLabel_20_1101" style:display-name="ListLabel 1101" style:family="text"/>
    <style:style style:name="ListLabel_20_1102" style:display-name="ListLabel 1102" style:family="text"/>
    <style:style style:name="ListLabel_20_1103" style:display-name="ListLabel 1103" style:family="text"/>
    <style:style style:name="ListLabel_20_1104" style:display-name="ListLabel 1104" style:family="text"/>
    <style:style style:name="ListLabel_20_1105" style:display-name="ListLabel 1105" style:family="text"/>
    <style:style style:name="ListLabel_20_1106" style:display-name="ListLabel 1106" style:family="text"/>
    <style:style style:name="ListLabel_20_1107" style:display-name="ListLabel 1107" style:family="text"/>
    <style:style style:name="ListLabel_20_1108" style:display-name="ListLabel 1108" style:family="text"/>
    <style:style style:name="ListLabel_20_1109" style:display-name="ListLabel 1109" style:family="text"/>
    <style:style style:name="ListLabel_20_1110" style:display-name="ListLabel 1110" style:family="text"/>
    <style:style style:name="ListLabel_20_1111" style:display-name="ListLabel 1111" style:family="text"/>
    <style:style style:name="ListLabel_20_1112" style:display-name="ListLabel 1112" style:family="text"/>
    <style:style style:name="ListLabel_20_1113" style:display-name="ListLabel 1113" style:family="text"/>
    <style:style style:name="ListLabel_20_1114" style:display-name="ListLabel 1114" style:family="text"/>
    <style:style style:name="ListLabel_20_1115" style:display-name="ListLabel 1115" style:family="text"/>
    <style:style style:name="ListLabel_20_1116" style:display-name="ListLabel 1116" style:family="text"/>
    <style:style style:name="ListLabel_20_1117" style:display-name="ListLabel 1117" style:family="text"/>
    <style:style style:name="ListLabel_20_1118" style:display-name="ListLabel 1118" style:family="text"/>
    <style:style style:name="ListLabel_20_1119" style:display-name="ListLabel 1119" style:family="text"/>
    <style:style style:name="ListLabel_20_1120" style:display-name="ListLabel 1120" style:family="text"/>
    <style:style style:name="ListLabel_20_1121" style:display-name="ListLabel 1121" style:family="text"/>
    <style:style style:name="ListLabel_20_1122" style:display-name="ListLabel 1122" style:family="text"/>
    <style:style style:name="ListLabel_20_1123" style:display-name="ListLabel 1123" style:family="text"/>
    <style:style style:name="ListLabel_20_1124" style:display-name="ListLabel 1124" style:family="text"/>
    <style:style style:name="ListLabel_20_1125" style:display-name="ListLabel 1125" style:family="text"/>
    <style:style style:name="ListLabel_20_1126" style:display-name="ListLabel 1126" style:family="text"/>
    <style:style style:name="ListLabel_20_1127" style:display-name="ListLabel 1127" style:family="text"/>
    <style:style style:name="ListLabel_20_1128" style:display-name="ListLabel 1128" style:family="text"/>
    <style:style style:name="ListLabel_20_1129" style:display-name="ListLabel 1129" style:family="text"/>
    <style:style style:name="ListLabel_20_1130" style:display-name="ListLabel 1130" style:family="text"/>
    <style:style style:name="ListLabel_20_1131" style:display-name="ListLabel 1131" style:family="text"/>
    <style:style style:name="ListLabel_20_1132" style:display-name="ListLabel 1132" style:family="text"/>
    <style:style style:name="ListLabel_20_1133" style:display-name="ListLabel 1133" style:family="text"/>
    <style:style style:name="ListLabel_20_1134" style:display-name="ListLabel 1134" style:family="text"/>
    <style:style style:name="ListLabel_20_1135" style:display-name="ListLabel 1135" style:family="text"/>
    <style:style style:name="ListLabel_20_1136" style:display-name="ListLabel 1136" style:family="text"/>
    <style:style style:name="ListLabel_20_1137" style:display-name="ListLabel 1137" style:family="text"/>
    <style:style style:name="ListLabel_20_1138" style:display-name="ListLabel 1138" style:family="text"/>
    <style:style style:name="ListLabel_20_1139" style:display-name="ListLabel 1139" style:family="text"/>
    <style:style style:name="ListLabel_20_1140" style:display-name="ListLabel 1140" style:family="text"/>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style style:name="ListLabel_20_1153" style:display-name="ListLabel 1153" style:family="text"/>
    <style:style style:name="ListLabel_20_1154" style:display-name="ListLabel 1154" style:family="text"/>
    <style:style style:name="ListLabel_20_1155" style:display-name="ListLabel 1155" style:family="text"/>
    <style:style style:name="ListLabel_20_1156" style:display-name="ListLabel 1156" style:family="text"/>
    <style:style style:name="ListLabel_20_1157" style:display-name="ListLabel 1157" style:family="text"/>
    <style:style style:name="ListLabel_20_1158" style:display-name="ListLabel 1158" style:family="text"/>
    <style:style style:name="ListLabel_20_1159" style:display-name="ListLabel 1159" style:family="text"/>
    <style:style style:name="ListLabel_20_1160" style:display-name="ListLabel 1160" style:family="text"/>
    <style:style style:name="ListLabel_20_1161" style:display-name="ListLabel 1161" style:family="text"/>
    <style:style style:name="ListLabel_20_1162" style:display-name="ListLabel 1162" style:family="text"/>
    <style:style style:name="ListLabel_20_1163" style:display-name="ListLabel 1163" style:family="text"/>
    <style:style style:name="ListLabel_20_1164" style:display-name="ListLabel 1164" style:family="text"/>
    <style:style style:name="ListLabel_20_1165" style:display-name="ListLabel 1165" style:family="text"/>
    <style:style style:name="ListLabel_20_1166" style:display-name="ListLabel 1166" style:family="text"/>
    <style:style style:name="ListLabel_20_1167" style:display-name="ListLabel 1167" style:family="text"/>
    <style:style style:name="ListLabel_20_1168" style:display-name="ListLabel 1168" style:family="text"/>
    <style:style style:name="ListLabel_20_1169" style:display-name="ListLabel 1169" style:family="text"/>
    <style:style style:name="ListLabel_20_1170" style:display-name="ListLabel 1170" style:family="text"/>
    <style:style style:name="ListLabel_20_1171" style:display-name="ListLabel 1171" style:family="text"/>
    <style:style style:name="ListLabel_20_1172" style:display-name="ListLabel 1172" style:family="text"/>
    <style:style style:name="ListLabel_20_1173" style:display-name="ListLabel 1173" style:family="text"/>
    <style:style style:name="ListLabel_20_1174" style:display-name="ListLabel 1174" style:family="text"/>
    <style:style style:name="ListLabel_20_1175" style:display-name="ListLabel 1175" style:family="text"/>
    <style:style style:name="ListLabel_20_1176" style:display-name="ListLabel 1176" style:family="text"/>
    <style:style style:name="ListLabel_20_1177" style:display-name="ListLabel 1177" style:family="text"/>
    <style:style style:name="ListLabel_20_1178" style:display-name="ListLabel 1178" style:family="text"/>
    <style:style style:name="ListLabel_20_1179" style:display-name="ListLabel 1179" style:family="text"/>
    <style:style style:name="ListLabel_20_1180" style:display-name="ListLabel 1180" style:family="text"/>
    <style:style style:name="ListLabel_20_1181" style:display-name="ListLabel 1181" style:family="text"/>
    <style:style style:name="ListLabel_20_1182" style:display-name="ListLabel 1182" style:family="text"/>
    <style:style style:name="ListLabel_20_1183" style:display-name="ListLabel 1183" style:family="text"/>
    <style:style style:name="ListLabel_20_1184" style:display-name="ListLabel 1184" style:family="text"/>
    <style:style style:name="ListLabel_20_1185" style:display-name="ListLabel 1185" style:family="text"/>
    <style:style style:name="ListLabel_20_1186" style:display-name="ListLabel 1186" style:family="text"/>
    <style:style style:name="ListLabel_20_1187" style:display-name="ListLabel 1187" style:family="text"/>
    <style:style style:name="ListLabel_20_1188" style:display-name="ListLabel 1188" style:family="text"/>
    <style:style style:name="ListLabel_20_1189" style:display-name="ListLabel 1189" style:family="text"/>
    <style:style style:name="ListLabel_20_1190" style:display-name="ListLabel 1190" style:family="text"/>
    <style:style style:name="ListLabel_20_1191" style:display-name="ListLabel 1191" style:family="text"/>
    <style:style style:name="ListLabel_20_1192" style:display-name="ListLabel 1192" style:family="text"/>
    <style:style style:name="ListLabel_20_1193" style:display-name="ListLabel 1193" style:family="text"/>
    <style:style style:name="ListLabel_20_1194" style:display-name="ListLabel 1194" style:family="text"/>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style style:name="ListLabel_20_1216" style:display-name="ListLabel 1216" style:family="text"/>
    <style:style style:name="ListLabel_20_1217" style:display-name="ListLabel 1217" style:family="text"/>
    <style:style style:name="ListLabel_20_1218" style:display-name="ListLabel 1218" style:family="text"/>
    <style:style style:name="ListLabel_20_1219" style:display-name="ListLabel 1219" style:family="text"/>
    <style:style style:name="ListLabel_20_1220" style:display-name="ListLabel 1220" style:family="text"/>
    <style:style style:name="ListLabel_20_1221" style:display-name="ListLabel 1221" style:family="text"/>
    <style:style style:name="ListLabel_20_1222" style:display-name="ListLabel 1222" style:family="text"/>
    <style:style style:name="ListLabel_20_1223" style:display-name="ListLabel 1223" style:family="text"/>
    <style:style style:name="ListLabel_20_1224" style:display-name="ListLabel 1224" style:family="text"/>
    <style:style style:name="ListLabel_20_1225" style:display-name="ListLabel 1225" style:family="text"/>
    <style:style style:name="ListLabel_20_1226" style:display-name="ListLabel 1226" style:family="text"/>
    <style:style style:name="ListLabel_20_1227" style:display-name="ListLabel 1227" style:family="text"/>
    <style:style style:name="ListLabel_20_1228" style:display-name="ListLabel 1228" style:family="text"/>
    <style:style style:name="ListLabel_20_1229" style:display-name="ListLabel 1229" style:family="text"/>
    <style:style style:name="ListLabel_20_1230" style:display-name="ListLabel 1230" style:family="text"/>
    <style:style style:name="ListLabel_20_1231" style:display-name="ListLabel 1231" style:family="text"/>
    <style:style style:name="ListLabel_20_1232" style:display-name="ListLabel 1232" style:family="text"/>
    <style:style style:name="ListLabel_20_1233" style:display-name="ListLabel 1233" style:family="text"/>
    <style:style style:name="ListLabel_20_1234" style:display-name="ListLabel 1234" style:family="text"/>
    <style:style style:name="ListLabel_20_1235" style:display-name="ListLabel 1235" style:family="text"/>
    <style:style style:name="ListLabel_20_1236" style:display-name="ListLabel 1236" style:family="text"/>
    <style:style style:name="ListLabel_20_1237" style:display-name="ListLabel 1237" style:family="text"/>
    <style:style style:name="ListLabel_20_1238" style:display-name="ListLabel 1238" style:family="text"/>
    <style:style style:name="ListLabel_20_1239" style:display-name="ListLabel 1239" style:family="text"/>
    <style:style style:name="ListLabel_20_1240" style:display-name="ListLabel 1240" style:family="text"/>
    <style:style style:name="ListLabel_20_1241" style:display-name="ListLabel 1241" style:family="text"/>
    <style:style style:name="ListLabel_20_1242" style:display-name="ListLabel 1242" style:family="text"/>
    <style:style style:name="ListLabel_20_1243" style:display-name="ListLabel 1243" style:family="text"/>
    <style:style style:name="ListLabel_20_1244" style:display-name="ListLabel 1244" style:family="text"/>
    <style:style style:name="ListLabel_20_1245" style:display-name="ListLabel 1245" style:family="text"/>
    <style:style style:name="ListLabel_20_1246" style:display-name="ListLabel 1246" style:family="text"/>
    <style:style style:name="ListLabel_20_1247" style:display-name="ListLabel 1247" style:family="text"/>
    <style:style style:name="ListLabel_20_1248" style:display-name="ListLabel 1248" style:family="text"/>
    <style:style style:name="ListLabel_20_1249" style:display-name="ListLabel 1249" style:family="text"/>
    <style:style style:name="ListLabel_20_1250" style:display-name="ListLabel 1250" style:family="text"/>
    <style:style style:name="ListLabel_20_1251" style:display-name="ListLabel 1251" style:family="text"/>
    <style:style style:name="ListLabel_20_1252" style:display-name="ListLabel 1252" style:family="text"/>
    <style:style style:name="ListLabel_20_1253" style:display-name="ListLabel 1253" style:family="text"/>
    <style:style style:name="ListLabel_20_1254" style:display-name="ListLabel 1254" style:family="text"/>
    <style:style style:name="ListLabel_20_1255" style:display-name="ListLabel 1255" style:family="text"/>
    <style:style style:name="ListLabel_20_1256" style:display-name="ListLabel 1256" style:family="text"/>
    <style:style style:name="ListLabel_20_1257" style:display-name="ListLabel 1257" style:family="text"/>
    <style:style style:name="ListLabel_20_1258" style:display-name="ListLabel 1258" style:family="text"/>
    <style:style style:name="ListLabel_20_1259" style:display-name="ListLabel 1259" style:family="text"/>
    <style:style style:name="ListLabel_20_1260" style:display-name="ListLabel 1260" style:family="text"/>
    <style:style style:name="ListLabel_20_1261" style:display-name="ListLabel 1261" style:family="text"/>
    <style:style style:name="ListLabel_20_1262" style:display-name="ListLabel 1262" style:family="text"/>
    <style:style style:name="ListLabel_20_1263" style:display-name="ListLabel 1263" style:family="text"/>
    <style:style style:name="ListLabel_20_1264" style:display-name="ListLabel 1264" style:family="text"/>
    <style:style style:name="ListLabel_20_1265" style:display-name="ListLabel 1265" style:family="text"/>
    <style:style style:name="ListLabel_20_1266" style:display-name="ListLabel 1266" style:family="text"/>
    <style:style style:name="ListLabel_20_1267" style:display-name="ListLabel 1267" style:family="text"/>
    <style:style style:name="ListLabel_20_1268" style:display-name="ListLabel 1268" style:family="text"/>
    <style:style style:name="ListLabel_20_1269" style:display-name="ListLabel 1269" style:family="text"/>
    <style:style style:name="ListLabel_20_1270" style:display-name="ListLabel 1270" style:family="text"/>
    <style:style style:name="ListLabel_20_1271" style:display-name="ListLabel 1271" style:family="text"/>
    <style:style style:name="ListLabel_20_1272" style:display-name="ListLabel 1272" style:family="text"/>
    <style:style style:name="ListLabel_20_1273" style:display-name="ListLabel 1273" style:family="text"/>
    <style:style style:name="ListLabel_20_1274" style:display-name="ListLabel 1274" style:family="text"/>
    <style:style style:name="ListLabel_20_1275" style:display-name="ListLabel 1275" style:family="text"/>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style style:name="ListLabel_20_1341" style:display-name="ListLabel 1341" style:family="text"/>
    <style:style style:name="ListLabel_20_1342" style:display-name="ListLabel 1342" style:family="text"/>
    <style:style style:name="ListLabel_20_1343" style:display-name="ListLabel 1343" style:family="text"/>
    <style:style style:name="ListLabel_20_1344" style:display-name="ListLabel 1344" style:family="text"/>
    <style:style style:name="ListLabel_20_1345" style:display-name="ListLabel 1345" style:family="text"/>
    <style:style style:name="ListLabel_20_1346" style:display-name="ListLabel 1346" style:family="text"/>
    <style:style style:name="ListLabel_20_1347" style:display-name="ListLabel 1347" style:family="text"/>
    <style:style style:name="ListLabel_20_1348" style:display-name="ListLabel 1348" style:family="text"/>
    <style:style style:name="ListLabel_20_1349" style:display-name="ListLabel 1349" style:family="text"/>
    <style:style style:name="ListLabel_20_1350" style:display-name="ListLabel 1350" style:family="text"/>
    <style:style style:name="ListLabel_20_1351" style:display-name="ListLabel 1351" style:family="text"/>
    <style:style style:name="ListLabel_20_1352" style:display-name="ListLabel 1352" style:family="text"/>
    <style:style style:name="ListLabel_20_1353" style:display-name="ListLabel 1353" style:family="text"/>
    <style:style style:name="ListLabel_20_1354" style:display-name="ListLabel 1354" style:family="text"/>
    <style:style style:name="ListLabel_20_1355" style:display-name="ListLabel 1355" style:family="text"/>
    <style:style style:name="ListLabel_20_1356" style:display-name="ListLabel 1356" style:family="text"/>
    <style:style style:name="ListLabel_20_1357" style:display-name="ListLabel 1357" style:family="text"/>
    <style:style style:name="ListLabel_20_1358" style:display-name="ListLabel 1358" style:family="text"/>
    <style:style style:name="ListLabel_20_1359" style:display-name="ListLabel 1359" style:family="text"/>
    <style:style style:name="ListLabel_20_1360" style:display-name="ListLabel 1360" style:family="text"/>
    <style:style style:name="ListLabel_20_1361" style:display-name="ListLabel 1361" style:family="text"/>
    <style:style style:name="ListLabel_20_1362" style:display-name="ListLabel 1362" style:family="text"/>
    <style:style style:name="ListLabel_20_1363" style:display-name="ListLabel 1363" style:family="text"/>
    <style:style style:name="ListLabel_20_1364" style:display-name="ListLabel 1364" style:family="text"/>
    <style:style style:name="ListLabel_20_1365" style:display-name="ListLabel 1365" style:family="text"/>
    <style:style style:name="ListLabel_20_1366" style:display-name="ListLabel 1366" style:family="text"/>
    <style:style style:name="ListLabel_20_1367" style:display-name="ListLabel 1367" style:family="text"/>
    <style:style style:name="ListLabel_20_1368" style:display-name="ListLabel 1368" style:family="text"/>
    <style:style style:name="ListLabel_20_1369" style:display-name="ListLabel 1369" style:family="text"/>
    <style:style style:name="ListLabel_20_1370" style:display-name="ListLabel 1370" style:family="text"/>
    <style:style style:name="ListLabel_20_1371" style:display-name="ListLabel 1371" style:family="text"/>
    <style:style style:name="ListLabel_20_1372" style:display-name="ListLabel 1372" style:family="text"/>
    <style:style style:name="ListLabel_20_1373" style:display-name="ListLabel 1373" style:family="text"/>
    <style:style style:name="ListLabel_20_1374" style:display-name="ListLabel 1374" style:family="text"/>
    <style:style style:name="ListLabel_20_1375" style:display-name="ListLabel 1375" style:family="text"/>
    <style:style style:name="ListLabel_20_1376" style:display-name="ListLabel 1376" style:family="text"/>
    <style:style style:name="ListLabel_20_1377" style:display-name="ListLabel 1377" style:family="text"/>
    <style:style style:name="ListLabel_20_1378" style:display-name="ListLabel 1378" style:family="text"/>
    <style:style style:name="ListLabel_20_1379" style:display-name="ListLabel 1379" style:family="text"/>
    <style:style style:name="ListLabel_20_1380" style:display-name="ListLabel 1380" style:family="text"/>
    <style:style style:name="ListLabel_20_1381" style:display-name="ListLabel 1381" style:family="text"/>
    <style:style style:name="ListLabel_20_1382" style:display-name="ListLabel 1382" style:family="text"/>
    <style:style style:name="ListLabel_20_1383" style:display-name="ListLabel 1383" style:family="text"/>
    <style:style style:name="ListLabel_20_1384" style:display-name="ListLabel 1384" style:family="text"/>
    <style:style style:name="ListLabel_20_1385" style:display-name="ListLabel 1385" style:family="text"/>
    <style:style style:name="ListLabel_20_1386" style:display-name="ListLabel 1386" style:family="text"/>
    <style:style style:name="ListLabel_20_1387" style:display-name="ListLabel 1387" style:family="text"/>
    <style:style style:name="ListLabel_20_1388" style:display-name="ListLabel 1388" style:family="text"/>
    <style:style style:name="ListLabel_20_1389" style:display-name="ListLabel 1389" style:family="text"/>
    <style:style style:name="ListLabel_20_1390" style:display-name="ListLabel 1390" style:family="text"/>
    <style:style style:name="ListLabel_20_1391" style:display-name="ListLabel 1391" style:family="text"/>
    <style:style style:name="ListLabel_20_1392" style:display-name="ListLabel 1392" style:family="text"/>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bullet text:level="1" text:style-name="ListLabel_20_58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8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bullet text:level="1" text:style-name="ListLabel_20_59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9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bullet text:level="1" text:style-name="ListLabel_20_60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0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bullet text:level="1" text:style-name="ListLabel_20_61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bullet text:level="1" text:style-name="ListLabel_20_62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2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bullet text:level="1" text:style-name="ListLabel_20_63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3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bullet text:level="1" text:style-name="ListLabel_20_64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bullet text:level="1" text:style-name="ListLabel_20_69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9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bullet text:level="1" text:style-name="ListLabel_20_75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bullet text:level="1" text:style-name="ListLabel_20_76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6">
      <text:list-level-style-bullet text:level="1" text:style-name="ListLabel_20_77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7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7">
      <text:list-level-style-bullet text:level="1" text:style-name="ListLabel_20_7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8">
      <text:list-level-style-bullet text:level="1" text:style-name="ListLabel_20_79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9">
      <text:list-level-style-bullet text:level="1" text:style-name="ListLabel_20_80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0">
      <text:list-level-style-bullet text:level="1" text:style-name="ListLabel_20_81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1">
      <text:list-level-style-bullet text:level="1" text:style-name="ListLabel_20_82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2">
      <text:list-level-style-bullet text:level="1" text:style-name="ListLabel_20_82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3">
      <text:list-level-style-bullet text:level="1" text:style-name="ListLabel_20_83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4">
      <text:list-level-style-bullet text:level="1" text:style-name="ListLabel_20_84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4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5">
      <text:list-level-style-bullet text:level="1" text:style-name="ListLabel_20_85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5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6">
      <text:list-level-style-bullet text:level="1" text:style-name="ListLabel_20_86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6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7">
      <text:list-level-style-bullet text:level="1" text:style-name="ListLabel_20_87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7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7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7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7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8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8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8">
      <text:list-level-style-bullet text:level="1" text:style-name="ListLabel_20_88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8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9">
      <text:list-level-style-bullet text:level="1" text:style-name="ListLabel_20_89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9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9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9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9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9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9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0">
      <text:list-level-style-bullet text:level="1" text:style-name="ListLabel_20_90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0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1">
      <text:list-level-style-bullet text:level="1" text:style-name="ListLabel_20_9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2">
      <text:list-level-style-bullet text:level="1" text:style-name="ListLabel_20_9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3">
      <text:list-level-style-bullet text:level="1" text:style-name="ListLabel_20_9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4">
      <text:list-level-style-bullet text:level="1" text:style-name="ListLabel_20_9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5">
      <text:list-level-style-bullet text:level="1" text:style-name="ListLabel_20_9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6">
      <text:list-level-style-bullet text:level="1" text:style-name="ListLabel_20_9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7">
      <text:list-level-style-bullet text:level="1" text:style-name="ListLabel_20_9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8">
      <text:list-level-style-bullet text:level="1" text:style-name="ListLabel_20_9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9">
      <text:list-level-style-bullet text:level="1" text:style-name="ListLabel_20_9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0">
      <text:list-level-style-bullet text:level="1" text:style-name="ListLabel_20_9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1">
      <text:list-level-style-bullet text:level="1" text:style-name="ListLabel_20_10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2">
      <text:list-level-style-bullet text:level="1" text:style-name="ListLabel_20_10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3">
      <text:list-level-style-bullet text:level="1" text:style-name="ListLabel_20_10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4">
      <text:list-level-style-bullet text:level="1" text:style-name="ListLabel_20_10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5">
      <text:list-level-style-bullet text:level="1" text:style-name="ListLabel_20_10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6">
      <text:list-level-style-bullet text:level="1" text:style-name="ListLabel_20_10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7">
      <text:list-level-style-bullet text:level="1" text:style-name="ListLabel_20_10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8">
      <text:list-level-style-bullet text:level="1" text:style-name="ListLabel_20_10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9">
      <text:list-level-style-bullet text:level="1" text:style-name="ListLabel_20_10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0">
      <text:list-level-style-bullet text:level="1" text:style-name="ListLabel_20_10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1">
      <text:list-level-style-bullet text:level="1" text:style-name="ListLabel_20_10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2">
      <text:list-level-style-bullet text:level="1" text:style-name="ListLabel_20_10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3">
      <text:list-level-style-bullet text:level="1" text:style-name="ListLabel_20_11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4">
      <text:list-level-style-bullet text:level="1" text:style-name="ListLabel_20_11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5">
      <text:list-level-style-bullet text:level="1" text:style-name="ListLabel_20_11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6">
      <text:list-level-style-number text:level="1" text:style-name="ListLabel_20_1135" loext:num-list-format="%1%)" style:num-suffix=")" style:num-format="1" text:start-value="3">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36" loext:num-list-format="%2%)" style:num-suffix=")" style:num-format="1" text:start-value="3">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37" loext:num-list-format="%3%)" style:num-suffix=")" style:num-format="1" text:start-value="3">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38" loext:num-list-format="%4%)" style:num-suffix=")" style:num-format="1" text:start-value="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9" loext:num-list-format="%5%)" style:num-suffix=")" style:num-format="1" text:start-value="3">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0" loext:num-list-format="%6%)" style:num-suffix=")" style:num-format="1" text:start-value="3">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41" loext:num-list-format="%7%)" style:num-suffix=")" style:num-format="1" text:start-value="3">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42" loext:num-list-format="%8%)" style:num-suffix=")" style:num-format="1" text:start-value="3">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43" loext:num-list-format="%9%)" style:num-suffix=")" style:num-format="1" text:start-value="3">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7">
      <text:list-level-style-bullet text:level="1" text:style-name="ListLabel_20_11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8">
      <text:list-level-style-bullet text:level="1" text:style-name="ListLabel_20_11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9">
      <text:list-level-style-bullet text:level="1" text:style-name="ListLabel_20_11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0">
      <text:list-level-style-bullet text:level="1" text:style-name="ListLabel_20_11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1">
      <text:list-level-style-bullet text:level="1" text:style-name="ListLabel_20_11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2">
      <text:list-level-style-bullet text:level="1" text:style-name="ListLabel_20_11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3">
      <text:list-level-style-bullet text:level="1" text:style-name="ListLabel_20_11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4">
      <text:list-level-style-bullet text:level="1" text:style-name="ListLabel_20_12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5">
      <text:list-level-style-bullet text:level="1" text:style-name="ListLabel_20_12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6">
      <text:list-level-style-bullet text:level="1" text:style-name="ListLabel_20_12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7">
      <text:list-level-style-bullet text:level="1" text:style-name="ListLabel_20_12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8">
      <text:list-level-style-bullet text:level="1" text:style-name="ListLabel_20_12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9">
      <text:list-level-style-bullet text:level="1" text:style-name="ListLabel_20_12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0">
      <text:list-level-style-bullet text:level="1" text:style-name="ListLabel_20_12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1">
      <text:list-level-style-bullet text:level="1" text:style-name="ListLabel_20_12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2">
      <text:list-level-style-bullet text:level="1" text:style-name="ListLabel_20_12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3">
      <text:list-level-style-bullet text:level="1" text:style-name="ListLabel_20_12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4">
      <text:list-level-style-bullet text:level="1" text:style-name="ListLabel_20_12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5">
      <text:list-level-style-number text:level="1" text:style-name="ListLabel_20_1306" loext:num-list-format="%1%)" style:num-suffix=")" style:num-format="1" text:start-value="3">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307" loext:num-list-format="%2%)" style:num-suffix=")" style:num-format="1" text:start-value="3">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308" loext:num-list-format="%3%)" style:num-suffix=")" style:num-format="1" text:start-value="3">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09" loext:num-list-format="%4%)" style:num-suffix=")" style:num-format="1" text:start-value="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310" loext:num-list-format="%5%)" style:num-suffix=")" style:num-format="1" text:start-value="3">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311" loext:num-list-format="%6%)" style:num-suffix=")" style:num-format="1" text:start-value="3">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312" loext:num-list-format="%7%)" style:num-suffix=")" style:num-format="1" text:start-value="3">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313" loext:num-list-format="%8%)" style:num-suffix=")" style:num-format="1" text:start-value="3">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314" loext:num-list-format="%9%)" style:num-suffix=")" style:num-format="1" text:start-value="3">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6">
      <text:list-level-style-bullet text:level="1" text:style-name="ListLabel_20_13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7">
      <text:list-level-style-bullet text:level="1" text:style-name="ListLabel_20_13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8">
      <text:list-level-style-bullet text:level="1" text:style-name="ListLabel_20_13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9">
      <text:list-level-style-bullet text:level="1" text:style-name="ListLabel_20_13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0">
      <text:list-level-style-bullet text:level="1" text:style-name="ListLabel_20_13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1">
      <text:list-level-style-bullet text:level="1" text:style-name="ListLabel_20_13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2">
      <text:list-level-style-bullet text:level="1" text:style-name="ListLabel_20_13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3">
      <text:list-level-style-bullet text:level="1" text:style-name="ListLabel_20_13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4">
      <text:list-level-style-bullet text:level="1" text:style-name="ListLabel_20_13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5">
      <text:list-level-style-bullet text:level="1" text:style-name="ListLabel_20_13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in" fo:margin-bottom="0.4in" fo:margin-left="0.7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18:52:22</meta:creation-date>
    <dc:date>2024-05-27T12:04:11.470259545</dc:date>
    <meta:generator>LibreOffice/7.3.7.2$Linux_X86_64 LibreOffice_project/30$Build-2</meta:generator>
    <meta:editing-duration>PT7M30S</meta:editing-duration>
    <meta:editing-cycles>2</meta:editing-cycles>
    <meta:document-statistic meta:table-count="0" meta:image-count="0" meta:object-count="0" meta:page-count="28" meta:paragraph-count="1214" meta:word-count="20151" meta:character-count="105233" meta:non-whitespace-character-count="87195"/>
    <meta:user-defined meta:name="AppVersion">12.0000</meta:user-defined>
    <meta:template xlink:type="simple" xlink:actuate="onRequest" xlink:title="Normal.dotm" xlink:href=""/>
  </office:meta>
</office:document-meta>
</file>